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80000001A74464DC6.jpg" manifest:media-type="image/jpeg"/>
  <manifest:file-entry manifest:full-path="Pictures/10000000000000290000001A5E2B8FD3.jpg" manifest:media-type="image/jpeg"/>
  <manifest:file-entry manifest:full-path="Pictures/10000000000000270000001BCD86CF0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Franklin Gothic Medium" svg:font-family="'Franklin Gothic Medium'"/>
    <style:font-face style:name="Georgia" svg:font-family="Georgia"/>
    <style:font-face style:name="Trebuchet MS" svg:font-family="'Trebuchet MS'"/>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0638in" style:page-number="auto"/>
      <style:text-properties fo:font-size="3.70000004768372pt" style:font-size-asian="3.70000004768372pt" style:font-size-complex="3.70000004768372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35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34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29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01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66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99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34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65in" style:type="right"/>
        </style:tab-stops>
      </style:paragraph-properties>
    </style:style>
    <style:style style:name="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72in" style:type="right"/>
        </style:tab-stops>
      </style:paragraph-properties>
    </style:style>
    <style:style style:name="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01in" style:type="right"/>
        </style:tab-stops>
      </style:paragraph-properties>
    </style:style>
    <style:style style:name="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P18"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9"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6366in"/>
        </style:tab-stops>
      </style:paragraph-properties>
    </style:style>
    <style:style style:name="P20"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7764in" style:type="center"/>
          <style:tab-stop style:position="0.9071in"/>
        </style:tab-stops>
      </style:paragraph-properties>
    </style:style>
    <style:style style:name="P21"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7902in"/>
          <style:tab-stop style:position="1.1098in" style:type="center"/>
          <style:tab-stop style:position="1.5571in" style:type="right"/>
          <style:tab-stop style:position="1.7984in" style:type="right"/>
        </style:tab-stops>
      </style:paragraph-properties>
    </style:style>
    <style:style style:name="P22"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7929in" style:type="right"/>
        </style:tab-stops>
      </style:paragraph-properties>
    </style:style>
    <style:style style:name="P23"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24"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9138in"/>
          <style:tab-stop style:position="1.8189in" style:type="right"/>
        </style:tab-stops>
      </style:paragraph-properties>
    </style:style>
    <style:style style:name="P25"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7902in"/>
          <style:tab-stop style:position="1.9134in" style:type="right"/>
        </style:tab-stops>
      </style:paragraph-properties>
    </style:style>
    <style:style style:name="P26"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7"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28"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in" style:auto-text-indent="false" style:page-number="auto"/>
    </style:style>
    <style:style style:name="P29"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30" style:family="paragraph" style:parent-style-name="Body_20_text_20__28_2_29_" style:master-page-name="">
      <style:paragraph-properties fo:margin-left="0.2083in" fo:margin-right="0in" fo:margin-top="0in" fo:margin-bottom="0in" loext:contextual-spacing="false" fo:text-align="justify" style:justify-single-word="false" fo:text-indent="-0.2083in" style:auto-text-indent="false" style:page-number="auto"/>
    </style:style>
    <style:style style:name="P31" style:family="paragraph" style:parent-style-name="Body_20_text_20__28_2_29_"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32" style:family="paragraph" style:parent-style-name="Body_20_text_20__28_2_29_"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1in"/>
        </style:tab-stops>
      </style:paragraph-properties>
    </style:style>
    <style:style style:name="P33"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34"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35"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tab-stops>
          <style:tab-stop style:position="1.1098in" style:type="center"/>
          <style:tab-stop style:position="1.5571in" style:type="right"/>
          <style:tab-stop style:position="1.7984in" style:type="center"/>
          <style:tab-stop style:position="1.7992in" style:type="right"/>
        </style:tab-stops>
      </style:paragraph-properties>
    </style:style>
    <style:style style:name="P36"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37"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1528in" style:auto-text-indent="false" style:page-number="auto"/>
    </style:style>
    <style:style style:name="P38"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style:style>
    <style:style style:name="P39"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fo:break-after="page"/>
    </style:style>
    <style:style style:name="P40"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41"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42"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0.3472in"/>
        </style:tab-stops>
      </style:paragraph-properties>
    </style:style>
    <style:style style:name="P43"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44"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139in" style:auto-text-indent="false" style:page-number="auto"/>
    </style:style>
    <style:style style:name="P45"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46"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style>
    <style:style style:name="P47"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tab-stops>
          <style:tab-stop style:position="0.7764in" style:type="center"/>
          <style:tab-stop style:position="0.8972in"/>
          <style:tab-stop style:position="1.8189in" style:type="right"/>
          <style:tab-stop style:position="1.9811in" style:type="right"/>
        </style:tab-stops>
      </style:paragraph-properties>
    </style:style>
    <style:style style:name="P48" style:family="paragraph" style:parent-style-name="Body_20_text_20__28_2_29_" style:master-page-name="">
      <style:paragraph-properties fo:margin-left="0in" fo:margin-right="0.1945in" fo:margin-top="0in" fo:margin-bottom="0in" loext:contextual-spacing="false" fo:line-height="0.1299in" fo:text-align="justify" style:justify-single-word="false" fo:text-indent="0in" style:auto-text-indent="false" style:page-number="auto"/>
    </style:style>
    <style:style style:name="P49" style:family="paragraph" style:parent-style-name="Body_20_text_20__28_2_29_" style:master-page-name="">
      <style:paragraph-properties fo:margin-left="0in" fo:margin-right="0in" fo:margin-top="0in" fo:margin-bottom="0in" loext:contextual-spacing="false" fo:text-align="justify" style:justify-single-word="false" fo:text-indent="0.1665in" style:auto-text-indent="false" style:page-number="auto"/>
    </style:style>
    <style:style style:name="P50"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51" style:family="paragraph" style:parent-style-name="Body_20_text_20__28_2_29_" style:master-page-name="">
      <style:paragraph-properties fo:margin-left="0.2083in" fo:margin-right="0in" fo:margin-top="0in" fo:margin-bottom="0in" loext:contextual-spacing="false" fo:text-align="justify" style:justify-single-word="false" fo:text-indent="0in" style:auto-text-indent="false" style:page-number="auto"/>
    </style:style>
    <style:style style:name="P52" style:family="paragraph" style:parent-style-name="Body_20_text_20__28_4_29_" style:master-page-name="">
      <style:paragraph-properties fo:margin-left="0.278in" fo:margin-right="0in" fo:margin-top="0in" fo:margin-bottom="0in" loext:contextual-spacing="false" fo:line-height="0.111in" fo:text-align="start" style:justify-single-word="false" fo:text-indent="-0.111in" style:auto-text-indent="false" style:page-number="auto"/>
    </style:style>
    <style:style style:name="P53" style:family="paragraph" style:parent-style-name="Body_20_text_20__28_4_29_" style:master-page-name="">
      <style:paragraph-properties fo:margin-left="0.278in" fo:margin-right="0in" fo:margin-top="0in" fo:margin-bottom="0in" loext:contextual-spacing="false" fo:line-height="0.1165in" fo:text-align="start" style:justify-single-word="false" fo:text-indent="-0.111in" style:auto-text-indent="false" style:page-number="auto"/>
    </style:style>
    <style:style style:name="P54" style:family="paragraph" style:parent-style-name="Body_20_text_20__28_4_29_" style:master-page-name="">
      <style:paragraph-properties fo:margin-left="0.139in" fo:margin-right="0in" fo:margin-top="0in" fo:margin-bottom="0in" loext:contextual-spacing="false" fo:text-align="start" style:justify-single-word="false" fo:text-indent="-0.139in" style:auto-text-indent="false" style:page-number="auto"/>
    </style:style>
    <style:style style:name="P55" style:family="paragraph" style:parent-style-name="Body_20_text_20__28_4_29_" style:master-page-name="">
      <style:paragraph-properties fo:margin-left="0.139in" fo:margin-right="0in" fo:margin-top="0in" fo:margin-bottom="0in" loext:contextual-spacing="false" fo:line-height="0.1299in" fo:text-align="start" style:justify-single-word="false" fo:text-indent="-0.139in" style:auto-text-indent="false" style:page-number="auto"/>
    </style:style>
    <style:style style:name="P56" style:family="paragraph" style:parent-style-name="Body_20_text_20__28_2_29_" style:master-page-name="">
      <style:paragraph-properties fo:margin-left="0in" fo:margin-right="0.2083in" fo:margin-top="0in" fo:margin-bottom="0in" loext:contextual-spacing="false" fo:line-height="0.1299in" fo:text-align="justify" style:justify-single-word="false" fo:text-indent="0in" style:auto-text-indent="false" style:page-number="auto"/>
    </style:style>
    <style:style style:name="P57" style:family="paragraph" style:parent-style-name="Body_20_text_20__28_2_29_" style:master-page-name="">
      <style:paragraph-properties fo:margin-left="0.1528in" fo:margin-right="0in" fo:margin-top="0in" fo:margin-bottom="0in" loext:contextual-spacing="false" fo:text-align="justify" style:justify-single-word="false" fo:text-indent="0in" style:auto-text-indent="false" style:page-number="auto">
        <style:tab-stops>
          <style:tab-stop style:position="0.6236in" style:type="center"/>
          <style:tab-stop style:position="0.7472in"/>
          <style:tab-stop style:position="1.6661in" style:type="right"/>
          <style:tab-stop style:position="1.8283in" style:type="right"/>
        </style:tab-stops>
      </style:paragraph-properties>
    </style:style>
    <style:style style:name="P58"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59" style:family="paragraph" style:parent-style-name="Body_20_text_20__28_2_29_" style:master-page-name="">
      <style:paragraph-properties fo:margin-left="0in" fo:margin-right="0in" fo:margin-top="0in" fo:margin-bottom="0in" loext:contextual-spacing="false" fo:text-align="justify" style:justify-single-word="false" fo:text-indent="0.1807in" style:auto-text-indent="false" style:page-number="auto"/>
    </style:style>
    <style:style style:name="P60"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style>
    <style:style style:name="P61" style:family="paragraph" style:parent-style-name="Body_20_text_20__28_2_29_" style:master-page-name="">
      <style:paragraph-properties fo:margin-left="0.139in" fo:margin-right="0in" fo:margin-top="0in" fo:margin-bottom="0in" loext:contextual-spacing="false" fo:line-height="0.1134in" fo:text-align="justify" style:justify-single-word="false" fo:text-indent="0in" style:auto-text-indent="false" style:page-number="auto">
        <style:tab-stops>
          <style:tab-stop style:position="1.7429in"/>
        </style:tab-stops>
      </style:paragraph-properties>
    </style:style>
    <style:style style:name="P62" style:family="paragraph" style:parent-style-name="Body_20_text_20__28_2_29_" style:master-page-name="">
      <style:paragraph-properties fo:margin-left="0.1945in" fo:margin-right="0in" fo:margin-top="0in" fo:margin-bottom="0in" loext:contextual-spacing="false" fo:text-align="justify" style:justify-single-word="false" fo:text-indent="0.1807in" style:auto-text-indent="false" style:page-number="auto"/>
    </style:style>
    <style:style style:name="P63" style:family="paragraph" style:parent-style-name="Body_20_text_20__28_3_29_" style:master-page-name="PageStyle0">
      <style:paragraph-properties fo:margin-left="0in" fo:margin-right="0in" fo:margin-top="0in" fo:margin-bottom="0in" loext:contextual-spacing="false" fo:text-indent="0.1807in" style:auto-text-indent="false" style:page-number="1">
        <style:drop-cap style:lines="2" style:distance="0.0535in" style:style-name="DropCap1"/>
      </style:paragraph-properties>
    </style:style>
    <style:style style:name="P64" style:family="paragraph" style:parent-style-name="Body_20_text_20__28_2_29_" style:master-page-name="PageStyle1">
      <style:paragraph-properties fo:margin-left="0in" fo:margin-right="0in" fo:margin-top="0in" fo:margin-bottom="0in" loext:contextual-spacing="false" fo:text-align="end" style:justify-single-word="false" fo:text-indent="0in" style:auto-text-indent="false" style:page-number="2"/>
    </style:style>
    <style:style style:name="P65" style:family="paragraph" style:parent-style-name="Body_20_text_20__28_2_29_" style:list-style-name="L5"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71in"/>
        </style:tab-stops>
      </style:paragraph-properties>
    </style:style>
    <style:style style:name="P66" style:family="paragraph" style:parent-style-name="Body_20_text_20__28_2_29_" style:list-style-name="L1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791in"/>
        </style:tab-stops>
      </style:paragraph-properties>
    </style:style>
    <style:style style:name="P67" style:family="paragraph" style:parent-style-name="Body_20_text_20__28_2_29_" style:list-style-name="L2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799in"/>
        </style:tab-stops>
      </style:paragraph-properties>
    </style:style>
    <style:style style:name="P68" style:family="paragraph" style:parent-style-name="Body_20_text_20__28_2_29_" style:list-style-name="L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69"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70" style:family="paragraph" style:parent-style-name="Body_20_text_20__28_2_29_" style:list-style-name="L2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71"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72" style:family="paragraph" style:parent-style-name="Body_20_text_20__28_2_29_" style:list-style-name="L2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73" style:family="paragraph" style:parent-style-name="Body_20_text_20__28_2_29_" style:list-style-name="L3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74" style:family="paragraph" style:parent-style-name="Body_20_text_20__28_2_29_" style:list-style-name="L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75" style:family="paragraph" style:parent-style-name="Body_20_text_20__28_2_29_" style:list-style-name="L1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76"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77" style:family="paragraph" style:parent-style-name="Body_20_text_20__28_2_29_" style:list-style-name="L2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78"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79" style:family="paragraph" style:parent-style-name="Body_20_text_20__28_2_29_" style:list-style-name="L3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80" style:family="paragraph" style:parent-style-name="Body_20_text_20__28_2_29_" style:list-style-name="L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81"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82" style:family="paragraph" style:parent-style-name="Body_20_text_20__28_2_29_" style:list-style-name="L1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83" style:family="paragraph" style:parent-style-name="Body_20_text_20__28_2_29_" style:list-style-name="L1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84"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85" style:family="paragraph" style:parent-style-name="Body_20_text_20__28_2_29_" style:list-style-name="L2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86" style:family="paragraph" style:parent-style-name="Body_20_text_20__28_2_29_" style:list-style-name="L2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87" style:family="paragraph" style:parent-style-name="Body_20_text_20__28_2_29_" style:list-style-name="L3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88" style:family="paragraph" style:parent-style-name="Body_20_text_20__28_2_29_" style:list-style-name="L3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89" style:family="paragraph" style:parent-style-name="Body_20_text_20__28_2_29_" style:list-style-name="L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52in"/>
        </style:tab-stops>
      </style:paragraph-properties>
    </style:style>
    <style:style style:name="P90" style:family="paragraph" style:parent-style-name="Body_20_text_20__28_2_29_" style:list-style-name="L1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52in"/>
        </style:tab-stops>
      </style:paragraph-properties>
    </style:style>
    <style:style style:name="P91" style:family="paragraph" style:parent-style-name="Body_20_text_20__28_2_29_" style:list-style-name="L2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52in"/>
        </style:tab-stops>
      </style:paragraph-properties>
    </style:style>
    <style:style style:name="P92" style:family="paragraph" style:parent-style-name="Body_20_text_20__28_2_29_" style:list-style-name="L3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52in"/>
        </style:tab-stops>
      </style:paragraph-properties>
    </style:style>
    <style:style style:name="P93" style:family="paragraph" style:parent-style-name="Body_20_text_20__28_2_29_" style:list-style-name="L3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52in"/>
        </style:tab-stops>
      </style:paragraph-properties>
    </style:style>
    <style:style style:name="P94"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95" style:family="paragraph" style:parent-style-name="Body_20_text_20__28_2_29_" style:list-style-name="L2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96" style:family="paragraph" style:parent-style-name="Body_20_text_20__28_2_29_" style:list-style-name="L2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97"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98" style:family="paragraph" style:parent-style-name="Body_20_text_20__28_2_29_" style:list-style-name="L2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99" style:family="paragraph" style:parent-style-name="Body_20_text_20__28_2_29_" style:list-style-name="L3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100" style:family="paragraph" style:parent-style-name="Body_20_text_20__28_2_29_" style:list-style-name="L3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101"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02" style:family="paragraph" style:parent-style-name="Body_20_text_20__28_2_29_" style:list-style-name="L1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03" style:family="paragraph" style:parent-style-name="Body_20_text_20__28_2_29_" style:list-style-name="L2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04" style:family="paragraph" style:parent-style-name="Body_20_text_20__28_2_29_" style:list-style-name="L1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05" style:family="paragraph" style:parent-style-name="Body_20_text_20__28_2_29_" style:list-style-name="L2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06"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07"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08" style:family="paragraph" style:parent-style-name="Body_20_text_20__28_2_29_" style:list-style-name="L2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09"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10" style:family="paragraph" style:parent-style-name="Body_20_text_20__28_2_29_" style:list-style-name="L2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11" style:family="paragraph" style:parent-style-name="Body_20_text_20__28_2_29_" style:list-style-name="L3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12" style:family="paragraph" style:parent-style-name="Body_20_text_20__28_2_29_" style:list-style-name="L3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13"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811in"/>
        </style:tab-stops>
      </style:paragraph-properties>
    </style:style>
    <style:style style:name="P114" style:family="paragraph" style:parent-style-name="Body_20_text_20__28_2_29_" style:list-style-name="L1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28in"/>
        </style:tab-stops>
      </style:paragraph-properties>
    </style:style>
    <style:style style:name="P115"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28in"/>
        </style:tab-stops>
      </style:paragraph-properties>
    </style:style>
    <style:style style:name="P116" style:family="paragraph" style:parent-style-name="Body_20_text_20__28_2_29_" style:list-style-name="L2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28in"/>
        </style:tab-stops>
      </style:paragraph-properties>
    </style:style>
    <style:style style:name="P117"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72in"/>
        </style:tab-stops>
      </style:paragraph-properties>
    </style:style>
    <style:style style:name="P118"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119" style:family="paragraph" style:parent-style-name="Body_20_text_20__28_2_29_" style:list-style-name="L2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120"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121"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89in"/>
        </style:tab-stops>
      </style:paragraph-properties>
    </style:style>
    <style:style style:name="P122" style:family="paragraph" style:parent-style-name="Body_20_text_20__28_2_29_" style:list-style-name="L2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1in"/>
        </style:tab-stops>
      </style:paragraph-properties>
    </style:style>
    <style:style style:name="P123" style:family="paragraph" style:parent-style-name="Body_20_text_20__28_2_29_" style:list-style-name="L2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543in"/>
        </style:tab-stops>
      </style:paragraph-properties>
    </style:style>
    <style:style style:name="P124" style:family="paragraph" style:parent-style-name="Body_20_text_20__28_2_29_" style:list-style-name="L2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516in"/>
        </style:tab-stops>
      </style:paragraph-properties>
    </style:style>
    <style:style style:name="P125" style:family="paragraph" style:parent-style-name="Body_20_text_20__28_2_29_" style:list-style-name="L3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54in"/>
        </style:tab-stops>
      </style:paragraph-properties>
    </style:style>
    <style:style style:name="P126" style:family="paragraph" style:parent-style-name="Body_20_text_20__28_2_29_" style:list-style-name="L3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46in"/>
        </style:tab-stops>
      </style:paragraph-properties>
    </style:style>
    <style:style style:name="P127" style:family="paragraph" style:parent-style-name="Body_20_text_20__28_2_29_" style:list-style-name="L16" style:master-page-name="PageStyle9">
      <style:paragraph-properties fo:margin-left="0.2083in" fo:margin-right="0in" fo:margin-top="0in" fo:margin-bottom="0in" loext:contextual-spacing="false" fo:text-align="justify" style:justify-single-word="false" fo:text-indent="-0.2083in" style:auto-text-indent="false" style:page-number="15">
        <style:tab-stops>
          <style:tab-stop style:position="0.0055in"/>
        </style:tab-stops>
      </style:paragraph-properties>
    </style:style>
    <style:style style:name="P128" style:family="paragraph" style:parent-style-name="Body_20_text_20__28_2_29_" style:list-style-name="L22" style:master-page-name="PageStyle13">
      <style:paragraph-properties fo:margin-left="0.2083in" fo:margin-right="0in" fo:margin-top="0in" fo:margin-bottom="0in" loext:contextual-spacing="false" fo:text-align="justify" style:justify-single-word="false" fo:text-indent="-0.2083in" style:auto-text-indent="false" style:page-number="397">
        <style:tab-stops>
          <style:tab-stop style:position="-0.0075in"/>
        </style:tab-stops>
      </style:paragraph-properties>
    </style:style>
    <style:style style:name="P129" style:family="paragraph" style:parent-style-name="Body_20_text_20__28_2_29_" style:list-style-name="L2" style:master-page-name="PageStyle2">
      <style:paragraph-properties fo:margin-left="0.1945in" fo:margin-right="0in" fo:margin-top="0in" fo:margin-bottom="0in" loext:contextual-spacing="false" fo:text-align="justify" style:justify-single-word="false" fo:text-indent="-0.1945in" style:auto-text-indent="false" style:page-number="381">
        <style:tab-stops>
          <style:tab-stop style:position="0.0161in"/>
        </style:tab-stops>
      </style:paragraph-properties>
    </style:style>
    <style:style style:name="P130"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31"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32"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33"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34"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35"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36" style:family="paragraph" style:parent-style-name="Body_20_text_20__28_2_29_" style:list-style-name="L3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37"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38"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39"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40"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41"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42"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43"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44"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45" style:family="paragraph" style:parent-style-name="Body_20_text_20__28_2_29_" style:list-style-name="L2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46" style:family="paragraph" style:parent-style-name="Body_20_text_20__28_2_29_" style:list-style-name="L3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47" style:family="paragraph" style:parent-style-name="Body_20_text_20__28_2_29_" style:list-style-name="L3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48"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49"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50"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51"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56in"/>
        </style:tab-stops>
      </style:paragraph-properties>
    </style:style>
    <style:style style:name="P152"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53"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54"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55"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56"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57"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58"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59"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0"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1"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2"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3" style:family="paragraph" style:parent-style-name="Body_20_text_20__28_2_29_" style:list-style-name="L2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4" style:family="paragraph" style:parent-style-name="Body_20_text_20__28_2_29_" style:list-style-name="L3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5" style:family="paragraph" style:parent-style-name="Body_20_text_20__28_2_29_" style:list-style-name="L3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6"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67" style:family="paragraph" style:parent-style-name="Body_20_text_20__28_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68"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69" style:family="paragraph" style:parent-style-name="Body_20_text_20__28_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70"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43in"/>
        </style:tab-stops>
      </style:paragraph-properties>
    </style:style>
    <style:style style:name="P171"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72"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73"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74"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75"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76" style:family="paragraph" style:parent-style-name="Body_20_text_20__28_2_29_" style:list-style-name="L3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77"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178"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79"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80" style:family="paragraph" style:parent-style-name="Body_20_text_20__28_2_29_" style:list-style-name="L3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81"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02in"/>
        </style:tab-stops>
      </style:paragraph-properties>
    </style:style>
    <style:style style:name="P182" style:family="paragraph" style:parent-style-name="Body_20_text_20__28_2_29_" style:list-style-name="L2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02in"/>
        </style:tab-stops>
      </style:paragraph-properties>
    </style:style>
    <style:style style:name="P183" style:family="paragraph" style:parent-style-name="Body_20_text_20__28_2_29_" style:list-style-name="L3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02in"/>
        </style:tab-stops>
      </style:paragraph-properties>
    </style:style>
    <style:style style:name="P184"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37in"/>
        </style:tab-stops>
      </style:paragraph-properties>
    </style:style>
    <style:style style:name="P185"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186"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87" style:family="paragraph" style:parent-style-name="Body_20_text_20__28_2_29_" style:list-style-name="L3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88"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189"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190" style:family="paragraph" style:parent-style-name="Body_20_text_20__28_2_29_" style:list-style-name="L2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191"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192" style:family="paragraph" style:parent-style-name="Body_20_text_20__28_2_29_" style:list-style-name="L2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07in"/>
        </style:tab-stops>
      </style:paragraph-properties>
    </style:style>
    <style:style style:name="P193"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19in"/>
        </style:tab-stops>
      </style:paragraph-properties>
    </style:style>
    <style:style style:name="P194" style:family="paragraph" style:parent-style-name="Body_20_text_20__28_2_29_" style:list-style-name="L1" style:master-page-name="">
      <style:paragraph-properties fo:margin-left="0.1945in" fo:margin-right="0in" fo:margin-top="0in" fo:margin-bottom="0in" loext:contextual-spacing="false" fo:line-height="0.1228in" fo:text-align="justify" style:justify-single-word="false" fo:text-indent="-0.1945in" style:auto-text-indent="false" style:page-number="auto">
        <style:tab-stops>
          <style:tab-stop style:position="0.0161in"/>
        </style:tab-stops>
      </style:paragraph-properties>
    </style:style>
    <style:style style:name="P195"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126in"/>
        </style:tab-stops>
      </style:paragraph-properties>
    </style:style>
    <style:style style:name="P196" style:family="paragraph" style:parent-style-name="Body_20_text_20__28_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74in"/>
        </style:tab-stops>
      </style:paragraph-properties>
    </style:style>
    <style:style style:name="P197" style:family="paragraph" style:parent-style-name="Body_20_text_20__28_2_29_" style:list-style-name="L3" style:master-page-name="PageStyle3">
      <style:paragraph-properties fo:margin-left="0.1945in" fo:margin-right="0in" fo:margin-top="0in" fo:margin-bottom="0in" loext:contextual-spacing="false" fo:text-align="justify" style:justify-single-word="false" fo:text-indent="-0.1945in" style:auto-text-indent="false" style:page-number="382">
        <style:tab-stops>
          <style:tab-stop style:position="-0.0043in"/>
        </style:tab-stops>
      </style:paragraph-properties>
    </style:style>
    <style:style style:name="P198" style:family="paragraph" style:parent-style-name="Body_20_text_20__28_2_29_" style:list-style-name="L10" style:master-page-name="PageStyle6">
      <style:paragraph-properties fo:margin-left="0.1945in" fo:margin-right="0in" fo:margin-top="0in" fo:margin-bottom="0in" loext:contextual-spacing="false" fo:text-align="justify" style:justify-single-word="false" fo:text-indent="-0.1945in" style:auto-text-indent="false" style:page-number="388">
        <style:tab-stops>
          <style:tab-stop style:position="0.089in"/>
        </style:tab-stops>
      </style:paragraph-properties>
    </style:style>
    <style:style style:name="P199" style:family="paragraph" style:parent-style-name="Body_20_text_20__28_2_29_" style:list-style-name="L18" style:master-page-name="PageStyle11">
      <style:paragraph-properties fo:margin-left="0.1945in" fo:margin-right="0in" fo:margin-top="0in" fo:margin-bottom="0in" loext:contextual-spacing="false" fo:text-align="justify" style:justify-single-word="false" fo:text-indent="-0.1945in" style:auto-text-indent="false" style:page-number="17">
        <style:tab-stops>
          <style:tab-stop style:position="0.0063in"/>
        </style:tab-stops>
      </style:paragraph-properties>
    </style:style>
    <style:style style:name="P200" style:family="paragraph" style:parent-style-name="Body_20_text_20__28_2_29_" style:master-page-name="PageStyle4">
      <style:paragraph-properties fo:margin-left="0.1807in" fo:margin-right="0in" fo:margin-top="0in" fo:margin-bottom="0in" loext:contextual-spacing="false" fo:text-align="justify" style:justify-single-word="false" fo:text-indent="0in" style:auto-text-indent="false" style:page-number="384"/>
    </style:style>
    <style:style style:name="P201" style:family="paragraph" style:parent-style-name="Body_20_text_20__28_2_29_" style:master-page-name="PageStyle18">
      <style:paragraph-properties fo:margin-left="0.1807in" fo:margin-right="0in" fo:margin-top="0in" fo:margin-bottom="0in" loext:contextual-spacing="false" fo:text-align="justify" style:justify-single-word="false" fo:text-indent="0in" style:auto-text-indent="false" style:page-number="411"/>
    </style:style>
    <style:style style:name="P202"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66in"/>
        </style:tab-stops>
      </style:paragraph-properties>
    </style:style>
    <style:style style:name="P203"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204"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05"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29in"/>
        </style:tab-stops>
      </style:paragraph-properties>
    </style:style>
    <style:style style:name="P206"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207" style:family="paragraph" style:parent-style-name="Body_20_text_20__28_2_29_" style:list-style-name="L3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208" style:family="paragraph" style:parent-style-name="Body_20_text_20__28_2_29_" style:list-style-name="L2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09" style:family="paragraph" style:parent-style-name="Body_20_text_20__28_2_29_" style:list-style-name="L3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210" style:family="paragraph" style:parent-style-name="Body_20_text_20__28_2_29_" style:list-style-name="L32"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201in"/>
        </style:tab-stops>
      </style:paragraph-properties>
    </style:style>
    <style:style style:name="P211" style:family="paragraph" style:parent-style-name="Body_20_text_20__28_2_29_" style:master-page-name="PageStyle5">
      <style:paragraph-properties fo:margin-left="0.1945in" fo:margin-right="0in" fo:margin-top="0in" fo:margin-bottom="0in" loext:contextual-spacing="false" fo:text-align="justify" style:justify-single-word="false" fo:text-indent="0in" style:auto-text-indent="false" style:page-number="387"/>
    </style:style>
    <style:style style:name="P212" style:family="paragraph" style:parent-style-name="Body_20_text_20__28_2_29_" style:master-page-name="PageStyle8">
      <style:paragraph-properties fo:margin-left="0.1945in" fo:margin-right="0in" fo:margin-top="0in" fo:margin-bottom="0in" loext:contextual-spacing="false" fo:text-align="justify" style:justify-single-word="false" fo:text-indent="0in" style:auto-text-indent="false" style:page-number="391"/>
    </style:style>
    <style:style style:name="P213" style:family="paragraph" style:parent-style-name="Body_20_text_20__28_2_29_" style:master-page-name="PageStyle10">
      <style:paragraph-properties fo:margin-left="0.1945in" fo:margin-right="0in" fo:margin-top="0in" fo:margin-bottom="0in" loext:contextual-spacing="false" fo:text-align="justify" style:justify-single-word="false" fo:text-indent="0in" style:auto-text-indent="false" style:page-number="394"/>
    </style:style>
    <style:style style:name="P214" style:family="paragraph" style:parent-style-name="Body_20_text_20__28_2_29_" style:master-page-name="PageStyle15">
      <style:paragraph-properties fo:margin-left="0.1945in" fo:margin-right="0in" fo:margin-top="0in" fo:margin-bottom="0in" loext:contextual-spacing="false" fo:text-align="justify" style:justify-single-word="false" fo:text-indent="0in" style:auto-text-indent="false" style:page-number="403"/>
    </style:style>
    <style:style style:name="P215" style:family="paragraph" style:parent-style-name="Body_20_text_20__28_2_29_" style:master-page-name="PageStyle17">
      <style:paragraph-properties fo:margin-left="0.1945in" fo:margin-right="0in" fo:margin-top="0in" fo:margin-bottom="0in" loext:contextual-spacing="false" fo:text-align="start" style:justify-single-word="false" fo:text-indent="0in" style:auto-text-indent="false" style:page-number="408"/>
    </style:style>
    <style:style style:name="P216" style:family="paragraph" style:parent-style-name="Body_20_text_20__28_2_29_" style:master-page-name="PageStyle20">
      <style:paragraph-properties fo:margin-left="0.1945in" fo:margin-right="0in" fo:margin-top="0in" fo:margin-bottom="0in" loext:contextual-spacing="false" fo:text-align="justify" style:justify-single-word="false" fo:text-indent="0in" style:auto-text-indent="false" style:page-number="413"/>
    </style:style>
    <style:style style:name="P217" style:family="paragraph" style:parent-style-name="Body_20_text_20__28_2_29_" style:master-page-name="PageStyle7">
      <style:paragraph-properties fo:margin-left="0in" fo:margin-right="0in" fo:margin-top="0in" fo:margin-bottom="0in" loext:contextual-spacing="false" fo:text-align="justify" style:justify-single-word="false" fo:text-indent="0.1807in" style:auto-text-indent="false" style:page-number="390"/>
    </style:style>
    <style:style style:name="P218" style:family="paragraph" style:parent-style-name="Body_20_text_20__28_2_29_" style:master-page-name="PageStyle12">
      <style:paragraph-properties fo:margin-left="0in" fo:margin-right="0in" fo:margin-top="0in" fo:margin-bottom="0in" loext:contextual-spacing="false" fo:text-align="justify" style:justify-single-word="false" fo:text-indent="0.1945in" style:auto-text-indent="false" style:page-number="396"/>
    </style:style>
    <style:style style:name="P219" style:family="paragraph" style:parent-style-name="Body_20_text_20__28_2_29_" style:master-page-name="PageStyle14">
      <style:paragraph-properties fo:margin-left="0in" fo:margin-right="0in" fo:margin-top="0in" fo:margin-bottom="0in" loext:contextual-spacing="false" fo:text-align="justify" style:justify-single-word="false" fo:text-indent="0.2083in" style:auto-text-indent="false" style:page-number="400"/>
    </style:style>
    <style:style style:name="P220" style:family="paragraph" style:parent-style-name="Body_20_text_20__28_2_29_" style:master-page-name="PageStyle16">
      <style:paragraph-properties fo:margin-left="0.2083in" fo:margin-right="0in" fo:margin-top="0in" fo:margin-bottom="0in" loext:contextual-spacing="false" fo:text-align="justify" style:justify-single-word="false" fo:text-indent="0in" style:auto-text-indent="false" style:page-number="29"/>
    </style:style>
    <style:style style:name="P221" style:family="paragraph" style:parent-style-name="Body_20_text_20__28_2_29_" style:master-page-name="PageStyle19">
      <style:paragraph-properties fo:margin-left="0.2083in" fo:margin-right="0in" fo:margin-top="0in" fo:margin-bottom="0in" loext:contextual-spacing="false" fo:text-align="justify" style:justify-single-word="false" fo:text-indent="0in" style:auto-text-indent="false" style:page-number="412"/>
    </style:style>
    <style:style style:name="P222" style:family="paragraph" style:parent-style-name="Body_20_text_20__28_2_29_" style:master-page-name="PageStyle21">
      <style:paragraph-properties fo:margin-left="0.2083in" fo:margin-right="0in" fo:margin-top="0in" fo:margin-bottom="0in" loext:contextual-spacing="false" fo:text-align="justify" style:justify-single-word="false" fo:text-indent="0in" style:auto-text-indent="false" style:page-number="414"/>
    </style:style>
    <style:style style:name="P223" style:family="paragraph" style:parent-style-name="Body_20_text_20__28_5_29_" style:list-style-name="L21"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Frame">
      <style:graphic-properties fo:margin-left="0.0398in" fo:margin-right="0.0398in" fo:margin-top="0.036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0299in" fo:margin-bottom="0.0465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0.7583in" fo:margin-right="3.6311in" style:editable="false">
        <style:columns fo:column-count="2" fo:column-gap="0.0835in">
          <style:column style:rel-width="32767*" fo:start-indent="0in" fo:end-indent="0.0417in"/>
          <style:column style:rel-width="32768*" fo:start-indent="0.0417in" fo:end-indent="0in"/>
        </style:columns>
      </style:section-properties>
    </style:style>
    <style:style style:name="Sect2" style:family="section">
      <style:section-properties fo:margin-left="1.5035in" fo:margin-right="2.8398in" style:editable="false">
        <style:columns fo:column-count="2" fo:column-gap="0.0709in">
          <style:column style:rel-width="32767*" fo:start-indent="0in" fo:end-indent="0.0354in"/>
          <style:column style:rel-width="32768*" fo:start-indent="0.0354in" fo:end-indent="0in"/>
        </style:columns>
      </style:section-properties>
    </style:style>
    <style:style style:name="Sect3" style:family="section">
      <style:section-properties fo:margin-left="0in" fo:margin-right="0in" style:editable="false">
        <style:columns fo:column-count="1" fo:column-gap="0in"/>
      </style:section-properties>
    </style:style>
    <style:style style:name="Sect4" style:family="section">
      <style:section-properties fo:margin-left="1.7661in" fo:margin-right="2.5783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0"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0" style:num-format="1" text:start-value="4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0"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0" style:num-format="1" text:start-value="3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0"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0"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0"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0"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22" style:num-format="1" text:start-value="3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10"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0"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10" style:num-format="1" text:start-value="3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0"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10" style:num-format="1" text:start-value="4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10" style:num-format="1" text:start-value="5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10"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10"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10"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10"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10"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10"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10"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10"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10"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10"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12" style:num-format="1" text:start-value="2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10" style:num-format="1" text:start-value="3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12" style:num-format="1" text:start-value="3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10"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1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10"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10" style:num-format="1" text:start-value="4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1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10"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Style10" style:num-format="1" text:start-value="4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63">I<text:span text:style-name="CharStyle4">King David was an old man, well advanced in years, and although they covered him with the bed-clothes he could not 2 keep himself warm. So his at­tendants said to the king, “Let some young girl be sought for my lord the king; let her wait upon the king and take care of him; let her lie in your bosom, that my lord the king may get 3 warmth.” All over Israel they sought for a beautiful maiden, and found Abishag of Shunem, whom they brought to the king; 4 she was most beautiful, and she took care of the king and attended to him. But the king had no intercourse with her.</text:span></text:p>
        <text:p text:style-name="P18"><text:span text:style-name="CharStyle10">5 Now Adonijah the son of Haggith prided himself that he was to be king; he set up char­iots and cavalry of his own, with fifty men to win in front. (Adoni­jah had been bom next to Ab- 6 salom. His father had never checked him all his life, by asking what he meant by his conduct. Also, he was a very 7 handsome fellow.) He nego­tiated with Joab the son of Ze- ruiah and with Abiathar the priest, both of whom adhered to him and gave him their sup- 8 port, although Zadok the priest, Benaiah the son of Jehoiada, Nathan the prophet, Shimei, Rei, and David’s veterans, did 9 not side with Adonijah. He then sacrificed sheep, oxen, and fatted cattle at the Serpent’s Stone beside Fuller’s Spring, inviting all his brothers, the king’s sons, and all the royal </text:span><text:span text:style-name="CharStyle11">io</text:span><text:span text:style-name="CharStyle10"> officials from Judah, but not Nathan the prophet, nor Bena­iah, nor the veterans, nor his brother Solomon.</text:span></text:p>
        <text:p text:style-name="P42"><text:span text:style-name="CharStyle10">So<text:tab/>Nathan went to Solomon's u mother Bathsheba and said to her, “Have you not heard that Adonijah the son of Haggith has become king, without the knowl­edge of David our lord? Come 12 now, let me advise you how to save your own life and the life of your son Solomon. Go at once to 13 king David and ask him, ‘My lord,, </text:span><text:span text:style-name="CharStyle12">0</text:span><text:span text:style-name="CharStyle10"> king, did you not swear to your humble servant that Solomon my son should reign after you and sit upon your throne? Why, then, does Adoni­jah reign?’ While you are talk- 14 ing to the king, I will come in behind you and confirm what you say.”</text:span></text:p>
        <text:p text:style-name="P41"><text:span text:style-name="CharStyle10">Bathsheba went to the king 15 in his chamber. (The king was a very old man, and Abishag of Shunem attended to him.) Bathsheba bowed and did 16 homage to the king, and the king asked what she desired. “My lord,” she replied, “you 17 swore by the Eternal your God to your humble servant that her son Solomon was to reign after you and sit upon your throne. And here is Adonijah reigning, 18 though you know nothing of it, my lord king! He has sacrificed 19 oxen, fatted cattle, and sheep, plenty of them, and he has in­vited all the king’s sons, along with Abiathar the priest and Joab the commander-in-chief, but not your servant Solomon. Now, my lord king, all Israel 20 looks to you to decide for them who is to succeed to the throne of my lord king. Otherwise the 21 result will be that, when my lord king sleeps with his fathers,</text:span></text:p>
        <text:p text:style-name="P18"><text:span text:style-name="CharStyle10">I and my son Solomon will have to suffer.” Just as she was 22</text:span></text:p>
      </text:section>
      <text:section text:style-name="Sect2" text:name="Section1">
        <text:p text:style-name="P64"><text:span text:style-name="CharStyle10">talking to the king, in came</text:span></text:p>
        <text:list xml:id="list3341593963578476080" text:style-name="L1">
          <text:list-item>
            <text:p text:style-name="P68"><text:span text:style-name="CharStyle10"><text:tab/>the prophet Nathan. The king was told that the prophet Na­than was present, and as he entered the king’s presence he bowed before the king, face to</text:span></text:p>
          </text:list-item>
          <text:list-item>
            <text:p text:style-name="P74"><text:span text:style-name="CharStyle10"><text:tab/>the ground. “My lord, </text:span><text:span text:style-name="CharStyle12">0</text:span><text:span text:style-name="CharStyle10"> king,’’ said Nathan, “have you given orders that Adonijah is to reign after you and sit upon your</text:span></text:p>
          </text:list-item>
          <text:list-item>
            <text:p text:style-name="P74"><text:span text:style-name="CharStyle10"><text:tab/>throne? For he has gone down to-day and sacrificed oxen, sheep, and fatted cattle, plenty of them, inviting all the king’s sons, with Joab the commander- in-chief and Abiathar the priest. There they are, eating and drinking and shouting, ‘Long</text:span></text:p>
          </text:list-item>
          <text:list-item>
            <text:p text:style-name="P80"><text:span text:style-name="CharStyle10"><text:tab/>live king Adonijah!’ But I, your humble servant, I and Zadok the priest and Benaiah the son of Jehoiada and your son Solomon have not been</text:span></text:p>
          </text:list-item>
          <text:list-item>
            <text:p text:style-name="P80"><text:span text:style-name="CharStyle10"><text:tab/>invited. If this is by order of my lord king, then you have not let your servants know who is to succeed to the throne of my lord king.”</text:span></text:p>
          </text:list-item>
          <text:list-item>
            <text:p text:style-name="P89"><text:span text:style-name="CharStyle10"><text:tab/>King David then ordered Bathsheba to be recalled. She came in and stood before the</text:span></text:p>
          </text:list-item>
          <text:list-item>
            <text:p text:style-name="P80"><text:span text:style-name="CharStyle10"><text:tab/>king, and the king swore, “By the fife of the Eternal who has rescued my life from every</text:span></text:p>
          </text:list-item>
          <text:list-item>
            <text:p text:style-name="P80"><text:span text:style-name="CharStyle10"><text:tab/>strait, as I swore to you by the Eternal, the God of Israel, that your son Solomon should reign after me and suc­ceed to my throne, so will I do</text:span></text:p>
          </text:list-item>
          <text:list-item>
            <text:p text:style-name="P80"><text:span text:style-name="CharStyle10"><text:tab/>this very day.” Bathsheba bowed her face to the ground and did homage to the king; “May my lord king David live</text:span></text:p>
          </text:list-item>
          <text:list-item>
            <text:p text:style-name="P80"><text:span text:style-name="CharStyle10"><text:tab/>for ever!” she cried. Then king David had Zadok the priest, Nathan the prophet, and Bena­iah the son of Jehoiada sum­moned to his presence. When they appeared before the king,</text:span></text:p>
          </text:list-item>
          <text:list-item>
            <text:p text:style-name="P80"><text:span text:style-name="CharStyle10"><text:tab/>the king said to them, “Take your lord’s personal troops,</text:span></text:p>
          </text:list-item>
        </text:list>
        <text:p text:style-name="P23"><text:span text:style-name="CharStyle10">mount my son Solomon upon my own mule, and convey him to Gihon; there let him be 34 anointed king over Israel by Zadok the priest and Nathan the prophet; blow a trumpet blast and proclaim, ‘Long live king Solomon!’ Then march 35 up behind him, as he returns to seat himself on my throne, for he is to succeed me, and I ap­point him supreme head of Israel and Judah.” “So be it,” 36 said Benaiah the son of Jehoiada to the king. “May the Eternal confirm this order of my lord king! As the Eternal has been 37 with my lord king, so may he be with Solomon, making his throne even greater than the throne of my lord king David!”</text:span></text:p>
        <text:p text:style-name="P49"><text:span text:style-name="CharStyle10">Then Zadok the priest, 38 Nathan the prophet, Benaiah the son of Jehoiada, and the foreign body-guard marched down; they mounted Solomon upon king David’s mule and conveyed him to Gihon, where Zadok the 39 priest took the vial of oil from the sacred Tent and anointed Solomon; a trumpet blast was blown, and the troops all shouted, “Long live king Solo­mon!” The troops all marched 40 up behind him, dancing and cheering in their delight, so loudly that the earth seemed to be splitting with their noise.</text:span></text:p>
        <text:p text:style-name="P50"><text:span text:style-name="CharStyle10">Adonijah and his guests all 41 heard it, as they were finishing their feast. Hearing the sound , of the trumpet, Joab said, ” “What does this uproar irr</text:span><text:span text:style-name="CharStyle12">4</text:span><text:span text:style-name="CharStyle10">.be city mean?” Just as.-he was 42 speaking, in came Jonathan the son of Abiathar the priest. “Come along,” said Adonijah, “you are an honest fellow, you bring good news.” Jonathan 43 answered Adonijah, “But our lord king David has made Solo-</text:span></text:p>
      </text:section>
      <text:section text:style-name="Sect2" text:name="Section2">
        <text:list xml:id="list1116989440590027064" text:style-name="L2">
          <text:list-item>
            <text:p text:style-name="P129"><text:span text:style-name="CharStyle10"><text:tab/>mon king! The king sent Zadok the priest, Nathan the prophet, Benaiah the son of Jehoiada, and the foreign body-guard along with him; they mounted</text:span></text:p>
          </text:list-item>
          <text:list-item>
            <text:p text:style-name="P130"><text:span text:style-name="CharStyle10"><text:tab/>him on the king’s mule; Zadok the priest and Nathan the prophet anointed him king at Gihon; and they have come back rejoicing till the city resounds. That is the noise you heard!</text:span></text:p>
          </text:list-item>
          <text:list-item>
            <text:p text:style-name="P137"><text:span text:style-name="CharStyle10"><text:tab/>Solomon is seated on the throne</text:span></text:p>
          </text:list-item>
          <text:list-item>
            <text:p text:style-name="P137"><text:span text:style-name="CharStyle10"><text:tab/>of the realm, and the royal troops have gone to congratu­late our lord king David, shout­ing, ‘God make Solomon’s fame greater even than your fame, and his throne greater even than your throne!’ The king</text:span></text:p>
          </text:list-item>
          <text:list-item>
            <text:p text:style-name="P137"><text:span text:style-name="CharStyle10"><text:tab/>bowed on his couch. The king also said, ‘Blessed be the Eter­nal, the God of Israel, who has actually allowed me this day to see a son of mine sitting on</text:span></text:p>
          </text:list-item>
          <text:list-item>
            <text:p text:style-name="P137"><text:span text:style-name="CharStyle10"><text:tab/>my throne!’ ” The guests of Adonijah were all terrified; every man of them got up and</text:span></text:p>
          </text:list-item>
          <text:list-item>
            <text:p text:style-name="P137"><text:span text:style-name="CharStyle10"><text:tab/>went home. Adonijah himself, in terror of Solomon, got up and ran to catch hold of the knobs</text:span></text:p>
          </text:list-item>
          <text:list-item>
            <text:p text:style-name="P137"><text:span text:style-name="CharStyle10"><text:tab/>of the altar. Solomon was told, “Adonijah is terrified of king Solomon; he has caught hold of the knobs of the altar, crying, ‘Let king Solomon first of all swear to me that he will not have his servant murdered!’ ”</text:span></text:p>
          </text:list-item>
          <text:list-item>
            <text:p text:style-name="P137"><text:span text:style-name="CharStyle10"><text:tab/>Solomon said, “If he proves himself an honest man, not a hair of him shall fall to the ground; but if he is convicted of</text:span></text:p>
          </text:list-item>
          <text:list-item>
            <text:p text:style-name="P137"><text:span text:style-name="CharStyle10"><text:tab/>crime, then die he must.” Then king Solomon sent and had him taken from the altar; he came and did homage to king Solo­mon, and Solomon bade him go home.</text:span></text:p>
          </text:list-item>
        </text:list>
        <text:p text:style-name="Body_20_text_20__28_3_29__20__2b__20_DropCap1">2<text:span text:style-name="CharStyle4"> When David’s time to die was near, he gave this charge 2 to his son Solomon. “I am going the way of all the earth; be strong then, show yourself a </text:span><text:span text:style-name="CharStyle12">3 </text:span><text:span text:style-name="CharStyle10">man, and do your duty to the Eternal your God, by living his fife, by following his rules and orders and regulations and direc­tions, as written in the law of Moses, so that, whatever you do and wherever you turn, you may have success, that the Eternal 4 may fulfil his promise to me that if my children are careful how they live, living loyally under his eye with all their mind and all their soul, I shall never lack a man upon the throne of Israel. Again, you 5 know what Joab the son of ZeruTah did to me, how he treated the two commanders of Israel, Abner the son of Ner and Amasa the son of Jether, how he murdered them, taking venge­ance during peace for blood shed during war, staining the very girdle round his waist and the shoes on his feet with inno­cent blood. Choose your own 6 time, but never let his grey head go to the grave in peace. Be 7 kind to the family of Barzillai the Gileadite, and let them be among the guests at your table, for they fed me when I fled from your brother Absalom.</text:span></text:p>
        <text:p text:style-name="P23"><text:span text:style-name="CharStyle10">You have also with you 8 Shimei the Benjamite, the son of Gera, from Bahurim. Bitterly did he curse me on the day when I made my way to Mahanaim; but when he came to meet me at the Jordan I swore to him by the Eternal that I would not put him to death. Do not you 9 let him go unpunished; you have your wits about you, you know what to do with him, to bring down his grey head to death with blood.”</text:span></text:p>
        <text:p text:style-name="P36"><text:span text:style-name="CharStyle10">Then David slept with his 10 fathers and was buried in</text:span></text:p>
        <text:list xml:id="list7784822407216719612" text:style-name="L3">
          <text:list-item>
            <text:p text:style-name="P197"><text:span text:style-name="CharStyle10"><text:tab/>David’s burg. For forty years David had reigned over Is­rael, seven years at Hebron and thirty-three years in Jeru-</text:span></text:p>
          </text:list-item>
          <text:list-item>
            <text:p text:style-name="P148"><text:span text:style-name="CharStyle10"><text:tab/>salem. Solomon sat on the throne of his father David, and his kingdom was firmly estab­lished.</text:span></text:p>
          </text:list-item>
          <text:list-item>
            <text:p text:style-name="P151"><text:span text:style-name="CharStyle10"><text:tab/>Adonijah the son of Haggith then went to Bathsheba the mother of Solomon and bowed before her. “Do you come as a friend?” she asked. “Yes,” he</text:span></text:p>
          </text:list-item>
          <text:list-item>
            <text:p text:style-name="P152"><text:span text:style-name="CharStyle10"><text:tab/>answered, adding, “I have some­thing to say to you.” “Say it,”</text:span></text:p>
          </text:list-item>
          <text:list-item>
            <text:p text:style-name="P152"><text:span text:style-name="CharStyle10"><text:tab/>she said; so he went on, “You know the kingdom was mine, all Israel fully expected me to be king; however, the kingdom has passed from me to my brother, for it was his by the will of the</text:span></text:p>
          </text:list-item>
          <text:list-item>
            <text:p text:style-name="P152"><text:span text:style-name="CharStyle10"><text:tab/>Eternal. Now I am asking you one favour: do not refuse me.”</text:span></text:p>
          </text:list-item>
          <text:list-item>
            <text:p text:style-name="P152"><text:span text:style-name="CharStyle10"><text:tab/>“Go on,” she said. So he con­tinued, “Pray ask king Solomon (he will not refuse you) to let me have Abishag of Shunem as my</text:span></text:p>
          </text:list-item>
          <text:list-item>
            <text:p text:style-name="P152"><text:span text:style-name="CharStyle10"><text:tab/>wife.” “Very well,” said Bath­sheba, “I will speak for you to the king.”</text:span></text:p>
          </text:list-item>
          <text:list-item>
            <text:p text:style-name="P151"><text:span text:style-name="CharStyle10"><text:tab/>So Bathsheba went to speak to king Solomon on behalf of Adonijah. The king rose to meet her and kissed her; then, seating himself on his throne, he had a chair placed for the king’s mother, who seated lier-</text:span></text:p>
          </text:list-item>
          <text:list-item>
            <text:p text:style-name="P155"><text:span text:style-name="CharStyle10"><text:tab/>self at his right hand. “I have a small favour to ask from you,” she said; “do not refuse me.” “Ask it, my mother,” said the king, “I will</text:span></text:p>
          </text:list-item>
          <text:list-item>
            <text:p text:style-name="P155"><text:span text:style-name="CharStyle10"><text:tab/>not refuse you.” So she said, “Let Abishag of Shunem be given to your brother Adoni-</text:span></text:p>
          </text:list-item>
          <text:list-item>
            <text:p text:style-name="P155"><text:span text:style-name="CharStyle10"><text:tab/>jah in marriage.” “Abishag of Shunem for Adonijah?” an­swered king Solomon. “Why do you ask that? Ask the kingdom for him as well!—he is my older brother and he has Abiathar</text:span></text:p>
          </text:list-item>
        </text:list>
        <text:p text:style-name="P20"><text:span text:style-name="CharStyle10">the priest and Joab the son of Zerulah on his side!” And king 23 Solomon swore by the Eternal, “God kill me and worse, if this plea of Adonijah does not cost him his life! By the life of the 24 Eternal who has established me and set me on the throne of my father David and given me a family as he promised, Adonijah shall die this very day!” So 25 king Solomon sent and had Adonijah killed by Benaiah the son of Jehoiada, who struck him down. The king said to 26 Abiathar<text:tab/>the<text:tab/>priest, “Away</text:span></text:p>
        <text:p text:style-name="P47"><text:span text:style-name="CharStyle10">with you to your estate at Ana- thoth! You deserve to die this day, but I will not put you to death, since you carried the ark of the Eternal before my father David and shared all the hard­ships of<text:tab/>my<text:tab/>father.”<text:tab/>(This<text:tab/>27</text:span></text:p>
        <text:p text:style-name="P46"><text:span text:style-name="CharStyle10">expulsion of Abiathar from the priesthood of the Eternal by Solomon was in fulfilment of what the Eternal had predicted about the household of Eli at Shilo.)</text:span></text:p>
        <text:p text:style-name="P57"><text:span text:style-name="CharStyle10">When<text:tab/>the<text:tab/>news of<text:tab/>this<text:tab/>28</text:span></text:p>
        <text:p text:style-name="P24"><text:span text:style-name="CharStyle10">reached Joab,<text:tab/>who had<text:tab/>sup­</text:span></text:p>
        <text:p text:style-name="P23"><text:span text:style-name="CharStyle10">ported Adonijah although he had not supported Absalom, Joab fled to the Eternal’s Tent and caught hold of the knobs of the altar. When Solomon 29 was told that Joab had fled to the Eternal’s Tent and was at the altar there, Solomon sent to ask Joab why he had fled to the altar. “Because I was afraid of you,” Joab replied, “I fled to the Eternal.” Then Solomon sent Benaiah the son of Jehoiada to strike him down. Benaiah went 30 to the Eternal’s Tent and gave him the king’s order to come away. “No,” said Joab, “I will die here.” When Benaiah took back his message to the king, telling him what Joab had</text:span></text:p>
        <text:list xml:id="list2949142950577418572" text:style-name="L4">
          <text:list-item>
            <text:p text:style-name="P94"><text:span text:style-name="CharStyle10"><text:tab/>said in reply to him, the king said, “Take him at his word; strike him down and have him buried—so freeing me and my father’s house from the guilt of the blood shed wantonly by</text:span></text:p>
          </text:list-item>
          <text:list-item>
            <text:p text:style-name="P81"><text:span text:style-name="CharStyle10"><text:tab/>Joab. The Eternal will make his murders fall on his own head, for he struck down two men higher </text:span><text:soft-page-break/><text:span text:style-name="CharStyle10">and better than himself, Abner the son of Ner, com­mander of Israel, and Amasa the son of Jether, commander of Judah, murdering them with­out the knowledge of my father</text:span></text:p>
          </text:list-item>
          <text:list-item>
            <text:p text:style-name="P81"><text:span text:style-name="CharStyle10"><text:tab/>David. So shall the guilt of their murder come back upon the head of Joab and his de­scendants to all time. To David and his descendants, to his dynasty and throne, may there be peace from the Eternal for</text:span></text:p>
          </text:list-item>
          <text:list-item>
            <text:p text:style-name="P101"><text:span text:style-name="CharStyle10"><text:tab/>all time!” Then Benaiah the son of Jehoiada went and struck him down, killing him; he was buried at his own house in the</text:span></text:p>
          </text:list-item>
          <text:list-item>
            <text:p text:style-name="P101"><text:span text:style-name="CharStyle10"><text:tab/>open country of Judah, and the king put Benaiah the son of Jehoiada into his post as com- mander-in-chief, putting Zadok the priest in place of Abiathar.</text:span></text:p>
          </text:list-item>
          <text:list-item>
            <text:p text:style-name="P113"><text:span text:style-name="CharStyle10"><text:tab/>Then the king sent and sum­moned Shimei. “Build yourself a house in Jerusalem,” he said, “and live there; never leave it</text:span></text:p>
          </text:list-item>
          <text:list-item>
            <text:p text:style-name="P81"><text:span text:style-name="CharStyle10"><text:tab/>in any direction. The day you leave it and cross the Kidron- ravine, you die—be sure of that! Your blood be on your own</text:span></text:p>
          </text:list-item>
          <text:list-item>
            <text:p text:style-name="P81"><text:span text:style-name="CharStyle10"><text:tab/>head!” “Very good,” said Shimei to the king, “as my lord the king orders, so will your servant do.” For a long time Shimei did remain inside Jerusalem.</text:span></text:p>
          </text:list-item>
          <text:list-item>
            <text:p text:style-name="P81"><text:span text:style-name="CharStyle10"><text:tab/>But three years later two slaves of Shimei ran away to Achish son of Maakah, king of Gath,</text:span></text:p>
          </text:list-item>
          <text:list-item>
            <text:p text:style-name="P81"><text:span text:style-name="CharStyle10"><text:tab/>and when Shimei was told that his slaves were at Gath he sad­dled his ass and rode to Achish at Gath in search of his slaves.</text:span></text:p>
          </text:list-item>
        </text:list>
        <text:p text:style-name="P18"><text:span text:style-name="CharStyle10">From Gath Shimei brought his slaves back. But when Solo- 41 mon was informed that Shimei had returned to Jerusalem from a visit to Gath, the king sent 42 for Shimei and asked him, “Did I not make you swear by the Eternal, did I not warn you, to be sure of this, that on the day you left and went anywhere outside you were to die? Did you not say to me, ‘Very good,</text:span></text:p>
        <text:list xml:id="list5205573965664647786" text:style-name="L5">
          <text:list-item>
            <text:p text:style-name="P65"><text:span text:style-name="CharStyle10"><text:tab/>obey’? Why have you not </text:span><text:span text:style-name="CharStyle12">43 </text:span><text:span text:style-name="CharStyle10">kept your oath to the Eternal and the orders I enjoined upon you?” The king added, “Well 44 does your own heart know all the evil you did to my father David. The Eternal returns that evil on your own head! But king Solomon shall be 45 blessed and David’s throne es­tablished before the Eternal for all time.” Then, by order 46 of the king, Benaiah went and struck down Shimei dead.</text:span></text:p>
          </text:list-item>
        </text:list>
        <text:p text:style-name="P41"><text:span text:style-name="CharStyle10">Now Solomon had complete 21 control of the kingdom. Ju- </text:span><text:span text:style-name="CharStyle16">* 20 </text:span><text:span text:style-name="CharStyle10">dah and Israel were as nu- merous as the sand on the seashore; they ate and drank and enjoyed themselves. Judah and 25 Israel were safe, every man liv­ing under his own vine and un­der his own fig-tree, from Dan to Beersheba, all the days of Solo­mon; for he ruled all west of the 24 Euphrates, from Thapsakus to Gaza, over all the kings west of the Euphrates, and he enjoyed peace on every side.</text:span></text:p>
        <text:p text:style-name="P41"><text:span text:style-name="CharStyle10">Now Solomon loved the o Eternal, living by the rules </text:span><text:span text:style-name="CharStyle12">&lt;5</text:span><text:span text:style-name="CharStyle10"> 3 laid down by his father David; only, he sacrificed and burned incense at the shrines. [[The </text:span><text:span text:style-name="CharStyle16">2 </text:span><text:span text:style-name="CharStyle10">people also sacrificed at the shrines, because no temple had yet been built in honour of the Eternal.]]</text:span></text:p>
        <text:p text:style-name="P41"><text:span text:style-name="CharStyle10">One day the king went to sac- 4</text:span></text:p>
      </text:section>
      <text:section text:style-name="Sect2" text:name="Section3">
        <text:p text:style-name="P200"><text:span text:style-name="CharStyle10">rifice at Gibeon, as that was the chief shrine; a thousand victims Solomon used to sacrifice on the</text:span></text:p>
        <text:list xml:id="list5241088195917634399" text:style-name="L6">
          <text:list-item>
            <text:p text:style-name="P202"><text:span text:style-name="CharStyle10"><text:tab/>altar there. The Eternal ap­peared to Solomon in a dream by night at Gibeon; God said to him, “Ask what I am to give</text:span></text:p>
          </text:list-item>
          <text:list-item>
            <text:p text:style-name="P203"><text:span text:style-name="CharStyle10"><text:tab/>you.” Solomon answered, “Thou hast proved thyself most generous to thy servant David my father, as he lived before thee a loyal and honest life with upright mind, and thou hast reserved this great boon for him, a son to sit upon his throne this</text:span></text:p>
          </text:list-item>
          <text:list-item>
            <text:p text:style-name="P203"><text:span text:style-name="CharStyle10"><text:tab/>day. And now, O Eternal my God, thou hast made thy serv­ant king instead of David my father; and I am a mere child, I know not how to go about my</text:span></text:p>
          </text:list-item>
          <text:list-item>
            <text:p text:style-name="P203"><text:span text:style-name="CharStyle10"><text:tab/>business. Thy servant is sur­rounded by thine own chosen people, a vast host, too great to</text:span></text:p>
          </text:list-item>
          <text:list-item>
            <text:p text:style-name="P204"><text:span text:style-name="CharStyle10"><text:tab/>be numbered or counted. So grant thy servant a thoughtful mind for governing thy people, that I may distinguish right and wrong. For who can bear the weight of this government?”</text:span></text:p>
          </text:list-item>
          <text:list-item>
            <text:p text:style-name="P205"><text:span text:style-name="CharStyle10"><text:tab/>It pleased the Eternal that</text:span></text:p>
          </text:list-item>
          <text:list-item>
            <text:p text:style-name="P206"><text:span text:style-name="CharStyle10"><text:tab/>Solomon had asked this, God said to him, “Because you have asked this, because you have asked neither long fife for your­self nor wealth for yourself nor death to your enemies, but</text:span></text:p>
          </text:list-item>
          <text:list-item>
            <text:p text:style-name="P206"><text:span text:style-name="CharStyle10"><text:tab/>insight and justice, I now do as you Lave asked; I hereby give you a wise, thoughtful mind, so that never afterwards shall your equal rise, as never has your</text:span></text:p>
          </text:list-item>
          <text:list-item>
            <text:p text:style-name="P206"><text:span text:style-name="CharStyle10"><text:tab/>equal lived. Also, I give you what you did not ask, both wealth and honour, so that no king shall ever be your equal.</text:span></text:p>
          </text:list-item>
          <text:list-item>
            <text:p text:style-name="P206"><text:span text:style-name="CharStyle10"><text:tab/>And if you will live my life, keeping my rules and orders, as did your father David, I will</text:span></text:p>
          </text:list-item>
          <text:list-item>
            <text:p text:style-name="P206"><text:span text:style-name="CharStyle10"><text:tab/>give you a long life.” Then Solomon woke; it was a dream! He went to Jerusalem, where</text:span></text:p>
          </text:list-item>
        </text:list>
        <text:p text:style-name="P48"><text:span text:style-name="CharStyle10">he stood in front of the ark of the Eternal’s compact, sacri­ficing burnt-offerings and re­compense-offerings, and feasting all his officers.</text:span></text:p>
        <text:p text:style-name="P44"><text:span text:style-name="CharStyle10">Two harlots then came to the 16 king and stood before him. One </text:span><text:span text:style-name="CharStyle17">17 </text:span><text:span text:style-name="CharStyle10">woman said, “O my lord, this woman and I live in the same house. I bore a child in the house beside her, and three 18 days later she bore a child also; we were together, there was no one else in the house, only we two by ourselves. During the </text:span><text:span text:style-name="CharStyle17">19 </text:span><text:span text:style-name="CharStyle10">night her child died, for she overlaid it. So she got up at 20 midnight and took away my child, while your humble serv­ant was asleep; she laid the child in her bosom and put her dead child in my bosom. When 21 I rose in the morning to suckle my child, there it lay dead! But as I looked at it carefully in the morning-light, it was not my son whom I had borne.” The 22 other woman said, “No, the living child belongs to me, the dead is yours!” The first wom­an retorted, “No, the dead child belongs to you, the living child is mine!” So they wrangled before the king. The 23 king mused: “One says, ‘This living son is mine, the dead be­longs to you’; the other says, ‘No, the dead son is yours, mine is the living one.’ ” Then said 24 the king, “Fetch me a sword.”</text:span></text:p>
        <text:p text:style-name="P28"><text:span text:style-name="CharStyle10">A sword was brought in. The 25 king then gave his orders, “Cut the living child in two, and give half to the one, half to the other.” At this the mother of 26 the living child, whose heart yearned for her boy, cried to the king, “O my lord, give her the living child, never lull it!” The other woman said, “No, divide</text:span></text:p>
        <text:p text:style-name="P60"><text:span text:style-name="CharStyle10">it; neither of us shall have it.”</text:span></text:p>
        <text:list xml:id="list1559744111117527286" text:style-name="L7">
          <text:list-item>
            <text:p text:style-name="P156"><text:span text:style-name="CharStyle10"><text:tab/>The king replied, “Give yonder woman the living child, instead of killing it; she is its mother!”</text:span></text:p>
          </text:list-item>
          <text:list-item>
            <text:p text:style-name="P156"><text:span text:style-name="CharStyle10"><text:tab/>All Israel heard of this decision of the king, and they stood in awe of the king, seeing that he had God’s own wisdom for do­ing justice.</text:span></text:p>
          </text:list-item>
        </text:list>
        <text:p text:style-name="Body_20_text_20__28_3_29__20__2b__20_DropCap5"><text:soft-page-break/>4<text:span text:style-name="CharStyle4"><text:tab/>King Solomon reigned over all Israel. His ministers of state were: Azariah the son of 3 Zadok as priest, Elihoreph and Ahijah the sons of Shisha as sec­retaries, Jehoshaphat the son of 4 Ahilud as chancellor, and Bena- iah the son of Jehoiada as com- mander-in-chief [[Zadok and S Abiathar were priests.]] Azariah the son of Nathan was head of the prefects, Zabud the son of Nathan was the king’s adviser, 6 Ahishar was prefect of the pal­ace, and Adoniram the son of Abda was in charge of the labour 7 levy. Solomon had twelve pre­fects over all Israel, who pro­vided the food for the king and his household, each man having to supply food for one month a 8 year; their names were Ben-hur (over the highlands of Ephraim), 9 Bendeker (over Makaz, Shaal- bim, Beth-shemesh, and Elon- 10 beth-hanan), Ben-hesed (over Arubboth, besides Soko and all 11 the land of Hepher), Ben-abina- dab (over all the uplands of Dor) who was married to Solomon’s 12 daughter Taphath, Baana the son of Ahilud (over Taanak, Megiddo, and the whole of Beth- shean next Zarethan below Jezreel, from Beth-shean to Abel-meholah as far as the other 13 side of Jokmeam), Ben-geber (over Ramoth-gilead, with the tent-villages in Gilead belonging to Jair the son of Manasseh, and the region of Argob in Bashan, containing sixty large towns walled and bolted with bronze), Ahinadab the son of Iddo (over 14 Mahanaim), Ahimaaz (over 15 Naphtali) who was married to Solomon’s daughter Basemath, Baana the son of Hushai (over 16 Asher and Aloth), Jehoshaphat 17 the son of Paruali (over Issa- char), Shimei the son of Ela 18 (over Benjamin), and Geber the 19 son of Uri (over the land of Gad, the country of Sihon king of the Amorites and of Og king of Bashan). All these prefects were Under a single chief. They 27 provided the food for king Solo­mon and for all guests admitted to king Solomon’s table, each taking a month. They saw that nothing was wanting. Also 28 they each brought, as they were bound, barley and straw for the horses and coursers, wherever the cavalry were stationed. Solomon’s provision for a single 22 day was three hundred and thirty bushels of fine flour, six hundred and sixty bushels of meal, ten fatted oxen, twenty 23 meadow-fed oxen, and a hun­dred sheep, besides harts, ga­zelles, roebucks, and guinea- fowl.</text:span></text:p>
        <text:p text:style-name="P41"><text:span text:style-name="CharStyle10">Now God gave Solomon wis- 29 dom and ample insight and breadth of mind like the broad sea-sands; Solomon’s wisdom 30 surpassed the wisdom of all Arabs in the east and all Egypt, for he was wiser than any man, 31 wiser even than Ethan the Ez- rahite, and Heman, Kalkol, and Darda, the sons of Mahol; his fame reached to all the nations around. He composed three 32 thousand aphorisms, and his songs numbered one thousand and five. He could talk about 33 any plant, from a cedar in Leba­non to a hyssop in the wall; he could also talk of animals, birds,</text:span></text:p>
        <text:list xml:id="list213058125974224" text:style-name="L1">
          <text:list-item>
            <text:p text:style-name="P194"><text:span text:style-name="CharStyle10"><text:tab/>reptiles, and fish. People came from every nation, deputed by all the kings in the world, who had heard of Solomon’s wisdom, in order to listen to his wisdom.</text:span></text:p>
          </text:list-item>
        </text:list>
        <text:p text:style-name="Body_20_text_20__28_3_29__20__2b__20_DropCap9">3<text:span text:style-name="CharStyle4"> Solomon became the son-in- law of the Pharaoh, king of Egypt; he married the Pha­raoh’s daughter and took her to David’s burg till he had finished building his own palace and the Eternal’s temple and the wall</text:span></text:p>
        <text:p text:style-name="Body_20_text_20__28_3_29__20__2b__20_DropCap10">9<text:span text:style-name="CharStyle4"><text:tab/>round Jerusalem. The Pha­raoh, king of Egypt, marched north, captured Gezer and burnt it, killing the Canaanites who lived in the town; then he pre­sented it as a dowry to his 17 daughter, Solomon’s wife. Solo­mon rebuilt Gezer.</text:span></text:p>
        <text:p text:style-name="Body_20_text_20__28_3_29__20__2b__20_DropCap7">5<text:span text:style-name="CharStyle4"><text:tab/>When Hiram king of Tyre heard that it was Solomon who had been consecrated king instead of his father, he sent his officers to Solomon; for Hiram had always been friendly to </text:span><text:soft-page-break/><text:span text:style-name="CharStyle4">2 David. Then Solomon sent 3 this message to Hiram: “You know how my father David could not build a temple in honour of the Eternal his God, until the Eternal had crushed under him the warlike foes who 4 surrounded him. The Eternal my God has now given me rest on every side; I have neither foe S nor misfortune, and I propose to build a temple in honour of the Eternal, my God, as the Eternal told my father David that ‘your son, whom I place on your throne, shall build the 6 temple in my honour.’ Now give orders that cedars be felled for me on Lebanon; my servants will join your servants, and I will pay you any wage you fix for youC servants; for you know we have no one fit to fell timber 7 like the Phoenicians.” When Hiram heard what Solomon</text:span></text:p>
        <text:p text:style-name="P18"><text:span text:style-name="CharStyle10">said, he was overjoyed. “Blessed be the Eternal the God of Israel this day,” he cried, “for grant­ing David a wise son to rule this great people!” Hiram sent 8 this message to Solomon: “I have heard your message; I will do all you desire in the matter of cedars and firs; my servants 9 shall bring the timber down from Lebanon to the sea, and I will make the logs into floats to reach any spot you decide upon; then I will have them broken up for you to take away. You will meet my wishes by pro­viding the food for my serv­ants.” So Hiram gave Solomon io all the cedar and fir-wood that he desired, while Solomon gave </text:span><text:span text:style-name="CharStyle11">ii H</text:span><text:span text:style-name="CharStyle10">iram two hundred and twenty thousand bushels of wheat and a hundred and eighty gallons of beaten oil as food for his serv­ants—such was Solomon’s an­nual gift to Hiram. Solomon 12 and Hiram were at peace; the two men made an alliance with each other. Solomon raised a 13 labour-force from all Israel, a levy of thirty thousand men, whom he sent to Lebanon in 14 relays, ten thousand a month; one month they were at Leba­non and two months at home. Adoniram was in charge of this forced levy. Solomon also had 15 seventy thousand carriers and eighty thousand stone-masons in the hills, as well as three 16 thousand three hundred fore­men, who controlled the work­men. By order of the king, they 17 quarried huge, expensive blocks of stone, to have the founda­tion of the temple laid with dressed stone. Solomon’s build- 18 ers and Hiram’s builders dressed the stones and ran grooved edges round them, besides pre-</text:span></text:p>
      </text:section>
      <text:section text:style-name="Sect2" text:name="Section4">
        <text:p text:style-name="P211"><text:span text:style-name="CharStyle10">paring the timber and the stones for building the temple.</text:span></text:p>
        <text:p text:style-name="P62"><text:span text:style-name="CharStyle10">[[It was in the four hundred and eightieth year after the Israelites left Egypt, in the fourth year of Solomon’s reign, and in the second month of that year, the month Ziv, that he began to build the temple of the</text:span></text:p>
        <text:list xml:id="list5434375340449392396" text:style-name="L8">
          <text:list-item>
            <text:p text:style-name="P166"><text:span text:style-name="CharStyle10"><text:tab/>Eternal.]] The temple which king Solomon built for the Eternal was ninety feet long, thirty feet broad, and forty-</text:span></text:p>
          </text:list-item>
          <text:list-item>
            <text:p text:style-name="P166"><text:span text:style-name="CharStyle10"><text:tab/>five feet high. The porch before the nave was thirty feet long, corresponding to the breadth of the temple, and fifteen feet</text:span></text:p>
          </text:list-item>
          <text:list-item>
            <text:p text:style-name="P168"><text:span text:style-name="CharStyle10"><text:tab/>wide. He made windows with</text:span></text:p>
          </text:list-item>
          <text:list-item>
            <text:p text:style-name="P168"><text:span text:style-name="CharStyle10"><text:tab/>gratings for the temple, and built wings round the wall of the temple, round both the nave and the inner shrine; he put</text:span></text:p>
          </text:list-item>
          <text:list-item>
            <text:p text:style-name="P168"><text:span text:style-name="CharStyle10"><text:tab/>side-rooms all round, the lower row of them about seven and a half feet wide, the middle row nine feet wide, and the top row about ten and a half feet wide —allowing space all round the outside wall so that the ends of the planks upholding the rows need not pierce the walls</text:span></text:p>
          </text:list-item>
          <text:list-item>
            <text:p text:style-name="P168"><text:span text:style-name="CharStyle10"><text:tab/>of the temple. [[The temple was built throughout of stones roughly dressed at the quarry; not a sound of hammer, chisel, or any iron tool was ever heard during the building of the</text:span></text:p>
          </text:list-item>
          <text:list-item>
            <text:p text:style-name="P168"><text:span text:style-name="CharStyle10"><text:tab/>temple.]] The entrance into the lower side-rooms was on the south side of the temple; you climbed to the middle row, and from the middle row to the top</text:span></text:p>
          </text:list-item>
        </text:list>
        <text:list xml:id="list6873973656035335154" text:style-name="L9">
          <text:list-item>
            <text:p text:style-name="P157"><text:span text:style-name="CharStyle10"><text:tab/>row, through trap-doors. Each row of side-rooms built against the temple was about seven and a half feet high, and they rested on cedar planks against</text:span></text:p>
          </text:list-item>
        </text:list>
        <text:list xml:id="list213058126976077" text:style-name="L8">
          <text:list-item>
            <text:p text:style-name="P168"><text:span text:style-name="CharStyle10"><text:tab/>the temple. Thus did he build the temple and finish it, roofing</text:span></text:p>
          </text:list-item>
        </text:list>
        <text:p text:style-name="P33"><text:span text:style-name="CharStyle10">15 it over with cedar. The walls inside he lined with cedar</text:span></text:p>
        <text:p text:style-name="P18"><text:span text:style-name="CharStyle10">planks, overlaying the interior from the floor to the rafters of the ceiling with wood, and cov­ering the floor itself with fir.</text:span></text:p>
        <text:p text:style-name="P18"><text:span text:style-name="CharStyle10">At the far end of the tem- 16 pie he built off a space of thirty feet as an inner shrine, the most sacred interior; the nave or hall 17 in front of it was sixty feet long, but the inner shrine was thirty 20 feet square. In front of the inner 21 shrine he made an altar of cedar; inside the inner shrine he made 23 two kherubs of olive-wood, each 26 of them fifteen feet high, each 24 with outstretched wings seven and a half feet broad, measuring fifteen feet from the tip of one wing to the tip of the other, the 25 one kherub being the same as the other in size and shape. These kherubs he placed inside 27 the inner shrine; their wings were spread out so that the wing of one touched one wall while the wing of the other touched the other wall, and their inner wings met in the middle. He plated the kherubs 28 with gold. He made doors of 31 olive-wood for the vestibule of the inner shrine; the vestibule and the pilasters formed a pen­tagon. On the two doors of 32 olive-wood he carved kherubs, palm-trees, and open flowers, spreading gold over the kherubs and the palm-trees. For the 33 vestibule of the nave he also made door-posts of olive-wood, four-cornered posts, and two 34 folding doors of cypress wood, the two leaves of each turning on hinges. These he carved 35 with kherubs, palm-trees, and open flowers, overlaying them with gold laid evenly upon the carvings. The inner court 36 round the temple he built with three rows of dressed stone and one row of cedar beams.</text:span></text:p>
        <text:list xml:id="list5741057569813071806" text:style-name="L10">
          <text:list-item>
            <text:p text:style-name="P198"><text:span text:style-name="CharStyle10"><text:tab/>The foundation of the temple of the Eternal was laid in the month of Ziv, in the fourth year</text:span></text:p>
          </text:list-item>
          <text:list-item>
            <text:p text:style-name="P131"><text:span text:style-name="CharStyle10"><text:tab/>of Solomon; in the month of Bui (the eighth month), in the eleventh year, the temple was finished in every part, exactly as planned. He took seven</text:span></text:p>
          </text:list-item>
        </text:list>
        <text:list xml:id="list213057716450134" text:style-name="L9">
          <text:list-item>
            <text:p text:style-name="P170"><text:span text:style-name="CharStyle10"><text:tab/>years to build it. [[Then this word from the Eternal came to</text:span></text:p>
          </text:list-item>
          <text:list-item>
            <text:p text:style-name="P171"><text:span text:style-name="CharStyle10"><text:tab/>Solomon: “As for this temple which you build, if you ■wall live by my rules and keep my regu­lations and follow all my orders, living by them, then I will fulfil for you the promise I made to</text:span></text:p>
          </text:list-item>
          <text:list-item>
            <text:p text:style-name="P171"><text:span text:style-name="CharStyle10"><text:tab/>your father David; and I will dwell among the Israelites, I will not forsake my people Is­rael.”]]</text:span></text:p>
          </text:list-item>
        </text:list>
        <text:p text:style-name="Body_20_text_20__28_2_29__20__2b__20_DropCap3">7<text:span text:style-name="CharStyle10"> Solomon took thirteen years to finish the building of his 2 own palace. He also built the “Forest of Lebanon” hall, a hun­dred and fifty feet long, seventy- five feet wide, and forty-five feet high, on three rows of cedar </text:span><text:span text:style-name="CharStyle12">3</text:span><text:span text:style-name="CharStyle10"> pillars with cedar supports. It was lined with cedar planks above the forty-five cedar pillars </text:span><text:span text:style-name="CharStyle12">4</text:span><text:span text:style-name="CharStyle10"> (fifteen in each row); there were three rows of window-frames, window facing window in each 5 tier, and both doors and win­dows, all of them, were square- cut.</text:span></text:p>
        <text:list xml:id="list5719672922101369947" text:style-name="L11">
          <text:list-item>
            <text:p text:style-name="P66"><text:span text:style-name="CharStyle10"><text:tab/>He also built the Pillars hall, seventy-five feet long and forty- five feet wide, with a pillared porch in front and an entrance </text:span><text:span text:style-name="CharStyle12">7</text:span><text:span text:style-name="CharStyle10"> with steps. He also made the throne-room where he was to hold his court of justice, the Hall of Justice; it was lined with cedar-wood from floor to rafters. 8 His own palace and residence in the other court, which stood nearer the temple, was con­structed in the same way, as was the house he built for the Pharaoh’s daughter (whom Sol­omon had married). These 9 buildings were all made of huge, dressed stones, according to the regular dimensions of ash­lar, sawn back and front, from foundation to coping, and from the court of the Eternal’s tem­ple to the large outer court. The foundation consisted of </text:span><text:span text:style-name="CharStyle22">10 </text:span><text:span text:style-name="CharStyle10">huge blocks, enormous blocks, some fifteen feet square, some twelve feet square. Above these 11 lay huge, dressed stones, cut according to the regular meas­urement, and also cedar beams. The large court had three rows 12 of dressed stone and one row of cedar beams, enclosing the inner court of the Eternal’s temple and the court of the palace.</text:span></text:p>
          </text:list-item>
        </text:list>
        <text:p text:style-name="P49"><text:span text:style-name="CharStyle10">King Solomon sent to Tyre </text:span><text:span text:style-name="CharStyle17">13 </text:span><text:span text:style-name="CharStyle10">for Hiram, the son of a widow </text:span><text:span text:style-name="CharStyle17">14 </text:span><text:span text:style-name="CharStyle10">belonging to the clan of Naph- tali; his father had been a native of Tyre, a worker in bronze. Hiram was full of skill, acute and clever at all kinds of bronze- work. He came to king Solo­mon and did all the bronze-work for him. He cast the two bronze </text:span><text:span text:style-name="CharStyle17">15 </text:span><text:span text:style-name="CharStyle10">columns for the vestibule of the temple; the one was twenty- seven feet high, eighteen feet round, and hollow, just like the other column. He made two </text:span><text:span text:style-name="CharStyle17">16 </text:span><text:span text:style-name="CharStyle10">capitals of molten bronze for the top of the columns, each capital being seven and a half feet high. He made two nets 17 of trellis-work for the capitals on the top of the columns, a net of trellis-work for each of them.</text:span></text:p>
        <text:p text:style-name="P18"><text:span text:style-name="CharStyle10">He also made the pomegran- </text:span><text:span text:style-name="CharStyle22">18 </text:span><text:span text:style-name="CharStyle10">ates; there were two rows of pomegranates in bronze upon each trellis-work, . . . the pome- </text:span><text:span text:style-name="CharStyle22">20 </text:span><text:span text:style-name="CharStyle10">granates numbering two hun­dred to each capital. He set </text:span><text:span text:style-name="CharStyle22">21 </text:span><text:span text:style-name="CharStyle10">up the columns at the vestibule of the temple; the column on the south side was called Jachin,</text:span></text:p>
        <text:p text:style-name="P26"><text:span text:style-name="CharStyle10">the column on the north side</text:span></text:p>
        <text:list xml:id="list213058869145346" text:style-name="L3">
          <text:list-item>
            <text:p text:style-name="P172"><text:span text:style-name="CharStyle10"><text:tab/>Boaz. He also made the round metal sea or tank, fifteen feet in diameter, seven and a half feet high, and forty-five feet</text:span></text:p>
          </text:list-item>
          <text:list-item>
            <text:p text:style-name="P138"><text:span text:style-name="CharStyle10"><text:tab/>round. Under its brim on the outside ran a double row of gourds all round, cast in one</text:span></text:p>
          </text:list-item>
        </text:list>
        <text:list xml:id="list5902200769459235311" text:style-name="L12">
          <text:list-item>
            <text:p text:style-name="P158"><text:span text:style-name="CharStyle10"><text:tab/>piece with the tank itself, which was about three inches thick, its brim curling like the brim of a cup, like the petals of a lily; it held over sixteen thousand gal-</text:span></text:p>
          </text:list-item>
        </text:list>
        <text:list xml:id="list213058696411067" text:style-name="L3">
          <text:list-item>
            <text:p text:style-name="P138"><text:span text:style-name="CharStyle10"><text:tab/>Ions. It rested on twelve bulls, </text:span><text:soft-page-break/><text:span text:style-name="CharStyle10">three facing the north, three facing the west, three facing the south, and three facing the east; the tank was placed on their backs, their haunches being turned inward.</text:span></text:p>
          </text:list-item>
        </text:list>
        <text:list xml:id="list213057767444712" text:style-name="L12">
          <text:list-item>
            <text:p text:style-name="P177"><text:span text:style-name="CharStyle10"><text:tab/>He also made the ten trolleys of bronze, each one six feet long, six feet wide, and four and a</text:span></text:p>
          </text:list-item>
          <text:list-item>
            <text:p text:style-name="P132"><text:span text:style-name="CharStyle10"><text:tab/>half feet high. The trolleys were constructed in this way: they had panels, panels set in</text:span></text:p>
          </text:list-item>
          <text:list-item>
            <text:p text:style-name="P139"><text:span text:style-name="CharStyle10"><text:tab/>their framework, and on these panels were lions, bulls, and kherubs (on the framework, above and below the lions, bulls, and kherubs, there was bevelled</text:span></text:p>
          </text:list-item>
          <text:list-item>
            <text:p text:style-name="P139"><text:span text:style-name="CharStyle10"><text:tab/>work); every trolley had four bronze wheels, with bronze axles,</text:span></text:p>
          </text:list-item>
        </text:list>
        <text:list xml:id="list7713444216617465829" text:style-name="L13">
          <text:list-item>
            <text:p text:style-name="P159"><text:span text:style-name="CharStyle10"><text:tab/>the four wheels being under­neath the framework (axles and wheels were cast in one piece with the trolley), each wheel being two and a half</text:span></text:p>
          </text:list-item>
          <text:list-item>
            <text:p text:style-name="P159"><text:span text:style-name="CharStyle10"><text:tab/>feet high and all the wheels being shaped like chariot wheels (axles, felloes, spokes, and hubs</text:span></text:p>
          </text:list-item>
          <text:list-item>
            <text:p text:style-name="P178"><text:span text:style-name="CharStyle10"><text:tab/>being all of molten bronze); at the four corners of each trolley there were four clamps, each of</text:span></text:p>
          </text:list-item>
          <text:list-item>
            <text:p text:style-name="P178"><text:span text:style-name="CharStyle10"><text:tab/>one piece with the trolley, while on the top of the trolley there was a round saucer, nine inches</text:span></text:p>
          </text:list-item>
          <text:list-item>
            <text:p text:style-name="P178"><text:span text:style-name="CharStyle10"><text:tab/>high (the flat surface on the sides of the trolley was engraved with kherubs, lions, and palm-</text:span></text:p>
          </text:list-item>
        </text:list>
        <text:list xml:id="list213058184975883" text:style-name="L12">
          <text:list-item>
            <text:p text:style-name="P139"><text:span text:style-name="CharStyle10"><text:tab/>trees); but the framework was</text:span></text:p>
          </text:list-item>
        </text:list>
        <text:p text:style-name="P18"><text:span text:style-name="CharStyle10">square, not round. This was </text:span><text:span text:style-name="CharStyle12">37 </text:span><text:span text:style-name="CharStyle10">how the ten trolleys were made, all cast alike, all of the same size and shape. Then he made 38 ten bronze pots, each holding three hundred and twenty gal­lons and measuring six feet; one pot rested on each of the ten trolleys, which he placed beside the temple, five to the south </text:span><text:span text:style-name="CharStyle17">39 </text:span><text:span text:style-name="CharStyle10">side and five to the north side; the tank was placed on the south side of the temple, at the eastern corner. Hiram made 40 the pots, the shovels, and the bowls; he finished all his work for king Solomon in building the temple of the Eternal, the 41 two columns, the two rounded capitals on the tops of the col­umns, the two nets of trellis- work to cover the two capitals, the four hundred pomegranates 42 for each trellis-work, the ten </text:span><text:span text:style-name="CharStyle12">43 </text:span><text:span text:style-name="CharStyle10">trolleys and the ten pots on the trolleys, the tank and the twelve 44 bulls under the tank, the pots, 45 shovels, bowls—all these ar­ticles made by Hiram for king Solomon in the temple of the Eternal were of polished bronze. There was no weighing the 47 bronze used for making these articles, so enormous was the quantity; the weight of the bronze was past counting. Hi- 46 ram cast them on the plain of Jordan, in the clay soil between Sukkoth and Zarethan.</text:span></text:p>
        <text:p text:style-name="P41"><text:span text:style-name="CharStyle10">Then king Solomon placed all 48 the articles in the temple of the Eternal [[the golden altar, the golden table for the Presence- bread, the pure gold lampstands 49 in front of the inner shrine, five to the right and five to the left, with their golden ornamental flowers and lamps and tongs, the pure gold cups, snuffers, 50 bowls, saucers, and fire-pans, and the golden hinges both for</text:span></text:p>
      </text:section>
      <text:section text:style-name="Sect2" text:name="Section5">
        <text:p text:style-name="P217"><text:span text:style-name="CharStyle10">the folding doors of the inner shrine or most sacred Place and for the folding doors of the 51 temple]]. So all the work pre­pared bv king Solomon in the temple of the Eternal was fin­ished; Solomon then brought in the votive offerings of his father David, the silver and the gold and the various articles, placing them in the store-cham­bers of the Eternal’s temple.</text:span></text:p>
        <text:p text:style-name="Body_20_text_20__28_2_29__20__2b__20_DropCap4">8<text:span text:style-name="CharStyle10"> Then Solomon called together the sheikhs of Israel and all the chiefs of the clans, the heads of the various Israelite families, in Jerusalem, to bring the ark of the Eternal’s compact up from 2 David’s burg. The Israelites all gathered round Solomon at the festival in the month of Ethanim (the seventh month); </text:span><text:span text:style-name="CharStyle12">3</text:span><text:span text:style-name="CharStyle10"> the sheikhs of Israel all went 4 with the priests and carried up the ark of the Eternal, the Trysting tent, and all the sacred articles inside the tent; these were carried by the S priests and Levites, w'hile king Solomon and all the community of Israel which had gathered round him walked in front of the ark, sacrificing sheep and oxen past all counting and number- 6 ing. The priests placed the ark of the Eternal inside the inner shrine, the most sacred interior, under the wings of the kherubs; 7 for the wings of the kherubs stretched over the place for the ark, covering the ark and its 8 poles, though the poles were so long that their projecting tips could be seen, not outside, but from the sacred hall in front of the shrine—the position they oc- 9 cupy to this very day. Inside the ark there was nothing except the two stone tablets which Moses had placed there at Ho- reb, the tablets of the compact</text:span></text:p>
        <text:p text:style-name="P18"><text:span text:style-name="CharStyle10">which the Eternal made with the Israelites when they left the land of Egypt. When the priests 10 came out of the inner shrine, a cloud filled the temple of the Eternal so densely that the n priests could not stand to serve; the Eternal’s splendour of glory filled the temple of the Eternal.</text:span></text:p>
        <text:p text:style-name="P61"><text:span text:style-name="CharStyle10">Then said Solomon:<text:tab/>12</text:span></text:p>
        <text:p text:style-name="P54"><text:span text:style-name="CharStyle26">The sun has the Eternal set in heaven,</text:span></text:p>
        <text:p text:style-name="P54"><text:span text:style-name="CharStyle26">but chosen himself to dwell in darkness;</text:span></text:p>
        <text:p text:style-name="P54"><text:span text:style-name="CharStyle26">so I have built this mansion great 13 for thee,</text:span></text:p>
        <text:p text:style-name="P55"><text:span text:style-name="CharStyle26">for thee to dwell in, to eternity.</text:span></text:p>
        <text:p text:style-name="P43"><text:span text:style-name="CharStyle10">Then the king turned round 14 and blessed all the gathering of Israel as they stood. He said, IS “Blessed be the Eternal the God of Israel, who spoke directly to my father David, and has done all that he promised! He said, ‘Ever since I brought my people 16 Israel out of Egypt, I chose no city out of any clan of Israel to build a temple for my presence, but now have I chosen Jerusa­lem as my seat and David as lord over my people Israel.’ My father David did have it in 17 mind to build a temple in honour of the Eternal the God of Israel; but the Eternal said 18 to my father David, ‘You had it in your mind to build a temple in my honour; you did well to have that in mind. Yet you 19 are not to build the temple; it is your son, born of your body, who shall build the temple in my honour.’ The Eternal has done </text:span><text:span text:style-name="CharStyle27">20 </text:span><text:span text:style-name="CharStyle10">what he promised; for I have risen to succeed my father Da­vid and to sit upon the throne of Israel, as the Eternal prom­ised, and I have built the temple in honour of the Eternal the God of Israel; in it have I made </text:span><text:span text:style-name="CharStyle27">21 </text:span><text:span text:style-name="CharStyle10">a place for the ark containing</text:span></text:p>
        <text:p text:style-name="P212"><text:span text:style-name="CharStyle10">the compact which the Eternal made with our fathers when he brought them out of the land of Egypt.”</text:span></text:p>
        <text:list xml:id="list242607148807669136" text:style-name="L14">
          <text:list-item>
            <text:p text:style-name="P181"><text:span text:style-name="CharStyle10"><text:tab/>Then Solomon stood in front of the altar of the Eternal, in presence of all the community of Israel, and stretching out his</text:span></text:p>
          </text:list-item>
          <text:list-item>
            <text:p text:style-name="P133"><text:span text:style-name="CharStyle10"><text:tab/>hands to heaven he cried: “O Eternal, God of Israel, there is no god like thee in heaven above or on the earth below, who keepest thy compact and show- est kindness to thy servants as they live under thine eye with</text:span></text:p>
          </text:list-item>
          <text:list-item>
            <text:p text:style-name="P140"><text:span text:style-name="CharStyle10"><text:tab/>all their heart. Thou hast kept thy word to thy servant David my father; thou didst make him thine own promise and thou hast done it, as it is this day.</text:span></text:p>
          </text:list-item>
          <text:list-item>
            <text:p text:style-name="P140"><text:span text:style-name="CharStyle10"><text:tab/>Now then, O Eternal, God of Israel, keep this thy promise to thy servant David my father: ‘You shall never lack a descend­ant in my sight to sit upon the throne of Israel, if only your children watch their lives, care­ful to live under my eye as you</text:span></text:p>
          </text:list-item>
          <text:list-item>
            <text:p text:style-name="P140"><text:span text:style-name="CharStyle10"><text:tab/>have done.’ </text:span><text:span text:style-name="CharStyle12">0</text:span><text:span text:style-name="CharStyle10"> God of Israel, pray let this promise be fulfilled which thou didst make to thy servant David my father.</text:span></text:p>
          </text:list-item>
          <text:list-item>
            <text:p text:style-name="P181"><text:span text:style-name="CharStyle10"><text:tab/>But can God really five on earth? The very heaven, the height of heaven itself, cannot contain thee; and how much less this temple I have built!</text:span></text:p>
          </text:list-item>
          <text:list-item>
            <text:p text:style-name="P133"><text:span text:style-name="CharStyle10"><text:tab/>So do thou turn, O Eternal my God, to thy servant in his prayers and supplications, lis­tening to the cry of prayer which thy servant lifts to thee this</text:span></text:p>
          </text:list-item>
          <text:list-item>
            <text:p text:style-name="P140"><text:span text:style-name="CharStyle10"><text:tab/>day, that thine eyes may be open, night and day, to this temple, to the place where thou hast promised thy presence, listening to the prayer that thy servant offers, when he turns to</text:span></text:p>
          </text:list-item>
          <text:list-item>
            <text:p text:style-name="P140"><text:span text:style-name="CharStyle10"><text:tab/>this place. Listen to the suppli­cation of thy servant and of thy people Israel when they turn</text:span></text:p>
          </text:list-item>
        </text:list>
        <text:p text:style-name="P46"><text:span text:style-name="CharStyle10">in prayer towards this place; yea, hear us in thy home, in heaven, and as thou hearest forgive us.</text:span></text:p>
        <text:p text:style-name="P34"><text:span text:style-name="CharStyle10">When a man sins against his 3</text:span><text:span text:style-name="CharStyle10"><text:span text:style-name="T1">1 </text:span></text:span><text:span text:style-name="CharStyle10">neighbour and is adjured to swear an oath, when he comes and swears his oath before thine altar in this temple, then do </text:span><text:span text:style-name="CharStyle12">3</text:span><text:span text:style-name="CharStyle10"><text:span text:style-name="T1">2 </text:span></text:span><text:span text:style-name="CharStyle10">thou listen in heaven, take ac­tion and decide between thy servants, condemning the guilty by making him suffer for his misdeeds, and vindicating the innocent by rewarding him for his innocence. When thy peo- </text:span><text:span text:style-name="CharStyle17">33 </text:span><text:span text:style-name="CharStyle10">pie Israel fall before the foe, because they have sinned against thee, if they repent and own thee openly and pray with supplications to thee in this temple, then do thou listen in 34 heaven and forgive the sin of thy people Israel, letting them remain within the land which thou gavest to their fathers.</text:span></text:p>
        <text:p text:style-name="P34"><text:span text:style-name="CharStyle10">When the skies are shut and 35 no rain falls, because they have sinned against thee, if they turn in prayer towards this place and own thee openly and give up their sin under thy chastise­ment, then do thou listen in 36 heaven and forgive the sin of thy servants and thy people Israel, as thou teachest them the good path for their life; send rain upon thy land, which thou hast given thy people as their herit­age. When there is famine 37 in the land, or pestilence, blast­ing or mildew, locusts or cater­pillars, when their enemy be­sieges them in any of their towns, whatever be the plague or trouble—whatever prayer 38 and supplication is offered by any man of them, knowing well what plagues himself, and stretching his hands out to­wards this place, then do thou 39</text:span></text:p>
        <text:p text:style-name="P58"><text:span text:style-name="CharStyle10">listen in thy home, in heaven, and forgive them and take action, dealing with every man as he has lived, O thou who knowest his heart (for thou, thou only, knowest the hearts</text:span></text:p>
        <text:list xml:id="list6995380244616323699" text:style-name="L15">
          <text:list-item>
            <text:p text:style-name="P160"><text:span text:style-name="CharStyle10"><text:tab/>of all men), that they may stand in awe of thee all the days of their life in the land</text:span></text:p>
          </text:list-item>
          <text:list-item>
            <text:p text:style-name="P160"><text:span text:style-name="CharStyle10"><text:tab/>thou gavest to our fathers. As for </text:span><text:soft-page-break/><text:span text:style-name="CharStyle10">the alien, who does not be­long to thy people Israel but who came from a distant land</text:span></text:p>
          </text:list-item>
          <text:list-item>
            <text:p text:style-name="P134"><text:span text:style-name="CharStyle10"><text:tab/>for thy sake (for men shall hear of thy great fame, of thy strength and mighty force), when he comes and turns in</text:span></text:p>
          </text:list-item>
          <text:list-item>
            <text:p text:style-name="P134"><text:span text:style-name="CharStyle10"><text:tab/>prayer towards this temple, then do thou listen in thy home, in heaven, and do all that the alien asks of thee, so that all nations in the world may learn what thou art, learning to stand in awe of thee, like thy people Is­rael, and learning that thou hast taken this temple which I built to be thine own.</text:span></text:p>
          </text:list-item>
          <text:list-item>
            <text:p text:style-name="P184"><text:span text:style-name="CharStyle10"><text:tab/>When thy people march out to fight against their enemy, in any way of thine appointing, and pray to the Eternal, turning to­wards the city thou hast chosen and the temple I have built in</text:span></text:p>
          </text:list-item>
          <text:list-item>
            <text:p text:style-name="P141"><text:span text:style-name="CharStyle10"><text:tab/>honour of thee, then do thou listen in heaven to their prayer and supplication and uphold their cause.</text:span></text:p>
          </text:list-item>
          <text:list-item>
            <text:p text:style-name="P184"><text:span text:style-name="CharStyle10"><text:tab/>When they sin against thee (for there is no man who does not sin) and thou in thine anger leavest them to their enemies, till they are carried away pris­oners to an enemy’s land, far off</text:span></text:p>
          </text:list-item>
          <text:list-item>
            <text:p text:style-name="P141"><text:span text:style-name="CharStyle10"><text:tab/>or near, yet if they take thought in the land of their captivity and repent and offer supplications to thee in the land of those who took them prisoners, crying, ‘We have sinned, we have gone</text:span></text:p>
          </text:list-item>
          <text:list-item>
            <text:p text:style-name="P141"><text:span text:style-name="CharStyle10"><text:tab/>wrong, we have done evil,’ if they repent, heart and soul, in</text:span></text:p>
          </text:list-item>
        </text:list>
        <text:p text:style-name="P23"><text:span text:style-name="CharStyle10">the land of their enemies who took them prisoners, and pray to thee, turning in the direction of the land thou gavest to their fathers, the city thou hast chosen, and the temple I have built in honour of thee: then do </text:span><text:span text:style-name="CharStyle12">49 </text:span><text:span text:style-name="CharStyle10">thou listen in thy home, in heaven, to their prayer and sup­plication and uphold their cause; forgive thy people who have 50 sinned against thee, forgive all their transgressions against thee, and grant they may be pitied by those who have taken them pris­oners, for they are thy people, 51 thine own possession, whom thou didst bring out of Egypt, out of that iron furnace. 0 may thine 5</text:span><text:span text:style-name="CharStyle10"><text:span text:style-name="T1">2 </text:span></text:span><text:span text:style-name="CharStyle10">eyes be open to thy servant and thy people Israel at their pray­ers, listening to them whenever they call to thee. For thou didst </text:span><text:span text:style-name="CharStyle12">53 </text:span><text:span text:style-name="CharStyle10">separate them from all nations on earth to be thy very own, as thou didst declare by Moses thy servant when thou brought- est our fathers out of Egypt,</text:span></text:p>
        <text:p text:style-name="P18"><text:span text:style-name="CharStyle10">O Lord Eternal.”</text:span></text:p>
        <text:p text:style-name="P36"><text:span text:style-name="CharStyle10">After Solomon had finished 54 offering all this prayer and sup­plication to the Eternal, he rose from his knees before the altar of the Eternal, where he had been stretching his hands out to heaven; he now stood up and 55 in a loud voice blessed all the community of Israel, saying, “Blessed be the Eternal who 56 has granted rest to his people Israel, as he promised; not a word has failed of all the good promises he made to us by Moses his servant. May the 57 Eternal our God be with us, as he was with our fathers—never leaving us, never forsaking us —that he may move our minds 58 always to live as he lives, to obey his orders, his rules and regulations, which he laid down</text:span></text:p>
      </text:section>
      <text:section text:style-name="Sect2" text:name="Section6">
        <text:list xml:id="list6818429284732792475" text:style-name="L16">
          <text:list-item>
            <text:p text:style-name="P127"><text:span text:style-name="CharStyle10"><text:tab/>for our fathers! And may these words of my supplication to the Eternal be ever present to the Eternal our God, day and night, that he may uphold the cause of his servant and the cause of his people Israel, as each day</text:span></text:p>
          </text:list-item>
          <text:list-item>
            <text:p text:style-name="P102"><text:span text:style-name="CharStyle10"><text:tab/>may require, so that all the nations of the world may learn that the Eternal is God, the</text:span></text:p>
          </text:list-item>
          <text:list-item>
            <text:p text:style-name="P102"><text:span text:style-name="CharStyle10"><text:tab/>Eternal and none else. Keep, then, an undivided mind for the Eternal our God, to live by his rules and to obey his orders, as to-day.”</text:span></text:p>
          </text:list-item>
          <text:list-item>
            <text:p text:style-name="P90"><text:span text:style-name="CharStyle10"><text:tab/>The king, along with all Is­rael, offered sacrifices before the</text:span></text:p>
          </text:list-item>
          <text:list-item>
            <text:p text:style-name="P82"><text:span text:style-name="CharStyle10"><text:tab/>Eternal. Solomon offered, in his sacrifice of recompense-offer­ing to the Eternal, twenty-two thousand oxen and a hundred and twenty thousand sheep; in this way the king and all the Israelites dedicated the temple</text:span></text:p>
          </text:list-item>
          <text:list-item>
            <text:p text:style-name="P82"><text:span text:style-name="CharStyle10"><text:tab/>of the Eternal. The king con­secrated that day the middle part of the court in front of the temple of the Eternal; for it w</text:span><text:span text:style-name="CharStyle10"><text:span text:style-name="T1">r</text:span></text:span><text:span text:style-name="CharStyle10">as there that he sacrificed the vic­tims for the burnt-offering, and offered the cereal-offering and the fat slices from the victims of the recompense-offerings, the bronze altar before the Eternal being too small to hold the burnt-offering, the cereal-offer­ing, and the fat slices from the</text:span></text:p>
          </text:list-item>
          <text:list-item>
            <text:p text:style-name="P82"><text:span text:style-name="CharStyle10"><text:tab/>victims. Such was the festi­val then held in presence of the Eternal our God for seven days by Solomon and all Israel—a vast host, drawn from all parts, from the pass of Hamath down</text:span></text:p>
          </text:list-item>
          <text:list-item>
            <text:p text:style-name="P82"><text:span text:style-name="CharStyle10"><text:tab/>to the Wady-el-Arish. On the eighth day he dismissed the people, who blessed the king and went home rejoicing, glad in heart at all the goodness of the Eternal to his servant Da­vid and his people Israel.</text:span></text:p>
          </text:list-item>
        </text:list>
        <text:p text:style-name="P40"><text:span text:style-name="CharStyle10">Now after Solomon had fin- </text:span><text:span text:style-name="CharStyle11">q </text:span><text:span text:style-name="CharStyle10">ished building the temple of the Eternal and the royal palace and all that it pleased him to erect, the Eternal appeared to 2 Solomon a second time, as he had appeared to him at Gibeon. The Eternal said to him, “I </text:span><text:span text:style-name="CharStyle12">3 </text:span><text:span text:style-name="CharStyle10">have listened to your prayer and supplication, and I have done for you all you desire; I hereby consecrate this temple you have built, by fixing my presence there for all time; my eyes and my heart shall con­stantly be there. As for your- 4 self, if you will live under my eye, as your father David lived, with upright heart and honestly, doing exactly as I have ordered you and following my rules and regulations, then I will make 5 your royal throne sure over Israel for all time, as I promised to your father David that he would never be without a de­scendant on the throne of Israel. But if you give up following me, 6 you or your children, if you do not keep the commands and rules I have set before you, but go and serve foreign gods and worship them, then I will 7 cut Israel out of the land I gave them, and cast out of my sight this temple which I have conse­crated for myself, and Israel shall become a proverb and by­word among all nations; this 8 temple shall be a heap of ruins, and any passer-by shall whistle in amazement, saying, "Why has the Eternal dealt thus with this land and temple?’ The 9 answer will be, ‘Because the people forsook the Eternal their God who brought their fathers out of the land of Egypt; be­cause they took up with foreign gods, worshipping and serving them; that is why the Eternal</text:span></text:p>
      </text:section>
      <text:section text:style-name="Sect2" text:name="Section7">
        <text:p text:style-name="P213"><text:span text:style-name="CharStyle10">brought all this ruin upon them.’ ”</text:span></text:p>
        <text:list xml:id="list213057043469743" text:style-name="L8">
          <text:list-item>
            <text:p text:style-name="P185"><text:span text:style-name="CharStyle10"><text:tab/>At the end of twenty years, in the course of which Solomon had built the two buildings, the temple of the Eternal and the</text:span></text:p>
          </text:list-item>
          <text:list-item>
            <text:p text:style-name="P149"><text:span text:style-name="CharStyle10"><text:tab/>royal palace, as Hiram king of Tyre had provided Solomon with cedar-trees and fir-trees and gold to his heart’s content, king Solomon let Hiram have twenty towns in the region of Galilee.</text:span></text:p>
          </text:list-item>
          <text:list-item>
            <text:p text:style-name="P173"><text:span text:style-name="CharStyle10"><text:tab/>When Hiram came from Tyre to inspect the towns made over to him by Solomon, he was</text:span></text:p>
          </text:list-item>
          <text:list-item>
            <text:p text:style-name="P173"><text:span text:style-name="CharStyle10"><text:tab/>not pleased with them. “My brother,” he said, “what sort of towns are these you have given me?” So he called them the “Cabul” (good-for-nothing) dis­trict. It is their name to this</text:span></text:p>
          </text:list-item>
          <text:list-item>
            <text:p text:style-name="P173"><text:span text:style-name="CharStyle10"><text:tab/>day. (For them Hiram paid to the king six hundred and ninety- three thousand pounds in gold.)</text:span></text:p>
          </text:list-item>
          <text:list-item>
            <text:p text:style-name="P185"><text:span text:style-name="CharStyle10"><text:tab/>This was how king Solomon raised the labour-gangs to build the temple of the Eternal, his own palace, the Millo and the wall of Jerusalem, Hazor, Me-</text:span></text:p>
          </text:list-item>
        </text:list>
        <text:list xml:id="list1108420897624175454" text:style-name="L17">
          <text:list-item>
            <text:p text:style-name="P153"><text:span text:style-name="CharStyle10"><text:tab/>giddo, Gezer, Bcth-horon the</text:span></text:p>
          </text:list-item>
          <text:list-item>
            <text:p text:style-name="P153"><text:span text:style-name="CharStyle10"><text:tab/>lower, Baalath, Tamar in the</text:span></text:p>
          </text:list-item>
          <text:list-item>
            <text:p text:style-name="P174"><text:span text:style-name="CharStyle10"><text:tab/>desert land, all the store-towns Solomon possessed, the towns for his chariots, the towns for his cavalry, and whatever Solo­mon was pleased to build in Jerusalem, at Lebanon, and anywhere throughout his realm.</text:span></text:p>
          </text:list-item>
          <text:list-item>
            <text:p text:style-name="P142"><text:span text:style-name="CharStyle10"><text:tab/>Solomon raised his levy of slave- labourers, as is done to this day, from the descendants of the Amorites, the Hittites, the Per- izzites, the Hivites, and the Jebusites, none of whom be-</text:span></text:p>
          </text:list-item>
          <text:list-item>
            <text:p text:style-name="P142"><text:span text:style-name="CharStyle10"><text:tab/>longed to Israel—-survivors in the land whom the Israelites had not been able to extermi-</text:span></text:p>
          </text:list-item>
          <text:list-item>
            <text:p text:style-name="P142"><text:span text:style-name="CharStyle10"><text:tab/>nate. Solomon never made slaves of Israelites; they were his soldiers and officials, his generals, captains, chariot-</text:span></text:p>
          </text:list-item>
        </text:list>
        <text:p text:style-name="P18"><text:span text:style-name="CharStyle10">leaders, and cavalry-leaders. The following five hundred and 23 fifty men were Solomon’s super­visors, who managed the la­bourers. . .</text:span></text:p>
        <text:p text:style-name="P36"><text:span text:style-name="CharStyle10">Solomon brought the Pha- 24 raoh’s daughter up from David’s burg to the palace he had built for her; then he built the Millo. . .</text:span></text:p>
        <text:p text:style-name="P36"><text:span text:style-name="CharStyle10">Three times a year Solomon 25 used to offer burnt-offerings and recompense-offerings on the altar he had built for the Eternal, and to bum his fire-offering before the Eternal. . .</text:span></text:p>
        <text:p text:style-name="P36"><text:span text:style-name="CharStyle10">King Solomon built a navy at 26 Ezion-geber near Eloth in the land of Edom, on the shore of the Reed Sea. Hiram sent his 27 men, expert seamen, to man the fleet along with the men of Sol­omon; they reached Ophir and 28 brought away eighteen tons of gold for king Solomon.</text:span></text:p>
        <text:p text:style-name="P36"><text:span text:style-name="CharStyle10">Hiram’s fleet, that </text:span><text:span text:style-name="CharStyle30">l A </text:span><text:span text:style-name="CharStyle10">brought gold from Ophir, also brought from Ophir an wealth of sandal-wood and jewels; the sandal-wood was 12 made into pilasters for the tem­ple of the Eternal and the royal palace as well as into lyres and lutes for the singers. Such wealth and quality of sandal­wood have never since been seen. The amount of gold 14 that came to Solomon in one year was nearly twenty-nine tons, in addition to what was de- 15 rived in taxes from traders and as tribute from Arabian emirs and from vassal-princes. King 16 Solomon made two hundred shields of beaten gold; twenty pounds of gold went to each shield. He also made three hun- 17 dred targes of beaten gold; about six pounds of gold went to each of them; the king hung these in the “Forest of Lebanon”</text:span></text:p>
      </text:section>
      <text:section text:style-name="Sect2" text:name="Section8">
        <text:list xml:id="list164332685055049908" text:style-name="L18">
          <text:list-item>
            <text:p text:style-name="P199"><text:span text:style-name="CharStyle10"><text:tab/>hall. The king also made a large ivory throne, which he</text:span></text:p>
          </text:list-item>
        </text:list>
        <text:p text:style-name="P33"><text:span text:style-name="CharStyle10">ip overlaid with the finest gold; the throne had six steps and a rounded back, there were arms on each side of the seat, flanked</text:span></text:p>
        <text:list xml:id="list4544466224959364119" text:style-name="L19">
          <text:list-item>
            <text:p text:style-name="P161"><text:span text:style-name="CharStyle10"><text:tab/>by two lions, while twelve lions stood on each side of the six steps. No such throne was ever</text:span></text:p>
          </text:list-item>
          <text:list-item>
            <text:p text:style-name="P161"><text:span text:style-name="CharStyle10"><text:tab/>made in any kingdom. King Solomon’s drinking service was all made of gold, and all the articles in the “Forest of Leb­anon” hall were made of pure gold, none were silver—silver was thought nothing of in Sol-</text:span></text:p>
          </text:list-item>
          <text:list-item>
            <text:p text:style-name="P161"><text:span text:style-name="CharStyle10"><text:tab/>omon’s day. For the king had a deep-sea fleet which sailed with the navy of Hiram; once every three years this fleet came home with gold and silver, ivory, apes, and peacocks.</text:span></text:p>
          </text:list-item>
          <text:list-item>
            <text:p text:style-name="P186"><text:span text:style-name="CharStyle10"><text:tab/>So in wealth and in wisdom king Solomon excelled all kings</text:span></text:p>
          </text:list-item>
          <text:list-item>
            <text:p text:style-name="P143"><text:span text:style-name="CharStyle10"><text:tab/>on earth. The whole world came to visit Solomon, to listen to the wisdom which God had</text:span></text:p>
          </text:list-item>
          <text:list-item>
            <text:p text:style-name="P143"><text:span text:style-name="CharStyle10"><text:tab/>put into his mind, and every­one brought his present, silver articles, gold articles, robes, weapons, and spices, horses and mules, so much year by year.</text:span></text:p>
          </text:list-item>
          <text:list-item>
            <text:p text:style-name="P143"><text:span text:style-name="CharStyle10"><text:tab/>In this way Solomon amassed chariots and cavalry; he had one thousand four hundred chariots and twelve thousand cavalry, stationed in the chariot- towns or at Jerusalem beside</text:span></text:p>
          </text:list-item>
        </text:list>
        <text:list xml:id="list5440872098864333196" text:style-name="L20">
          <text:list-item>
            <text:p text:style-name="P162"><text:span text:style-name="CharStyle10"><text:tab/>the king himself. Solomon’s horses were imported from Muzri and from Kue; the royal dealers used to bring a troop of horses from Kue, paying cash</text:span></text:p>
          </text:list-item>
          <text:list-item>
            <text:p text:style-name="P162"><text:span text:style-name="CharStyle10"><text:tab/>for them; a chariot could be imported from Muzri for sev­enty-five pounds in silver, and a horse for about twenty pounds in silver (the dealers supplied all the kings of the Hittites and the Aramaeans at the same rate).</text:span></text:p>
          </text:list-item>
        </text:list>
        <text:list xml:id="list213058750693204" text:style-name="L19">
          <text:list-item>
            <text:p text:style-name="P143"><text:span text:style-name="CharStyle10"><text:tab/>The king made silver as com­</text:span></text:p>
          </text:list-item>
        </text:list>
        <text:p text:style-name="P46"><text:span text:style-name="CharStyle10">mon in Jerusalem as stones, and cedar-wood as plentiful as syco- more-trees in the lowlands.</text:span></text:p>
        <text:p text:style-name="P40"><text:span text:style-name="CharStyle10">When the queen of Sheba 1 heard about the fame of Solo­mon and the temple he had built in honour of the Eternal, she came to test him with puzzling questions. She came to Jeru- 2 salem with a very large retinue, with camels bearing spices, heaps of gold, and jewels. As soon as she reached Solomon, she opened out all that was on her mind; and Solomon an- </text:span><text:span text:style-name="CharStyle12">3 </text:span><text:span text:style-name="CharStyle10">swered all her questions, there was not a single thing hidden from the king which he could not explain to her. When the 4 queen of Sheba realized all this wisdom of Solomon, when she saw the palace he had built, the </text:span><text:span text:style-name="CharStyle12">5 </text:span><text:span text:style-name="CharStyle10">food at his table, the way his courtiers were arranged and his servants waited, and their dress, and the cup-bearers, and the burnt-offerings he used to sac­rifice in the temple of the Eter­nal, she was quite overwhelmed; she said to the king, “That was </text:span><text:span text:style-name="CharStyle12">6 </text:span><text:span text:style-name="CharStyle10">a true tale I heard in my own country of your words and wisdom! But I did not believe 7 it till I came and saw for myself. And now I see not half was told me; your wisdom and prosper­ity far exceed what I was told. Happy are your wives! Happy 8 men, these courtiers who are always waiting upon you and hearing your wisdom! Blessed 9 be the Eternal your God -who delighted in you and set you on the throne of Israel! It is be­cause the Eternal loved Israel that he made you king, to gov­ern and administer justice!” She presented the king with 10 about seven hundred and fifty thousand pounds in gold, a wealth of spices, and jewels; no</text:span></text:p>
      </text:section>
      <text:section text:style-name="Sect2" text:name="Section9">
        <text:p text:style-name="P218"><text:span text:style-name="CharStyle10">supply of spices ever again came as rich as the queen of Sheba’s 13 present to king Solomon. King Solomon in turn presented the queen of Sheba with whatever she desired, with anything she asked, besides what he bestowed upon her out of his royal bounty. Then she returned to her own land, she and her retinue.</text:span></text:p>
        <text:p text:style-name="Body_20_text_20__28_3_29__20__2b__20_DropCap11">n<text:span text:style-name="CharStyle4">Now king Solomon was a lover of women; he had seven hundred royal wives, and 1 three hundred mistresses. He married many foreign women— Moabites, Ammonites, Edom­ites, Phoenicians, and Hittites 2 —belonging to nations against whom the Eternal had warned the men of Israel, “You must not mix with them, nor let them mix with you, for they will be sure to seduce you to follow their gods.” Solomon clung to these women in love. 4 When he grew old, he had no undivided mind for the Eternal his God, as his father David had; his wives seduced him to 6 follow foreign gods. Solomon did what was evil in the eyes of the Eternal; he did not follow the Eternal faithfully, as his 5 father David had done. For he put up shrines for Astarte the goddess of the Phoenicians, and for Milkom the detestable </text:span><text:span text:style-name="CharStyle32">7</text:span><text:span text:style-name="CharStyle4"> idol of the Ammonites, and for Kemosh the detestable idol of Moab, on a hill to the east of 8 Jerusalem. He did the same for all his foreign wives, burning incense and offering sacrifice to their gods.</text:span></text:p>
        <text:list xml:id="list1415936978331320256" text:style-name="L21">
          <text:list-item>
            <text:p text:style-name="P67"><text:span text:style-name="CharStyle12"><text:tab/></text:span><text:span text:style-name="CharStyle10">The Eternal was angry with Solomon for letting himself be seduced from the Eternal, the God of Israel, who had twice appeared to him and given him 10 this order, that he was not to follow foreign gods; he did not obey what the Eternal had or­dered, and so the Eternal said to 11 Solomon, “Since this is your mind, since you have not obeyed my compact and the rules I laid down for you, I will tear the kingdom from you and give it to your servant. Nevertheless I 12 will not do this during your life­time, for the sake of David your father; I will tear it out of your son’s hands. Still, I will not 13 tear away all the kingdom; I will let your son have one clan, for the sake of David my serv­ant and for the sake of Jeru­salem which I have chosen.”</text:span></text:p>
          </text:list-item>
        </text:list>
        <text:p text:style-name="P36"><text:span text:style-name="CharStyle10">The Eternal then raised up an </text:span><text:span text:style-name="CharStyle33">14 </text:span><text:span text:style-name="CharStyle10">opponent for Solomon in Hadad the Edomite, who belonged to the royal family of Edom. For 15 when David crushed Edom and killed every male in the country, Hadad, who was then a little 17 boy, was taken by one of his father’s slaves to the Pharaoh in Egypt. Hadad became very 18 popular with the Pharaoh, who </text:span><text:span text:style-name="CharStyle33">19 </text:span><text:span text:style-name="CharStyle10">gave him to Tahpenes his queen; she brought up the boy in the 20 Pharaoh’s palace among the Pharaoh’s sons. But when </text:span><text:span text:style-name="CharStyle33">21 </text:span><text:span text:style-name="CharStyle10">Hadad heard in Egypt that David slept with his fathers, he said to the Pharaoh, “Let me leave, let me go home.” The </text:span><text:span text:style-name="CharStyle33">22 </text:span><text:span text:style-name="CharStyle10">Pharaoh said to him, “What do you miss here, beside me, that you now wish to go home?” Hadad said to him, “You must let me go.” So Hadad returned 25 home; he ruled over Edom and bore hard on Israel; such was the mischief he did.</text:span></text:p>
        <text:p text:style-name="P36"><text:span text:style-name="CharStyle10">[[Once, when Joab the com- IS mander-in-chief had gone to bury the slain Israelites, he and 16 all Israel remained for six months, crushing all Edom till it was utterly destroyed. Adad 17 and some Edomites fled for</text:span></text:p>
        <text:list xml:id="list5312437703944131195" text:style-name="L22">
          <text:list-item>
            <text:p text:style-name="P128"><text:span text:style-name="CharStyle10"><text:tab/>Egypt. They got away from Midian to Paran, and, taking some men of Paran with them, they went to the Pharaoh in Egypt. He gave Adad a house, assigned him an allowance, and presented him with some land;</text:span></text:p>
          </text:list-item>
          <text:list-item>
            <text:p text:style-name="P95"><text:span text:style-name="CharStyle10"><text:tab/>he also married him to Anoth,</text:span></text:p>
          </text:list-item>
          <text:list-item>
            <text:p text:style-name="P103"><text:span text:style-name="CharStyle10"><text:tab/>the sister of Tahpenes, who bore him a son called Genubath; and Genubath lived in the palace of the Pharaoh.]]</text:span></text:p>
          </text:list-item>
        </text:list>
        <text:list xml:id="list213057332439107" text:style-name="L17">
          <text:list-item>
            <text:p text:style-name="P114"><text:span text:style-name="CharStyle10"><text:tab/>God raised up another oppo­nent for him in Rezon the son of Eliada, who had run away from his master, Hadadezer</text:span></text:p>
          </text:list-item>
          <text:list-item>
            <text:p text:style-name="P104"><text:span text:style-name="CharStyle10"><text:tab/>the king of Zobah. Rezon gathered men round him and became the leader of a band of raiders, who captured Damas­cus. There Rezon stayed, ruling</text:span></text:p>
          </text:list-item>
          <text:list-item>
            <text:p text:style-name="P104"><text:span text:style-name="CharStyle10"><text:tab/>over Damascus. He was an opponent of Israel during all the reign of Solomon.</text:span></text:p>
          </text:list-item>
          <text:list-item>
            <text:p text:style-name="P114"><text:span text:style-name="CharStyle10"><text:tab/>Then there was Jeroboam the son of Nebat, an Ephraimite from Zereda, whose mother Ze- ruah was a widow; he was in the service of Solomon, and he too</text:span></text:p>
          </text:list-item>
          <text:list-item>
            <text:p text:style-name="P75"><text:span text:style-name="CharStyle10"><text:tab/>rose against the king. This was how he came to rise against the king. Solomon was build­ing the Millo and repairing the gaps in the city of his father</text:span></text:p>
          </text:list-item>
          <text:list-item>
            <text:p text:style-name="P83"><text:span text:style-name="CharStyle10"><text:tab/>David. Jeroboam was an ex­tremely capable man; and when Solomon noticed how active the young man was, he put him in charge of all the labour-gang.</text:span></text:p>
          </text:list-item>
        </text:list>
        <text:p text:style-name="P30"><text:span text:style-name="CharStyle10">39 One day Jeroboam was leaving Jerusalem, when the prophet Ahijah of Shilo met him and took him aside. The two of them were alone there, in the</text:span></text:p>
        <text:list xml:id="list213058412560763" text:style-name="L20">
          <text:list-item>
            <text:p text:style-name="P105"><text:span text:style-name="CharStyle10"><text:tab/>open country. Then Ahijah took a new robe which he had put on, and tore it into twelve</text:span></text:p>
          </text:list-item>
          <text:list-item>
            <text:p text:style-name="P105"><text:span text:style-name="CharStyle10"><text:tab/>pieces. “Take ten for yourself,” he said to Jeroboam, “for this is the message of the Eternal the God of Israel: ‘I will tear</text:span></text:p>
          </text:list-item>
        </text:list>
        <text:p text:style-name="P23"><text:span text:style-name="CharStyle10">the kingdom out of Solomon’s hands and give you ten of the clans [[though he is to keep one </text:span><text:span text:style-name="CharStyle12">3</text:span><text:span text:style-name="CharStyle10"><text:span text:style-name="T1">2 </text:span></text:span><text:span text:style-name="CharStyle10">clan, for the sake of my servant David and for the sake of Jeru­salem the city I have chosen from all the clans of Israel; for </text:span><text:span text:style-name="CharStyle12">33 </text:span><text:span text:style-name="CharStyle10">they have forsaken me for the worship of Astarte the goddess of the Phoenicians, of Kemosh the god of Moab, and of Milkom the god of the Ammonites; they have not lived my life, doing what is right in my eyes and living by my rules and regula­tions, as David his father did. However, I will not take all the </text:span><text:span text:style-name="CharStyle12">34 </text:span><text:span text:style-name="CharStyle10">kingdom out of his hands; for the sake of my servant David, whom I chose, I will leave him his royalty as long as he lives, but I will take the kingdom out </text:span><text:span text:style-name="CharStyle12">35 </text:span><text:span text:style-name="CharStyle10">of his son’s hands and give you the ten clans; his son shall have 36 one clan, so that my servant David may always have one of his race before me in Jerusalem, the city I have chosen as my seat. I will take you to reign 37 over Israel, to rule as widely as you please; if you listen to all my 38 orders and live my life, doing what is right in my eyes, keeping my rules and regulations as my servant David did, then I will be on your side and establish your dynasty as I did Da­vid’s]].’” Solomon therefore 40 tried to murder Jeroboam, but Jeroboam fled away to Egypt, to Shishak king of Egypt, where he remained till the death of Solomon.</text:span></text:p>
        <text:p text:style-name="P41"><text:span text:style-name="CharStyle10">As for the rest of the acts of 41 Solomon, his deeds and his wis­dom, are </text:span><text:span text:style-name="CharStyle34">they </text:span><text:span text:style-name="CharStyle10">not described in the book of the Acts of Solo­mon? Solomon reigned in Je- 42 rusalem over all Israel for forty years. Then Solomon slept 43 with his fathers and was buried</text:span></text:p>
        <text:p text:style-name="P26"><text:span text:style-name="CharStyle10">in the city of David his father, 1 </text:span><text:span text:style-name="CharStyle16">ey</text:span><text:span text:style-name="CharStyle10"> As soon as Jeroboam the 2-1^ son of Nebat heard this— he was still in Egypt, whither he had fled to escape Solomon—he came back to his native town of Sareira in the highlands of Eph-</text:span></text:p>
        <text:p text:style-name="Body_20_text_20__28_3_29__20__2b__20_DropCap2">n<text:span text:style-name="CharStyle4">raim.</text:span></text:p>
        <text:p text:style-name="P26"><text:span text:style-name="CharStyle10">Rehoboam succeeded his 1 </text:span><text:span text:style-name="CharStyle16">ey</text:span><text:span text:style-name="CharStyle10"> father Solomon. He went i to Shechem, for all </text:span><text:soft-page-break/><text:span text:style-name="CharStyle10">Israel had gone to elect him king at 3 Shechem. The people said to 4 Rehoboam, “Your father’s rule was heavy; lighten the heavy rule he imposed upon us and his crushing service, and we will 5 serve you.” He said to them, “Go away for three days and then come back to me.” When </text:span><text:span text:style-name="CharStyle36">6</text:span><text:span text:style-name="CharStyle10"> the people went away, king Re­hoboam consulted the old coun­cillors who had served his father Solomon. He asked them what answer they would advise him 7 to return to the people. They said, “If you will be a servant to this people here and now, serv­ing them, if you speak favour­able words to them, they will be 8 your servants for all time.” But he set aside the advice of the old councillors and consulted the juniors of his own age in his 9 retinue. He asked them what answer they would advise him to return to the demand of the people that Solomon’s rule should be lightened. These juniors of his own age replied, io “This people cried to you, ‘Your father’s rule was heavy, make you it lighter for us’? Well, tell them this: ‘My little finger is thicker than my father’s thighs, ii If my father’s rule pressed hard on you, I will press harder still; my father lashed you with scourges, but I will lash you with 12 scorpions.’” On the third day all Israel came back, as</text:span></text:p>
        <text:p text:style-name="P23"><text:span text:style-name="CharStyle10">king Rehoboam had told them. The king gave them a harsh 13 answer. He set aside the advice given him by his senior coun­cillors, and spoke to the people 14 as the juniors had advised: “My father’s rule pressed hard on you, but I will press harder still; my father lashed you with scourges, but I will lash you with scorpions.” So the king 15 refused to heed the people. (This was a turn of things brought about by the Eternal, to carry out the word which he had sent by Ahijah of Shilo to Jeroboam the son of Nebat.) When all Israel saw that the 16 king refused to heed them, the people retorted to the king,</text:span></text:p>
        <text:p text:style-name="P52"><text:span text:style-name="CharStyle26">What part have we in David?</text:span></text:p>
        <text:p text:style-name="P53"><text:span text:style-name="CharStyle26">We’re done with Jesse’s son!</text:span></text:p>
        <text:p text:style-name="P53"><text:span text:style-name="CharStyle26">Look to your own house, David, now!</text:span></text:p>
        <text:p text:style-name="P49"><text:span text:style-name="CharStyle10">Home, Israel, to your homes! When king Rehoboam sent 18 them Adoniram, who was in charge of the labour-gangs, all Israel stoned him to death; whereupon king Rehoboam mounted his chariot in a hurry to escape to Jerusalem.</text:span></text:p>
        <text:p text:style-name="P49"><text:span text:style-name="CharStyle10">So Israel rebelled against the 19 dynasty of David, as it still does. When all Israel heard that 20 Jeroboam had returned to the country, they summoned him to a popular assembly and elected him king over all Israel, only the clan of Judah being left loyal to the dynasty of David.</text:span></text:p>
        <text:p text:style-name="P49"><text:span text:style-name="CharStyle10">On reaching Jerusalem, Reho- 21 boam mustered all the men of Judah and of the clan of Ben­jamin, a hundred and eighty thousand picked men-at-arms, to attack Israel and recover the kingdom for Rehoboam the son of Solomon. But this message 22 came from the Eternal to She-</text:span></text:p>
      </text:section>
      <text:section text:style-name="Sect3" text:name="Section10">
        <text:p text:style-name="P2"/>
        <text:p text:style-name="P1"/>
      </text:section>
      <text:section text:style-name="Sect4" text:name="Section11">
        <text:list xml:id="list3371825448853266846" text:style-name="L23">
          <text:list-item>
            <text:p text:style-name="P69"><text:span text:style-name="CharStyle10"><text:tab/>maiah, a man of God: “Give this message from the Eternal to Rehoboam the son of Solo­mon, king of Judah, and to all the men of Judah and Ben­jamin, and to the rest of the</text:span></text:p>
          </text:list-item>
          <text:list-item>
            <text:p text:style-name="P106"><text:span text:style-name="CharStyle10"><text:tab/>people. ‘You shall not march or fight against your fellows in Israel. Back home, every man of you! What has happened, I have caused to happen!’ ” They listened to this message from the Eternal and returned home, as the Eternal had bidden them.</text:span></text:p>
          </text:list-item>
          <text:list-item>
            <text:p text:style-name="P115"><text:span text:style-name="CharStyle10"><text:tab/>Jeroboam fortified Shechem in the highlands of Ephraim and lived there. Later on, he left it and fortified Penuel.</text:span></text:p>
          </text:list-item>
          <text:list-item>
            <text:p text:style-name="P76"><text:span text:style-name="CharStyle10"><text:tab/>Then Jeroboam thought to him­self, “The kingdom will go back to the dynasty of David;</text:span></text:p>
          </text:list-item>
          <text:list-item>
            <text:p text:style-name="P76"><text:span text:style-name="CharStyle10"><text:tab/>if these people go up to sacri­fice at the temple of the Eternal in Jerusalem, then their heart will </text:span><text:soft-page-break/><text:span text:style-name="CharStyle10">turn to their lord again, to Rehoboam the king of Judah,</text:span></text:p>
          </text:list-item>
          <text:list-item>
            <text:p text:style-name="P76"><text:span text:style-name="CharStyle10"><text:tab/>and they will kill me.” So he thought the matter over. He made two golden calves and said to the people, “You need not go up any longer to Jeru­salem; here are your gods, O Israel, the gods that brought you from the land of Egypt!”</text:span></text:p>
          </text:list-item>
          <text:list-item>
            <text:p text:style-name="P76"><text:span text:style-name="CharStyle10"><text:tab/>One of them he placed at Bethel,</text:span></text:p>
          </text:list-item>
          <text:list-item>
            <text:p text:style-name="P84"><text:span text:style-name="CharStyle10"><text:tab/>and the other at Dan. This proved a sin for Israel, for the people went to worship the one at Bethel and the other at Dan.</text:span></text:p>
          </text:list-item>
          <text:list-item>
            <text:p text:style-name="P84"><text:span text:style-name="CharStyle10"><text:tab/>He also turned some shrines into temples, and made priests from the masses, who were not Levitical.</text:span></text:p>
          </text:list-item>
          <text:list-item>
            <text:p text:style-name="P115"><text:span text:style-name="CharStyle10"><text:tab/>Jeroboam fixed a festival on the fifteenth day of the eighth month, like the festival held in Judah, when he offered sacrifices on the altar to the calves and placed at Bethel the priests of the shrines that he had made.</text:span></text:p>
          </text:list-item>
        </text:list>
        <text:p text:style-name="P23"><text:span text:style-name="CharStyle10">It was on the fifteenth day of </text:span><text:span text:style-name="CharStyle12">33 </text:span><text:span text:style-name="CharStyle10">the eighth month that he sacri­ficed on the altar he had made at Bethel, a month he had chosen out of his own head, fixing a festival for the Israelites and offering sacrifice with in­cense on the altar. Then 1 o came a man of God from Judah to Bethel, moved by the Eternal, just as Jeroboam was standing ready to burn incense at the altar. He cried out 2 against the altar, moved by a word from the Eternal, “O altar, altar, this is the Eternal’s mes­sage: ‘A child called Josiah shall be born to the dynasty of David, and he shall sacrifice on you the priests of the shrines who burn incense on you; on you shall bones of men be burned!”’ At the same time 3 he announced this miracle pre­dicted by the Eternal, “The altar shall be split up and the refuse on it flung aside!” When 4 the king heard what the man of God had cried against the altar at Bethel, Jeroboam raised his hand from the altar and said, “Arrest him.” But the hand he had raised against him withered up, so that he could not draw it back. Also, the 5 altar split and the refuse was flung aside, by the very miracle which the man of God had pre­dicted as inspired by the Eter­nal. The king appealed to 6 the man of God, “Do appease the Eternal your God and pray for me, that my hand may be re­stored to me again.” At the intercession of the man of God, the king’s hand was restored to him, as it had been before. Then 7 said the king to the man of God, “Come home with me and re­fresh yourself, and I will present you with a reward.” But the 8</text:span></text:p>
      </text:section>
      <text:section text:style-name="Sect4" text:name="Section12">
        <text:p text:style-name="P219"><text:span text:style-name="CharStyle10">man of God replied, “Though you were to present me with half of your house, I would not enter it with you, nor will I eat 9 bread or drink water here; for the Eternal’s orders to me were that I was neither to eat nor to drink, nor to go back by the</text:span></text:p>
        <text:p text:style-name="P31"><text:span text:style-name="CharStyle10">io<text:tab/>road I came.” So he took another road and did not go back by the road he had come to Bethel.</text:span></text:p>
        <text:p text:style-name="P30"><text:span text:style-name="CharStyle10">it At Bethel there was a certain old prophet. His sons came and told him all that the man of God had done that day at Bethel, telling their father also what he</text:span></text:p>
        <text:list xml:id="list110810668240424794" text:style-name="L24">
          <text:list-item>
            <text:p text:style-name="P96"><text:span text:style-name="CharStyle10"><text:tab/>had said to the king. “Which road did he take?” said their father. His sons pointed out the road taken by the man of God</text:span></text:p>
          </text:list-item>
          <text:list-item>
            <text:p text:style-name="P96"><text:span text:style-name="CharStyle10"><text:tab/>from Judah. Then he told his sons to saddle his ass. When</text:span></text:p>
          </text:list-item>
          <text:list-item>
            <text:p text:style-name="P77"><text:span text:style-name="CharStyle10"><text:tab/>they had saddled his ass, he rode away after the man of God, whom he found seated under an oak. He said, “Are you the man of God from Judah?” “Yes,” he</text:span></text:p>
          </text:list-item>
          <text:list-item>
            <text:p text:style-name="P77"><text:span text:style-name="CharStyle10"><text:tab/>replied. Then he said, “Come home with me and have some</text:span></text:p>
          </text:list-item>
          <text:list-item>
            <text:p text:style-name="P77"><text:span text:style-name="CharStyle10"><text:tab/>food.” He answered, “I cannot go back with you, nor can I eat</text:span></text:p>
          </text:list-item>
          <text:list-item>
            <text:p text:style-name="P77"><text:span text:style-name="CharStyle10"><text:tab/>or drink here, for I was told by the Eternal neither to eat nor to drink here, nor to return by</text:span></text:p>
          </text:list-item>
          <text:list-item>
            <text:p text:style-name="P77"><text:span text:style-name="CharStyle10"><text:tab/>the road I came.” The old prophet said, “I am a prophet too, and an angel said to me, by order of the Eternal, that I was to bring you back with me to my house, to eat and drink.”</text:span></text:p>
          </text:list-item>
          <text:list-item>
            <text:p text:style-name="P77"><text:span text:style-name="CharStyle10"><text:tab/>(This was a lie.) So he went back along with him and ate and</text:span></text:p>
          </text:list-item>
          <text:list-item>
            <text:p text:style-name="P85"><text:span text:style-name="CharStyle10"><text:tab/>drank in his house. But as they were sitting at table, a word came from the Eternal to the prophet who had brought</text:span></text:p>
          </text:list-item>
          <text:list-item>
            <text:p text:style-name="P85"><text:span text:style-name="CharStyle10"><text:tab/>the man back; he called out to the man of God from Judah, “This is the Eternal’s word: since you have scouted the order</text:span></text:p>
          </text:list-item>
        </text:list>
        <text:p text:style-name="P18"><text:span text:style-name="CharStyle10">of the Eternal and disobeyed what the Eternal your God commanded you, coming back 22 and taking food where he for­bade you to take food, your corpse shall never reach the tomb of your fathers.” After he 23 had eaten and drunk, the old prophet saddled the ass for him; off he went, but a lion met him 24 on the road and killed him; his corpse lay on the road, with the ass standing beside it, and also the lion. Some passers-by saw 25 the corpse lying on the road, with the lion beside it, and they went and told the news to the people at the town-gate where the old prophet was sitting.</text:span></text:p>
        <text:p text:style-name="P34"><text:span text:style-name="CharStyle10">When the prophet who had 26 induced him to return heard the news, he said, “That is the man of God who scouted the orders of the Eternal; so the Eternal has given him over to a lion which has tom and killed him, just as the Eternal pre­dicted to him.” “Saddle my 27 ass,” he said to his sons. They saddled it, and he rode off to 28 find the corpse lying on the road, with the ass and the lion stand­ing beside it; the lion had neither eaten the corpse nor tom the ass. So the prophet 29 lifted the corpse of the man of God on to his ass and brought it back to the town to be buried 30 in his own tomb. “Alas! my brother!” men wailed. When 31 the man had been buried, the old prophet said to his sons, “When I die, bury me in the tomb where the man of God is buried, lay my bones beside his. For his threat, inspired by the 32 Eternal, against the altar at Bethel and against all the shrines on the heights through­out the towns of Samaria shall certainly be fulfilled.”</text:span></text:p>
        <text:list xml:id="list213058784866098" text:style-name="L23">
          <text:list-item>
            <text:p text:style-name="P188"><text:span text:style-name="CharStyle10"><text:tab/>All this did not make Jero­boam give up his evil practices; he again chose priests for the shrines from the masses, he con­secrated anyone he liked, and the man became a priest of the</text:span></text:p>
          </text:list-item>
          <text:list-item>
            <text:p text:style-name="P135"><text:span text:style-name="CharStyle10"><text:tab/>shrines. This proved a sin for the dynasty of Jeroboam, and led to its being swept off the earth and abolished.</text:span></text:p>
          </text:list-item>
        </text:list>
        <text:p text:style-name="Body_20_text_20__28_2_29__20__2b__20_DropCap6">M<text:span text:style-name="CharStyle10">Once Jeroboam’s son Abi- jah fell ill. Jeroboam said to his wife, “Pray go and dis­guise yourself, </text:span><text:soft-page-break/><text:span text:style-name="CharStyle10">that no one may know you are Jeroboam’s wife, and make your way to Shilo, where the prophet Ahijah is staying, the man who predicted that I was to reign over this peo- </text:span><text:span text:style-name="CharStyle12">3</text:span><text:span text:style-name="CharStyle10"> pie. Take ten loaves with you, some cakes for his children, and a jar of honey; go to him, and he will tell you how the child is to 4 fare.” Jeroboam’s wife did so; she went off to Shilo and reached the house of Ahijah. Now Ahijah could not see, his 5 eyes were so dim with age. But the Eternal had told Ahijah, “Here comes Jeroboam’s wife to get an oracle from you about her son, who is ill” (telling him what to say). In she came, dis- 6 guised as another woman; but when Ahijah heard her foot­steps as she entered, he said, “Come in, O wife of Jeroboam! But why do you bring me food? 7 I have sore news for you. [[Go and give Jeroboam this message from the Eternal the God of Israel: ‘As I raised you from among the people and made you supreme over my people Israel, 8 tearing the kingdom from Da­vid’s dynasty and giving it to you—and yet you have not been like my servant David, who obeyed my commands and fol­lowed me with all his heart, 9 doing only what was right in my eyes, but you have done worse than any before you, going and making foreign gods for yourself and metal idols, to vex me, and turning your back upon me; well then, I will bring io doom on the dynasty of Jero­boam and strip Jeroboam of every male child, fettered or free, in Israel; I will make a clean sweep of the dynasty of Jeroboam, as dung is swept away, every speck of it.’ Any- </text:span><text:span text:style-name="CharStyle11">ii </text:span><text:span text:style-name="CharStyle10">one belonging to Jeroboam who dies in the city, the dogs shall devour him; anyone who dies out in the country, wild birds shall eat him up; for so the Eternal decrees.]] Leave me, 12 and as you enter your native place your maidens shall come forward to meet you, saying, ‘The child is dead.’ He shall be 13 mourned and buried by all Is­rael, for he is the only one of Jeroboam’s household who shall be laid in the grave; there is something good in him, some loyalty to the Eternal the God of Israel, among all the house­hold of Jeroboam. Moreover, 14 the Eternal will raise up a king for himself over Israel, who shall then destroy the dynasty of Jeroboam; and even then the 15 Eternal will strike Israel till it sways like a reed in water; he will root Israel out of this fine country which he gave to their fathers and scatter them east of the Euphrates, because they have vexed the Eternal by making sacred poles for them­selves. He will give Israel up, 16 for the sins committed by Jero­boam, the sins by which he has led Israel into sin.”</text:span></text:p>
        <text:p text:style-name="P41"><text:span text:style-name="CharStyle10">Jeroboam’s wife rose and went 17 away to Tirzah; as soon as she reached the threshold of her house, the child died. All Is- 18</text:span></text:p>
        <text:p text:style-name="P51"><text:span text:style-name="CharStyle10">rael buried him and mourned for him, as the Eternal had pre­dicted by his servant the prophet Ahijah.</text:span></text:p>
        <text:list xml:id="list213058941834752" text:style-name="L18">
          <text:list-item>
            <text:p text:style-name="P117"><text:span text:style-name="CharStyle10"><text:tab/>As for the rest of the acts of Jeroboam, his wars and govern­ment, they are described in the Annals of the Kings of Israel.</text:span></text:p>
          </text:list-item>
          <text:list-item>
            <text:p text:style-name="P107"><text:span text:style-name="CharStyle10"><text:tab/>Jeroboam reigned for twenty- two years; then he slept with his fathers, and his son Nadab reigned instead of him.</text:span></text:p>
          </text:list-item>
          <text:list-item>
            <text:p text:style-name="P117"><text:span text:style-name="CharStyle10"><text:tab/>In Judah Rehoboam the son of Solomon reigned. Rehoboam was forty-one years old when he began to reign, and in Jeru­salem, the city chosen by the Eternal out of all the clans of Israel as his seat, he reigned for seventeen years. His mother’s name was Naamah the Ammon-</text:span></text:p>
          </text:list-item>
          <text:list-item>
            <text:p text:style-name="P107"><text:span text:style-name="CharStyle10"><text:tab/>itess. Judah did what was evil in the sight of the Eternal, rousing him to wrath with the sins they committed, beyond all that their fathers had ever done.</text:span></text:p>
          </text:list-item>
          <text:list-item>
            <text:p text:style-name="P107"><text:span text:style-name="CharStyle10"><text:tab/>For they erected shrines, obe­lisks, and sacred poles, on every height and under every spread-</text:span></text:p>
          </text:list-item>
          <text:list-item>
            <text:p text:style-name="P118"><text:span text:style-name="CharStyle10"><text:tab/>ing tree; also there were temple- prostitutes in the land. The people copied all the abomi­nable practices </text:span><text:soft-page-break/><text:span text:style-name="CharStyle10">of the nations whom the Eternal had dispos­sessed to make room for the</text:span></text:p>
          </text:list-item>
          <text:list-item>
            <text:p text:style-name="P118"><text:span text:style-name="CharStyle10"><text:tab/>Israelites. So in the fifth year of Rehoboam Shishak king of</text:span></text:p>
          </text:list-item>
          <text:list-item>
            <text:p text:style-name="P118"><text:span text:style-name="CharStyle10"><text:tab/>Egypt attacked Jerusalem, car­rying off the treasures of the temple of the Eternal and the treasures of the royal palace, every one of them, and carrying off all the golden shields that</text:span></text:p>
          </text:list-item>
          <text:list-item>
            <text:p text:style-name="P118"><text:span text:style-name="CharStyle10"><text:tab/>Solomon had made. King Reho­boam made bronze shields in­stead, which he entrusted to the officers of the guard who guarded the entry to the royal palace;</text:span></text:p>
          </text:list-item>
          <text:list-item>
            <text:p text:style-name="P118"><text:span text:style-name="CharStyle10"><text:tab/>whenever the king went inside the temple of the Eternal, the guards bore the shields, and</text:span></text:p>
          </text:list-item>
        </text:list>
        <text:p text:style-name="P18"><text:span text:style-name="CharStyle10">then brought them back to the guard-room.</text:span></text:p>
        <text:p text:style-name="P36"><text:span text:style-name="CharStyle10">As for the rest of the acts of 29 Rehoboam and all his deeds, are they not described in the Annals of the Kings of Judah P (Between Rehoboam and Jero- 30 boam there was constant war.) Rehoboam slept with his fathers </text:span><text:span text:style-name="CharStyle12">3</text:span><text:span text:style-name="CharStyle10"><text:span text:style-name="T1">1 </text:span></text:span><text:span text:style-name="CharStyle10">and was buried with his fathers in David’s burg; Abi.jam his son reigned instead of him.</text:span></text:p>
        <text:p text:style-name="P36"><text:span text:style-name="CharStyle10">It was in the eighteenth "J £? year of king Jeroboam the son of Nebat that Abijam began to reign over Judah. For three 2 years he reigned in Jerusalem; his mother’s name was Maakah the grand-daughter of Absalom.</text:span></text:p>
        <text:p text:style-name="P18"><text:span text:style-name="CharStyle10">He lived in all the sins of his 3 father before him; his heart was not undivided for the Eternal his God, as the heart of David his ancestor had been. Still, 4 for the sake of David, the Eter­nal his God let David’s line last in Jerusalem, because David 5 had done what was right in the eyes of the Eternal and had never swerved from any com­mand of the Eternal all his life, except in the affair of Uriah the fiittite. Between Abijam </text:span><text:span text:style-name="CharStyle12">7 </text:span><text:span text:style-name="CharStyle10">and Jeroboam there was war. But as for the rest of the acts of Abijam and all his deeds, are they not described in the Annals of the Kings of Judah? Abijam 8 slept with his fathers and was buried in David’s burg. Asa his brother reigned instead of him.</text:span></text:p>
        <text:p text:style-name="P36"><text:span text:style-name="CharStyle10">It was in the twentieth year 9 of Jeroboam king of Israel that Asa began to reign over Judah.</text:span></text:p>
        <text:p text:style-name="P18"><text:span text:style-name="CharStyle10">He reigned in Jerusalem for 10 forty-one years; his mother’s name was Maakah the grand­daughter of Absalom. Asa did 11 what was right in the eyes of the Eternal, like his ancestor David.</text:span></text:p>
        <text:p text:style-name="P18"><text:span text:style-name="CharStyle10">He expelled the temple-prosti- 12</text:span></text:p>
      </text:section>
      <text:section text:style-name="Sect4" text:name="Section13">
        <text:p text:style-name="P214"><text:span text:style-name="CharStyle10">tutes from the land, he cleared out all the fetishes erected by</text:span></text:p>
        <text:list xml:id="list5682278506535193435" text:style-name="L25">
          <text:list-item>
            <text:p text:style-name="P150"><text:span text:style-name="CharStyle10"><text:tab/>his fathers, and he deposed his mother Maakah from the posi­tion of queen-mother, because she had made an obscene object for Astarte. Asa demolished this object of an image and burned it in the Kidron-ravine.</text:span></text:p>
          </text:list-item>
          <text:list-item>
            <text:p text:style-name="P175"><text:span text:style-name="CharStyle10"><text:tab/>The shrines were not removed, but all his life Asa’s mind was undivided for the Eternal.</text:span></text:p>
          </text:list-item>
        </text:list>
        <text:list xml:id="list213057036949918" text:style-name="L8">
          <text:list-item>
            <text:p text:style-name="P189"><text:span text:style-name="CharStyle10"><text:tab/>War raged between Asa and Baasha king of Israel all their</text:span></text:p>
          </text:list-item>
          <text:list-item>
            <text:p text:style-name="P173"><text:span text:style-name="CharStyle10"><text:tab/>days. Baasha king of Israel attacked Judah, fortifying Ra- mah in order to prevent anyone passing to or from Asa king of</text:span></text:p>
          </text:list-item>
          <text:list-item>
            <text:p text:style-name="P173"><text:span text:style-name="CharStyle10"><text:tab/>Judah. So Asa took all the silver and gold left in the treas­ures of the temple of the Eternal and the royal palace, and handed them to some of his officers, whom he sent to Benhadad, son of Tabrimmon and grandson of Hezion, the king of Aram at Damascus, with this appeal:</text:span></text:p>
          </text:list-item>
          <text:list-item>
            <text:p text:style-name="P173"><text:span text:style-name="CharStyle10"><text:tab/>“There is an alliance between myself and you, between my father and your father. Here is a present of silver and gold; come, break your alliance with Baasha king of Israel, and force</text:span></text:p>
          </text:list-item>
          <text:list-item>
            <text:p text:style-name="P144"><text:span text:style-name="CharStyle10"><text:tab/>him to let me alone.” Benha­dad agreed to king Asa’s re­quest; he sent his generals to attack the towns of Israel and stormed Ijon, Dan, Abel-beth- maacah, and all the district of Kinneroth as far as Naphtali.</text:span></text:p>
          </text:list-item>
          <text:list-item>
            <text:p text:style-name="P144"><text:span text:style-name="CharStyle10"><text:tab/>When Baasha heard this, he stopped fortifying Hamah and</text:span></text:p>
          </text:list-item>
          <text:list-item>
            <text:p text:style-name="P144"><text:span text:style-name="CharStyle10"><text:tab/>returned to Tirzah. Then king Asa summoned all the men of Judah, without exception, and they carried away the stones and timber with which Baasha had been fortifying Ramah; king Asa used them to fortify Geba in Benjamin and also Mizpah.</text:span></text:p>
          </text:list-item>
        </text:list>
        <text:p text:style-name="P40"><text:span text:style-name="CharStyle10">As for the rest of the acts of 23 Asa and his exploits, his deeds, and the towns he built, are they not described in the Annals of the Kings of Judah? (In his old age he had disease in his feet.) Asa slept with his fathers 24 and was buried with Ins fathers in David’s burg. Jehoshaphat his son reigned instead of him.</text:span></text:p>
        <text:p text:style-name="P41"><text:span text:style-name="CharStyle10">It was in the second year of 25 Asa king of Judah that Nadab the son of Jeroboam began to reign over Israel, and over Is­rael he reigned for two years.</text:span></text:p>
        <text:p text:style-name="P18"><text:span text:style-name="CharStyle10">He did w'hat was evil in the 26 sight of the Eternal; he lived as his father had lived, in the sin by which he had led Israel into sin. Baasha the son of Ahijah, 27 who belonged to Issachar, con­spired against him; Baasha killed him at Gibbethon, which belonged to the Philistines, while Nadab and all Israel were besieging Gibbethon. It was in 28 the third year of Asa king of Judah that Baasha murdered Nadab and reigned instead of him. No sooner was he king, 29 than he killed all the household of Jeroboam, leaving not a single soul to Jeroboam’s house­hold whom he did not destroy (in accordance with the predic­tion of the Eternal by his serv­ant Ahijah of Sliilo), in requital 30 for the sins committed by Jero­boam, the sins by which he had led Israel into sin, vexing the Eternal, the God of Israel. As 31 for the rest of the acts of Nadab and all his deeds, are they not described in the Annals of the Kings of Israel?</text:span></text:p>
        <text:p text:style-name="P45"><text:span text:style-name="CharStyle10">It was in the third year of 33 Asa king of Judah that Baasha the son of Ahijah began his reign of twenty-four years in Tirzah over all Israel. He did 34 what was evil in the sight of the</text:span></text:p>
        <text:p text:style-name="P26"><draw:frame draw:style-name="fr2" draw:name="38" text:anchor-type="paragraph" svg:x="1.9898in" svg:y="0.3535in" svg:width="0.2598in" svg:height="0.0161in" draw:z-index="5"><draw:image xlink:href="Pictures/10000000000000270000001BCD86CF0D.jpg" xlink:type="simple" xlink:show="embed" xlink:actuate="onLoad"/><draw:contour-polygon svg:width="0.2598in" svg:height="0.1799in" svg:viewBox="0 0 660 457" draw:points="0,0 660,0 660,457 0,457" draw:recreate-on-edit="true"/></draw:frame><text:span text:style-name="CharStyle10">Eternal, living as Jeroboam had lived, in the sin by which he had led Israel into sin. So this message from the Eternal came to Jehu the son of Hanani</text:span></text:p>
        <text:list xml:id="list6372509836426661670" text:style-name="L26">
          <text:list-item>
            <text:p text:style-name="P190"><text:span text:style-name="CharStyle10"><text:tab/>against Baasha: “As I lifted you from the dust and made you su­preme over my people Israel, and yet you have lived as Jero­boam lived and led my people Israel into sin, till they have</text:span></text:p>
          </text:list-item>
          <text:list-item>
            <text:p text:style-name="P190"><text:span text:style-name="CharStyle10"><text:tab/>vexed me with their vain idols, I will make a clean sweep of Baasha and his household; I will make your household like the household of Jeroboam the son</text:span></text:p>
          </text:list-item>
          <text:list-item>
            <text:p text:style-name="P192"><text:span text:style-name="CharStyle10"><text:tab/>of Nebat. Anyone belonging to Baasha who dies in the city, him shall the dogs devour; and any­one who dies out in the country,</text:span></text:p>
          </text:list-item>
          <text:list-item>
            <text:p text:style-name="P192"><text:span text:style-name="CharStyle10"><text:tab/>shall wild birds eat.” As for the rest cf Baasha’s acts and deeds and his exploits, are they not described in the Annals of</text:span></text:p>
          </text:list-item>
          <text:list-item>
            <text:p text:style-name="P192"><text:span text:style-name="CharStyle10"><text:tab/>the Kings of Israel? Baasha slept with his fathers and was buried at Tirzah; his son Elah reigned instead of him.</text:span></text:p>
          </text:list-item>
        </text:list>
        <text:list xml:id="list1152667993630105864" text:style-name="L27">
          <text:list-item>
            <text:p text:style-name="P193"><text:span text:style-name="CharStyle10"><text:tab/>It was in the twenty-sixth year of Asa king of Judah that Elah the son of Baasha began his two years’ reign in Tirzah</text:span></text:p>
          </text:list-item>
          <text:list-item>
            <text:p text:style-name="P191"><text:span text:style-name="CharStyle10"><text:tab/>over Israel. Zimri, one of his officers, in command of half of his chariots, conspired against him, as he was drinking himself drunk in the house of Arza his royal chamberlain at Tirzah;</text:span></text:p>
          </text:list-item>
          <text:list-item>
            <text:p text:style-name="P154"><text:span text:style-name="CharStyle10"><text:tab/>Zimri got in and struck him down dead, in the twenty- seventh year of Asa king of Judah. Zimri reigned instead</text:span></text:p>
          </text:list-item>
          <text:list-item>
            <text:p text:style-name="P154"><text:span text:style-name="CharStyle10"><text:tab/>of him. No sooner did he seat himself on the throne, at the very start of his reign, than he murdered all the household of Baasha, leaving him not a single male child belonging to his kith</text:span></text:p>
          </text:list-item>
          <text:list-item>
            <text:p text:style-name="P195"><text:span text:style-name="CharStyle10"><text:tab/>and kin. So did Zimri destroy all the household of Baasha, as the Eternal threatened Baasha</text:span></text:p>
          </text:list-item>
        </text:list>
        <text:p text:style-name="P18"><text:span text:style-name="CharStyle10">by the prophet Jehu, for all the 13 sins of Baasha and his son Elah, the sins by which they had led Israel into sin, vexing the Eter­nal the God of Israel with their vain idols. As for the rest of the 14 acts and deeds of Elah, are they not described in the Annals of the Kings of Israel?</text:span></text:p>
        <text:p text:style-name="P34"><text:span text:style-name="CharStyle10">It was in the twenty-seventh 15 year of Asa king of Judah that Zimri reigned for seven days at Tirzah. The army was besieg­ing Gibbethon, which belonged to the Philistines. When the 16 rumour reached the camp that Zimri had conspired and killed the king, all Israel in the camp at once elected their general Omri to be king. Omri marched 17 with all Israel from Gibbethon and besieged Tirzah; and when 18 Zimri saw that the town was captured, he withdrew inside the citadel of the royal palace and burned the palace over his head, dying for the sins he had 19 committed in doing what was evil in the sight of the Eternal, by living on the lines of Jero­boam, and in the sin by which he had led Israel into sin. As 20 for the rest of Zimri’s acts and the treason he practised, are they not all described in the Annals of the Kings of Israel?</text:span></text:p>
        <text:p text:style-name="P36"><text:span text:style-name="CharStyle10">Israel then split into two 21 parties; half of the people fol­lowed Tibni the son of Ginath and elected him king, half fol­lowed Omri. However, the fol- 22 lowers of Omri proved stronger than the followers of Tibni the son of Ginath; Tibni and his brother Joram died, and Omri reigned after Tibni.</text:span></text:p>
        <text:p text:style-name="P39"><text:span text:style-name="CharStyle10">It was in the thirty-first year 23 of Asa king of Judah that Omri began his twelve years’ reign over Israel. For six years he reigned at Tirzah. Then he 24</text:span></text:p>
        <text:p text:style-name="P51"><text:span text:style-name="CharStyle10">bought from Shemer the hill of Samaria for eight hundred and fifty pounds; he built on the hill, and called the city which he built “Samaria,” after Shemer the former owner of the hill.</text:span></text:p>
        <text:list xml:id="list2706927629158533651" text:style-name="L28">
          <text:list-item>
            <text:p text:style-name="P70"><text:span text:style-name="CharStyle10"><text:tab/>Omri did what was evil in the sight of the Eternal; he did worse</text:span></text:p>
          </text:list-item>
          <text:list-item>
            <text:p text:style-name="P86"><text:span text:style-name="CharStyle10"><text:tab/>than anyone before him, for he lived exactly as Jeroboam the son of Nebat had lived, in the sins by which he had led Israel into sin, till they vexed the Eternal the God of Israel with</text:span></text:p>
          </text:list-item>
          <text:list-item>
            <text:p text:style-name="P86"><text:span text:style-name="CharStyle10"><text:tab/>their vain idols. As for the rest of Omri’s acts and the exploits he performed, are they not de­scribed in the Annals of the</text:span></text:p>
          </text:list-item>
          <text:list-item>
            <text:p text:style-name="P108"><text:span text:style-name="CharStyle10"><text:tab/>Kings of Israel? Omri slept with his fathers and was buried at Samaria; his son Ahab reigned instead of him.</text:span></text:p>
          </text:list-item>
          <text:list-item>
            <text:p text:style-name="P91"><text:span text:style-name="CharStyle10"><text:tab/>It was in the thirty-eighth year of Asa king of Judah that Ahab the son of Omri began to reign over Israel; Ahab the son of Omri reigned in Samaria over Israel for twenty-two years.</text:span></text:p>
          </text:list-item>
          <text:list-item>
            <text:p text:style-name="P119"><text:span text:style-name="CharStyle10"><text:tab/>Ahab the son of Omri did what was evil in the sight of the Eter­nal more than anyone before</text:span></text:p>
          </text:list-item>
          <text:list-item>
            <text:p text:style-name="P86"><text:span text:style-name="CharStyle10"><text:tab/>him. It was the least of his offences that he lived in the sins of Jeroboam the son of Nebat; he actually married Jezebel, a daughter of Ethbaal the king of the Phoenicians, and then turned to serve and worship Baal!</text:span></text:p>
          </text:list-item>
          <text:list-item>
            <text:p text:style-name="P119"><text:span text:style-name="CharStyle10"><text:tab/>He erected an altar to Baal in a temple of Baal which he had</text:span></text:p>
          </text:list-item>
          <text:list-item>
            <text:p text:style-name="P119"><text:span text:style-name="CharStyle10"><text:tab/>built in Samaria. Ahab also made an image of Astarte; Ahab olid more to vex the Eternal the God of Israel than all the kings of Israel before him.</text:span></text:p>
          </text:list-item>
          <text:list-item>
            <text:p text:style-name="P91"><text:span text:style-name="CharStyle10"><text:tab/>It was during his reign that Hiel from Bethel fortified Jeri­cho: he laid the foundation at the cost of the life of his eldest son Abiram, and he finished the building at the cost of the life</text:span></text:p>
          </text:list-item>
        </text:list>
        <text:p text:style-name="P46"><text:span text:style-name="CharStyle10">of his youngest son Segub— exactly as the Eternal had given warning by Joshua the son of Nun.</text:span></text:p>
        <text:p text:style-name="P36"><text:span text:style-name="CharStyle10">Now Elijah the Tislibite "| </text:span><text:span text:style-name="CharStyle16">n </text:span><text:span text:style-name="CharStyle10">of Tishbe in Gilead said to </text:span><text:span text:style-name="CharStyle16">• </text:span><text:span text:style-name="CharStyle10">Ahab, “As the Eternal the God of Israel lives, whom I serve, there shall be neither dew nor rain these years except as I give orders.” Then this word from 2 the Eternal came to him: “Move from here, turn eastward 3 and hide at the brook Kerith east of the Jordan; there you 4 can drink water from the brook, and I have ordered the ravens to feed you.” So he went in 5 obedience to the order of the Eternal; he went and stayed at the brook Kerith east of the Jordan. The ravens used to 6 bring him bread in the morning and flesh in the evening, and he drank water from the brook. After a while the brook dried 7 up, as no rain fell on the country. And this word from 8 the Eternal came to him: “Go 9 away to Zarephath, which be­longs to Sidon, and stay there;</text:span></text:p>
        <text:p text:style-name="P23"><text:span text:style-name="CharStyle10">I have ordered a widow there to provide for you.” So he went 10 off to Zarephath. When he reached the gate of the town, there was a widow gathering some sticks! He called out to her, “Pray fetch me a little water in a vessel to drink”; as 11 she was going to fetch it, he called out to her, “And pray bring me a bite of food.” “As 12 the Eternal your God lives,” she replied, “I have nothing but a handful of meal in the jar and a little oil in a flask; I am just gathering a stick or two that I may go home and cook this for myself and my boy, that we may eat it before we die.” “Fear not,” said Elijah, “go 13</text:span></text:p>
        <text:p text:style-name="P51"><text:span text:style-name="CharStyle10">and do as you have said; but first make a little cake of it for me here, and then make some­thing for yourself and your son.</text:span></text:p>
        <text:list xml:id="list213058082328976" text:style-name="L9">
          <text:list-item>
            <text:p text:style-name="P78"><text:span text:style-name="CharStyle10"><text:tab/>For this is the Eternal the God of Israel’s promise, that the jar of meal shall not be used up, nor shall the flask of oil give out, before the day that the Eternal</text:span></text:p>
          </text:list-item>
          <text:list-item>
            <text:p text:style-name="P78"><text:span text:style-name="CharStyle10"><text:tab/>sends rain on the land.” She went and did as Elijah told her; she and he and her boy ate the</text:span></text:p>
          </text:list-item>
          <text:list-item>
            <text:p text:style-name="P78"><text:soft-page-break/><text:span text:style-name="CharStyle10"><text:tab/>food, and the jar of meal was never used up, the flask of oil never gave out, as the Eternal had promised through the lips of Elijah.</text:span></text:p>
          </text:list-item>
          <text:list-item>
            <text:p text:style-name="P121"><text:span text:style-name="CharStyle10"><text:tab/>Later on, the boy of the wom­an,the mistress of thehouse,took ill; his illness was so severe that there was no breath left in him.</text:span></text:p>
          </text:list-item>
          <text:list-item>
            <text:p text:style-name="P97"><text:span text:style-name="CharStyle10"><text:tab/>So she said to Elijah, </text:span><text:span text:style-name="CharStyle12">“0</text:span><text:span text:style-name="CharStyle10"> man of God, what have you to do with my life? Have you come here to call attention to some sin of mine and have my boy killed?”</text:span></text:p>
          </text:list-item>
          <text:list-item>
            <text:p text:style-name="P71"><text:span text:style-name="CharStyle10"><text:tab/>“Give me your boy,” he an­swered; and lifting him from her arms he carried him to the upper chamber where he lived and laid him on his own bed, crying out</text:span></text:p>
          </text:list-item>
          <text:list-item>
            <text:p text:style-name="P109"><text:span text:style-name="CharStyle10"><text:tab/>to the Eternal, “O Eternal my God, hast thou brought evil on this very widow with whom I am staying, by killing her boy?”</text:span></text:p>
          </text:list-item>
          <text:list-item>
            <text:p text:style-name="P109"><text:span text:style-name="CharStyle10"><text:tab/>Then he crouched over the child three times, crying out to the Eternal, “O Eternal my God, pray let the child’s life come</text:span></text:p>
          </text:list-item>
          <text:list-item>
            <text:p text:style-name="P109"><text:span text:style-name="CharStyle10"><text:tab/>back to him!” The Eternal listened to the prayer of Eli­jah; the child’s fife came back</text:span></text:p>
          </text:list-item>
          <text:list-item>
            <text:p text:style-name="P109"><text:span text:style-name="CharStyle10"><text:tab/>and he revived. Then Elijah took him down from the upper chamber into the house and handed him to his mother. “Look,” said Elijah, “your boy</text:span></text:p>
          </text:list-item>
          <text:list-item>
            <text:p text:style-name="P120"><text:span text:style-name="CharStyle10"><text:tab/>is living”; and the woman said to Elijah, “Now I know you are a man of God, and that the</text:span></text:p>
          </text:list-item>
        </text:list>
        <text:p text:style-name="P18"><text:span text:style-name="CharStyle10">Eternal really speaks through your lips.”</text:span></text:p>
        <text:p text:style-name="P34"><text:span text:style-name="CharStyle10">Many days after, this “I O word from the Eternal IO came to Elijah in the third year of the drought. “Go and show yourself to Ahab, and I will send rain on the land.” So Elijah 2 went to show himself to Ahab. Now the famine was raging in Samaria, and Ahab had sum- </text:span><text:span text:style-name="CharStyle12">3 </text:span><text:span text:style-name="CharStyle10">moned Obadiah, the prefect of the palace (Obadiah greatly revered the Eternal, for, when </text:span><text:span text:style-name="CharStyle12">4 </text:span><text:span text:style-name="CharStyle10">Jezebel was massacring the prophets of the Eternal, Obadiah took a hundred prophets and hid them by fifty in a cave, feeding them with bread and water). “Come,” said Ahab </text:span><text:span text:style-name="CharStyle12">5 </text:span><text:span text:style-name="CharStyle10">to Obadiah, “let us go over the land in search of any fountains and brooks; perhaps we may find grass to save the horses and mules alive, that the beasts may not be lost to us.” So they 6 divided the country between them, to traverse it; Ahab went in one direction by himself, and Obadiah went in another direc­tion by himself. As Obadiah </text:span><text:span text:style-name="CharStyle12">7 </text:span><text:span text:style-name="CharStyle10">went his way, he was sud­denly met by Elijah. He knew Elijah, and falling on his face he said. “Is that you, mv lord 8 Elijah?” “Yes,” Elijah an­swered, “go and tell your lord that Elijah is here.” “Now,” 9 said Obadiah, “what sin have I done that you should put me into Ahab’s power and make me lose my life? As the Eter- 10 nal your God lives, there is not a nation or realm where my lord has not sent in search of you; when they said you were not there, he made the realm or nation swear an oath that they had not come across you. And 11 you bid me go and tell my lord that ‘Elijah is here’! As soon 12</text:span></text:p>
      </text:section>
      <text:section text:style-name="Sect4" text:name="Section14">
        <text:p text:style-name="P220"><text:span text:style-name="CharStyle10">as I have left you, the spirit of the Eternal will carry you off beyond my ken, and when I tell Ahab, and he cannot find you, he will put me to death—though I, your humble servant, have revered the Eternal from my</text:span></text:p>
        <text:list xml:id="list213059023918048" text:style-name="L27">
          <text:list-item>
            <text:p text:style-name="P98"><text:span text:style-name="CharStyle10"><text:tab/>youth. Has not my lord heard what I did when Jezebel was massacring the prophets of the Eternal, how I hid a hundred of the Eternal’s prophets by fifty in a cave, feeding them with</text:span></text:p>
          </text:list-item>
          <text:list-item>
            <text:p text:style-name="P72"><text:span text:style-name="CharStyle10"><text:tab/>bread and water? And now you bid me go and tell my lord that ‘Elijah is here’; he will put me</text:span></text:p>
          </text:list-item>
          <text:list-item>
            <text:p text:style-name="P72"><text:span text:style-name="CharStyle10"><text:tab/>to death!” “As the Lord of hosts lives, whom I serve,” said Elijah, “I will certainly show myself to him this very day.”</text:span></text:p>
          </text:list-item>
          <text:list-item>
            <text:p text:style-name="P116"><text:span text:style-name="CharStyle10"><text:tab/>So Obadiah went to Ahab with the news, and Ahab went to</text:span></text:p>
          </text:list-item>
          <text:list-item>
            <text:p text:style-name="P98"><text:span text:style-name="CharStyle10"><text:tab/>meet Elijah. When Ahab saw Elijah, Ahab said to him, “You</text:span></text:p>
          </text:list-item>
          <text:list-item>
            <text:p text:style-name="P72"><text:span text:style-name="CharStyle10"><text:tab/>ruin of Israel, is that you?” He answered, “It is not I who have been the ruin of Israel, but you and your family, by forsaking the orders of the Eternal and</text:span></text:p>
          </text:list-item>
          <text:list-item>
            <text:p text:style-name="P72"><text:span text:style-name="CharStyle10"><text:tab/>following Baals. Send now and gather me all Israel at mount Karmel, with the four hundred and fifty prophets of Baal [fand the four hundred prophets of Astarte]], who are maintained</text:span></text:p>
          </text:list-item>
          <text:list-item>
            <text:p text:style-name="P110"><text:span text:style-name="CharStyle10"><text:tab/>by Jezebel.” So Ahab sent to all Israel and gathered the prophets at mount Karmel.</text:span></text:p>
          </text:list-item>
          <text:list-item>
            <text:p text:style-name="P116"><text:span text:style-name="CharStyle10"><text:tab/>Elijah drew near to all the people and said, “How long will you hobble on this faith and that? If the Eternal is God, follow him; if Baal, then follow him.” The people made no</text:span></text:p>
          </text:list-item>
          <text:list-item>
            <text:p text:style-name="P110"><text:span text:style-name="CharStyle10"><text:tab/>answer. Then Elijah said to the people, “I, I alone, am left as a prophet of the Eternal, while Baal has four hundred and</text:span></text:p>
          </text:list-item>
          <text:list-item>
            <text:p text:style-name="P110"><text:span text:style-name="CharStyle10"><text:tab/>fifty prophets. Let us have a couple of bullocks; they can choose one bullock for them­</text:span></text:p>
          </text:list-item>
        </text:list>
        <text:p text:style-name="P23"><text:span text:style-name="CharStyle10">selves and chop it up, laying the pieces on the wood, but putting no fire underneath it; I will dress the other bullock and lay it on the wood, putting no fire underneath it. You call to your 24 god, I will call to the Eternal, and the God who answers by fire, he is the real God.” “All right,” said the people. So 25 Elijah told the prophets of Baal, “Choose one bullock for your­selves, and dress it first (for you are many), calling to your god, but putting no fire under­neath.” They took their bul- 26 lock, dressed it, and called to Baal from morn to midday, crying, “Baal, answer us!” But not a sound came, no one an­swered, as they danced about the altar they had reared. When it came to midday, Elijah 27 taunted them. “Shout,” he told them, “for he is a god! He is musing, or away on business, or perhaps he is asleep and must be wakened!” So they shouted, 28 gashing themselves with knives and lances, as was their practice, till the blood poured over their bodies. After noon they raved 29 on till the hour of the evening sacrifice; but not a sound came, there was no one to answer them, no one to heed them.</text:span></text:p>
        <text:p text:style-name="P36"><text:span text:style-name="CharStyle10">Then said Elijah to all the 30 people, “Come close to me.”</text:span></text:p>
        <text:p text:style-name="P18"><text:span text:style-name="CharStyle10">All the pcopls came close to him, and he repaired the altar of the Eternal which had been broken down [[Elijah took 31 twelve stones, corresponding to the number of the clans of the sons of Jacob, to whom the Eternal’s promise had been made that they were to be named Israel; with the stones 32 he built an altar in honour of the Eternal]], making a trench round the altar about the space</text:span></text:p>
      </text:section>
      <text:section text:style-name="Sect4" text:name="Section15">
        <text:p text:style-name="P215"><text:span text:style-name="CharStyle10">of eighteen hundred square</text:span></text:p>
        <text:list xml:id="list2055408250645918483" text:style-name="L29">
          <text:list-item>
            <text:p text:style-name="P163"><text:span text:style-name="CharStyle10"><text:tab/>yards. He then arranged the wood, chopped up the bullock, and laid the pieces on the wood. “Fill four barrels with water,” he said, “and pour them over the sacrifice and over the wood.”</text:span></text:p>
          </text:list-item>
          <text:list-item>
            <text:p text:style-name="P145"><text:span text:style-name="CharStyle10"><text:tab/>“Do it again,” he added, and they did it again. “Do it a third time,” he said, and they</text:span></text:p>
          </text:list-item>
          <text:list-item>
            <text:p text:style-name="P145"><text:span text:style-name="CharStyle10"><text:tab/>did it a third time, till the water flowed round the altar. He also filled the trench with water.</text:span></text:p>
          </text:list-item>
          <text:list-item>
            <text:p text:style-name="P182"><text:span text:style-name="CharStyle10"><text:tab/>Then at the hour for the eve­ning sacrifice Elijah the prophet came forward. “O Eternal, God of Abraham and Isaac and Israel,” he cried, “this day may it be known that thou art God in Israel and that I am thy servant, that I have done all</text:span></text:p>
          </text:list-item>
        </text:list>
        <text:p text:style-name="P33"><text:span text:style-name="CharStyle10">3" this at thy bidding. Hear me, O Eternal, hear me, to let this people know that thou the Eternal art God and that thou hast made their minds turn to</text:span></text:p>
        <text:list xml:id="list6993810234191020437" text:style-name="L30">
          <text:list-item>
            <text:p text:style-name="P164"><text:span text:style-name="CharStyle10"><text:tab/>thee again.” Then the Eter­nal’s lightning fell, burning up the sacrifice, the wood, the stones, and the dust, and licking</text:span></text:p>
          </text:list-item>
          <text:list-item>
            <text:p text:style-name="P146"><text:span text:style-name="CharStyle10"><text:tab/>up the water in the trench. At the sight of this, all the people fell on their faces, crying, “The Eternal is God, the Eternal is</text:span></text:p>
          </text:list-item>
          <text:list-item>
            <text:p text:style-name="P146"><text:span text:style-name="CharStyle10"><text:tab/>God!” “Seize the prophets of Baal,” said Elijah, “let not a man of them escape.” They seized the prophets, and Elijah, taking them down to the brook Kishon, killed them there.</text:span></text:p>
          </text:list-item>
          <text:list-item>
            <text:p text:style-name="P183"><text:span text:style-name="CharStyle10"><text:tab/>Then said Elijah to Ahab, “Go back, eat and drink, for I hear</text:span></text:p>
          </text:list-item>
          <text:list-item>
            <text:p text:style-name="P176"><text:span text:style-name="CharStyle10"><text:tab/>the sound of a downpour.” So Ahab went back to eat and drink, while Elijah went to the top of mount Karmel, where he crouched on the earth, hiding his face between his knees.</text:span></text:p>
          </text:list-item>
          <text:list-item>
            <text:p text:style-name="P176"><text:span text:style-name="CharStyle10"><text:tab/>“Now go up,” he said to his servant, “look out to sea.” The servant went up and</text:span></text:p>
          </text:list-item>
        </text:list>
        <text:p text:style-name="P18"><text:span text:style-name="CharStyle10">looked; but he said, “There is nothing.” “Go again,” said Elijah, seven times. The sev- </text:span><text:span text:style-name="CharStyle12">44 </text:span><text:span text:style-name="CharStyle10">enth time, the servant said,</text:span></text:p>
        <text:p text:style-name="P18"><text:span text:style-name="CharStyle10">“A cloud is rising yonder out of the sea, as small as a man’s hand.” “Begone,” said Elijah, “tell Ahab to harness his char­iot and start, lest the rain stop him.” In a very short time the </text:span><text:span text:style-name="CharStyle12">45 </text:span><text:span text:style-name="CharStyle10">sky grew black with clouds and wind, and heavy rain fell. Ahab rode for Jezreel, but the Eternal 46 inspired Elijah till, with belt tight round his waist, he ran in front of Ahab as far as the en­trance to Jezreel.</text:span></text:p>
        <text:p text:style-name="P36"><text:span text:style-name="CharStyle10">When Ahab told Jezebel "I Q all that Elijah had done and all about his slaughter of the prophets, Jezebel sent this mes- 2 sage to Elijah; “As surely as you are Elijah and I am Jezebel, may the gods kill me and worse, if by this time to-morrow I do not make your life the same as any one of theirs.” Elijah in </text:span><text:span text:style-name="CharStyle12">3 </text:span><text:span text:style-name="CharStyle10">terror rose and ran for his life. When he reached Beersheba, which belongs to Judah, he left his servant there and travelled 4 himself for a whole day into the desert, where he went and sat under a broom-bush, praying for death. “I have had enough of it,” he cried; “O Eternal, take away my life now, for I am mortal as my fathers were.” Then he lay down under the 5 bush and fell asleep. Sud­denly an angel touched him, say­ing, “Rise and eat.” He opened 6 his eyes, and there, beside his head, was a cake, baked on hot stones, with a jar of water! After eating and drinking, he lay </text:span><text:span text:style-name="CharStyle39">down </text:span><text:span text:style-name="CharStyle10">again. The angel of the Eter- 7 nal came back a second time and touched him, saying, “Rise and eat; or the journey will be too much for you.” So he rose, 8</text:span></text:p>
        <text:p text:style-name="P59"><text:span text:style-name="CharStyle10">ate and drank, and in the strength of that food he went for forty days and forty nights to Horeb the mountain of God, 9 where he took shelter in a cave. [[Suddenly this word from the Eternal himself came to him: “What are you doing</text:span></text:p>
        <text:list xml:id="list213058515717494" text:style-name="L21">
          <text:list-item>
            <text:p text:style-name="P208"><text:span text:style-name="CharStyle10"><text:tab/>here, Elijah?” He replied, “I have been right zealous for the Eternal the God of hosts: the Israelites have forsaken thee, breaking down thine </text:span><text:soft-page-break/><text:span text:style-name="CharStyle10">altars and killing thy prophets; I am the only one left, and they are after</text:span></text:p>
          </text:list-item>
          <text:list-item>
            <text:p text:style-name="P208"><text:span text:style-name="CharStyle10"><text:tab/>me, to take my life.” “Go out­side,” said the Eternal, “and stand on the mountain before the Eternal.”]] Suddenly the Eternal went past. A strong, fierce wind tore the mountain, crashing the rocks before the Eternal; but the Eternal was not in the wind. After the wind came an earthquake, but the Eternal was not in the earth-</text:span></text:p>
          </text:list-item>
          <text:list-item>
            <text:p text:style-name="P208"><text:span text:style-name="CharStyle10"><text:tab/>quake; after the earthquake a fire, but the Eternal was not in the fire; after the fire the breath</text:span></text:p>
          </text:list-item>
          <text:list-item>
            <text:p text:style-name="P208"><text:span text:style-name="CharStyle10"><text:tab/>of a light whisper. As soon as Elijah heard that, he wrapped his face in his mantle and came out to the entrance of the cave. Then a voice came to him say­ing, “What are you doing here,</text:span></text:p>
          </text:list-item>
          <text:list-item>
            <text:p text:style-name="P208"><text:span text:style-name="CharStyle10"><text:tab/>Elijah?” He replied, “I have been right zealous for the Eter­nal the God of hosts; the Is­raelites have forsaken thee, breaking down thine altars and killing thy prophets; I am the only one left, and they are after</text:span></text:p>
          </text:list-item>
          <text:list-item>
            <text:p text:style-name="P223"><text:span text:style-name="CharStyle41"><text:tab/>me, to take my fife.” “Go back,” said the Eternal, “take the desert road to Damascus; when you arrive, you shall ap­point Hazael to be king of Aram,</text:span></text:p>
          </text:list-item>
          <text:list-item>
            <text:p text:style-name="P208"><text:span text:style-name="CharStyle10"><text:tab/>Jehu the grandson of Nimshi to be king of Israel, and Elisha the son of Shaphat of Abelmeholah to succeed you as prophet;</text:span></text:p>
          </text:list-item>
        </text:list>
        <text:p text:style-name="P18"><text:span text:style-name="CharStyle10">whoever escapes the sword of 17 Hazael shall Jehu slay, and who­ever escapes the sword of Jehu shall Elisha slay. But I will 18 spare seven thousand men in Is­rael—all who have never bowed the knee to Baal or kissed him.”</text:span></text:p>
        <text:p text:style-name="P18"><text:span text:style-name="CharStyle10">So Elijah went away.</text:span></text:p>
        <text:p text:style-name="P40"><text:span text:style-name="CharStyle10">He came upon Elisha the son 19 of Shaphat as he was ploughing behind twelve yoke of oxen, Eli­sha being next the twelfth pair. Elijah went across to him and flung his mantle over him; he 20 left the oxen to run after Elijah, crying, “Pray let me kiss my father and my mother, and then I will follow you.” “Go,” said Elijah, “but—consider what I have done to you!” He ran 21 back, took the pair of oxen and slaughtered them, using their harness to boil the flesh, which he gave to the people to eat; then he started to follow Elijah, acting as his attendant.</text:span></text:p>
        <text:p text:style-name="P41"><text:span text:style-name="CharStyle10">Now Naboth of Jezreel </text:span><text:span text:style-name="CharStyle42">ey~i </text:span><text:span text:style-name="CharStyle10">had a vineyard dose to the “ palace of Ahab the Samaritan king. Ahab said to Naboth, 2 “Give me your vineyard that I may make it a vegetable garden, for it is near my palace. I will give you a better vineyard in place of it, or, if you prefer it, I will give you its value in money.” “The Eternal forbid,” 3 said Naboth, “that I should ever give away my fathers’ property to you!” Ahab went home 4 chafing and sullen; he lay down on his bed, covering his face and refusing to take any food.</text:span></text:p>
        <text:p text:style-name="P41"><text:span text:style-name="CharStyle10">His wife Jezebel came and 5 asked him, “Why are you so de­pressed that you cannot eat?”</text:span></text:p>
        <text:p text:style-name="P18"><text:span text:style-name="CharStyle10">He said to her, “I asked Naboth 6 of Jezreel to let me buy his vine­yard, or, if he preferred it, to let me give him another vineyard in place of it, and he said he would</text:span></text:p>
        <text:list xml:id="list213058519354682" text:style-name="L26">
          <text:list-item>
            <text:p text:style-name="P122"><text:span text:style-name="CharStyle10"><text:tab/>not give me his vineyard.” Jeze­bel his wife said to him, “And are you not in command of Is­rael’s kingdom? Get up and take some food; cheer up, I will get you the vineyard of Naboth the</text:span></text:p>
          </text:list-item>
          <text:list-item>
            <text:p text:style-name="P123"><text:span text:style-name="CharStyle10"><text:tab/>Jezreelite.” So she wrote a letter in Ahab’s name, sealing it with his seal, and sending it to the sheikhs and the freemen who managed the town of Jez-</text:span></text:p>
          </text:list-item>
          <text:list-item>
            <text:p text:style-name="P124"><text:span text:style-name="CharStyle10"><text:tab/>reel along with Naboth. In the letter she wrote, “Proclaim a fast, put Naboth to the front</text:span></text:p>
          </text:list-item>
        </text:list>
        <text:p text:style-name="P32"><text:span text:style-name="CharStyle10">io<text:tab/>among the townsfolk, and get two rascals to confront him and charge him with having cursed God and the king; then away with him outside the town and</text:span></text:p>
        <text:p text:style-name="P30"><text:span text:style-name="CharStyle10">ix stone him to death.” The cit­izens, that is, the sheikhs and freemen who managed Naboth’s town, did </text:span><text:soft-page-break/><text:span text:style-name="CharStyle10">as Jezebel sent them</text:span></text:p>
        <text:list xml:id="list3763427676333080631" text:style-name="L31">
          <text:list-item>
            <text:p text:style-name="P99"><text:span text:style-name="CharStyle10"><text:tab/>instructions. They proclaimed a fast, they put Naboth to the</text:span></text:p>
          </text:list-item>
          <text:list-item>
            <text:p text:style-name="P99"><text:span text:style-name="CharStyle10"><text:tab/>front among the townsfolk, and the two rascals came and sat before him; these two rascals charged him, charged Naboth, before the people, with having cursed God and the king. Then he was taken outside the town</text:span></text:p>
          </text:list-item>
          <text:list-item>
            <text:p text:style-name="P73"><text:span text:style-name="CharStyle10"><text:tab/>and stoned to death. They sent word to Jezebel that Naboth</text:span></text:p>
          </text:list-item>
          <text:list-item>
            <text:p text:style-name="P73"><text:span text:style-name="CharStyle10"><text:tab/>had been stoned to death; and when Jezebel heard it, she said to Ahab, “Go and take posses­sion of Naboth’s vineyard at Jezreel, which he refused to let you buy, for Naboth is not alive</text:span></text:p>
          </text:list-item>
          <text:list-item>
            <text:p text:style-name="P73"><text:span text:style-name="CharStyle10"><text:tab/>but dead.” As soon as Ahab heard that Naboth was dead, Ahab started off to take posses­sion of the vineyard of Naboth the Jezreelite.</text:span></text:p>
          </text:list-item>
          <text:list-item>
            <text:p text:style-name="P125"><text:span text:style-name="CharStyle10"><text:tab/>Now this word from the Eter­nal came to Elijah the Tishbite:</text:span></text:p>
          </text:list-item>
          <text:list-item>
            <text:p text:style-name="P99"><text:span text:style-name="CharStyle10"><text:tab/>“Away down to meet Ahab king of Israel, who resides at Sama­ria; he is in the vineyard of Naboth, he has gone down to</text:span></text:p>
          </text:list-item>
        </text:list>
        <text:p text:style-name="P22"><text:span text:style-name="CharStyle10">take possession of it. Tell him 19 tills from the Eternal:<text:tab/>‘You</text:span></text:p>
        <text:p text:style-name="P18"><text:span text:style-name="CharStyle10">have killed and you have taken possession, have you?’ Tell him this from the Eternal: ‘Where dogs licked up the blood of Naboth, there shall dogs lick up your own blood.’ ” Ahab 20 said to Elijah, “So you have found me out, O my enemy!”</text:span></text:p>
        <text:p text:style-name="P18"><text:span text:style-name="CharStyle10">He answered, “I have found you out. Because you have sold yourself to no purpose in doing what is evil in the sight of the Eternal, I bring evil on 21 you, I w</text:span><text:span text:style-name="CharStyle10"><text:span text:style-name="T1">r</text:span></text:span><text:span text:style-name="CharStyle10">ill sweep you off, strip­ping Ahab of every male child, and of free and fettered alike in Israel; I will make your house 22 fare like the house of Jeroboam the son of Nebat and like the house of Baasha the son of Abi- jah, for the provocations that have angered me by making Israel sin. Anyone belonging 24 to Ahab who dies in the city, the dogs shall devour him; any­one who dies out in the country, wild birds shall eat him up.” The Eternal also predicted of 23 Jezebel that dogs would eat Jezebel in the territory of Jez­reel. [[Indeed, there never was 23 a man who sold himself to do evil in the sight of the Eternal as did Ahab, incited by his wife Jezebel. He acted most abom- 26 inably in going after fetishes, following all the practices of the Amorites whom the Eternal had dispossessed before the Israel­ites.]] When Ahab heard these 27 words, he tore his clothes and put on sackcloth, he fasted, he slept in sackcloth, and bore him­self submissively. Then came 28 this word from the Eternal to Elijah the Tishbite: “Do you 29 see how Ahab is humbling him­self before me? Since he hum­bles himself before me, I will</text:span></text:p>
      </text:section>
      <text:section text:style-name="Sect4" text:name="Section16">
        <text:p text:style-name="P201"><draw:frame draw:style-name="fr3" draw:name="39" text:anchor-type="paragraph" svg:x="1.9543in" svg:y="0.5165in" svg:width="0.2736in" svg:height="0.0161in" draw:z-index="6"><draw:image xlink:href="Pictures/10000000000000290000001A5E2B8FD3.jpg" xlink:type="simple" xlink:show="embed" xlink:actuate="onLoad"/><draw:contour-polygon svg:width="0.2728in" svg:height="0.1728in" svg:viewBox="0 0 693 439" draw:points="0,0 693,0 693,439 0,439" draw:recreate-on-edit="true"/></draw:frame><text:span text:style-name="CharStyle10">not bring on the evil in his reign; I will bring the evil on his house during his son’s reign.”</text:span></text:p>
        <text:p text:style-name="P26"><text:span text:style-name="CharStyle10">Benhadad king of Aram mustered all his forces and accompanied by thirty-two kings, with cavalry and chariots, he proceeded to besiege Samaria,</text:span></text:p>
        <text:list xml:id="list4390250758880842702" text:style-name="L32">
          <text:list-item>
            <text:p text:style-name="P209"><text:span text:style-name="CharStyle10"><text:tab/>making an attack upon it. He sent messengers to Ahab king of Israel inside the city, to tell him</text:span></text:p>
          </text:list-item>
          <text:list-item>
            <text:p text:style-name="P209"><text:span text:style-name="CharStyle10"><text:tab/>from Benhadad, “Your silver and your gold are mine, but you may keep your wives and</text:span></text:p>
          </text:list-item>
          <text:list-item>
            <text:p text:style-name="P209"><text:span text:style-name="CharStyle10"><text:tab/>children.” The king of Israel replied, “It is as you say, my lord, 0 king; I am yours, and</text:span></text:p>
          </text:list-item>
          <text:list-item>
            <text:p text:style-name="P209"><text:span text:style-name="CharStyle10"><text:tab/>so is all I have.” Back came the messengers with this word from Benhadad: “I did not send to ask you for your silver and gold, your wives and children;</text:span></text:p>
          </text:list-item>
          <text:list-item>
            <text:p text:style-name="P209"><text:span text:style-name="CharStyle10"><text:tab/>I am going to send my officers to you this time to-morrow, to ransack your palace and the palaces of your officers; what­ever they see that pleases them, they shall seize and carry off.”</text:span></text:p>
          </text:list-item>
          <text:list-item>
            <text:p text:style-name="P209"><text:span text:style-name="CharStyle10"><text:tab/>. The king of Israel summoned all the sheikhs of the country. “Observe,” he said, “see how this man is out to make mischief; I did not deny him my silver and gold, and now he sends for my</text:span></text:p>
          </text:list-item>
          <text:list-item>
            <text:p text:style-name="P209"><text:span text:style-name="CharStyle10"><text:tab/>wives and children!” The sheikhs and the people all said, “Never listen to him, never agree to it.”</text:span></text:p>
          </text:list-item>
          <text:list-item>
            <text:p text:style-name="P209"><text:span text:style-name="CharStyle10"><text:tab/>So he bade the messengers of Benhadad tell him, “All that my lord the king demanded at first, I will do; but this I cannot do.” The messengers went back with</text:span></text:p>
          </text:list-item>
          <text:list-item>
            <text:p text:style-name="P207"><text:span text:style-name="CharStyle10"><text:tab/>his answer, and Benhadad sent him this message: “The gods kill me and worse, if there is sufficient dust in Samaria for each of my followers to have a</text:span></text:p>
          </text:list-item>
          <text:list-item>
            <text:p text:style-name="P210"><text:span text:style-name="CharStyle10"><text:tab/>handful!” “Enough!” said the king of Israel; “the man who is arming had better not boast like the man who is unarming.”</text:span></text:p>
          </text:list-item>
        </text:list>
        <text:p text:style-name="P23"><text:span text:style-name="CharStyle10">This message reached Benlia- 12 dad as he and the kings -were drinking in their pavilions; he ordered his men to deploy against the town, which they did.</text:span></text:p>
        <text:p text:style-name="P41"><text:span text:style-name="CharStyle10">But a prophet of God came 13 up to Ahab king of Israel with, this word from the Eternal: “You see this huge host? I will put it all in your power to-day, and you shall learn t-hat I am the Eternal.” “How?” said 14 Ahab. “By the soldiers of your feudal governors,” said the prophet; “so the Eternal de­clares.” “Who is to open the attack?” said Ahab. “You are,” said the prophet.</text:span></text:p>
        <text:p text:style-name="P41"><text:span text:style-name="CharStyle10">So he collected the soldiers of 13 the feudal governors—there were two hundred and thirty-two of them; then he collected his regu­lars, all the men of Israel, who numbered seven thousand. They sallied out at noon, when 16 Benhadad was drinking himself drunk in the pavilions, he and the kings, the thirty-two kings who were his allies. The sol- 17 diers of the feudal governors marched in front, and when word was brought to Benhadad that some men had come out of Samaria, he ordered them to be 18 taken alive, whether they came for peace or for war. But once 19 the soldiers of the feudal gov­ernors had left the town, the 21 king of Israel followed them up with his regulars, capturing Benhadad’s cavalry and char­iots and inflicting heavy slaugh­ter on the Aramaeans. Each 20 Israelite killed his man, the Aramaeans fled, pursued by Is­rael, while Benhadad managed to escape on horseback.</text:span></text:p>
        <text:p text:style-name="P45"><text:span text:style-name="CharStyle10">The prophet then went up to 22 the king of Israel, warning him to set about strengthening his</text:span></text:p>
        <text:p text:style-name="P221"><text:span text:style-name="CharStyle10">position. “Be active and alert,” he said, “for, mark this, the king of Aram will attack you</text:span></text:p>
        <text:list xml:id="list1984735619172780108" text:style-name="L33">
          <text:list-item>
            <text:p text:style-name="P79"><text:span text:style-name="CharStyle10"><text:tab/>next spring.” As for the officers of the king of Aram, they said to him, “Their gods are hill-gods and so they proved too much for us. Let us fight them on the plain, and we shall certainly</text:span></text:p>
          </text:list-item>
          <text:list-item>
            <text:p text:style-name="P87"><text:span text:style-name="CharStyle10"><text:tab/>prove too much for them. And do this: set aside the kings, every man of them, and fill</text:span></text:p>
          </text:list-item>
          <text:list-item>
            <text:p text:style-name="P87"><text:span text:style-name="CharStyle10"><text:tab/>their posts with satraps. Then muster an army equal to the army that you lost, horse for horse, chariot for chariot; we will fight the enemy on the plain, and we shall certainly prove too strong for him.” Ben- hadad listened to their advice, and did so.</text:span></text:p>
          </text:list-item>
          <text:list-item>
            <text:p text:style-name="P92"><text:span text:style-name="CharStyle10"><text:tab/>Next spring he mustered the Aramaeans and marched to</text:span></text:p>
          </text:list-item>
          <text:list-item>
            <text:p text:style-name="P87"><text:span text:style-name="CharStyle10"><text:tab/>Aphek to attack Israel. The Is­raelites, who had also mustered and were supplied with food, faced them, camping like goats on the bare heights, while the Aramaeans swarmed over the</text:span></text:p>
          </text:list-item>
          <text:list-item>
            <text:p text:style-name="P87"><text:span text:style-name="CharStyle10"><text:tab/>country. The man of God came up with this message from the Eternal for the king of Israel: “Since the Aramaeans think that the Eternal is a hill-god and not a valley-god, I will put all this huge host into your power, to let you see that I am the Eter-</text:span></text:p>
          </text:list-item>
          <text:list-item>
            <text:p text:style-name="P111"><text:span text:style-name="CharStyle10"><text:tab/>nal.” For seven days the armies remained in camp oppo­site each other. On the seventh day they joined battle, and in a single day the Israelites killed a hundred thousand Aramaean in-</text:span></text:p>
          </text:list-item>
          <text:list-item>
            <text:p text:style-name="P111"><text:span text:style-name="CharStyle10"><text:tab/>fantry; the rest fled into the town of Aphek, where the walls fell on twenty-seven thousand of the survivors. Benhadad took refuge in an inner chamber in-</text:span></text:p>
          </text:list-item>
          <text:list-item>
            <text:p text:style-name="P111"><text:span text:style-name="CharStyle10"><text:tab/>side the town, and his officers said to him, “Come, we have heard that the kings of Israel are</text:span></text:p>
          </text:list-item>
        </text:list>
        <text:p text:style-name="P46"><text:span text:style-name="CharStyle10">merciful kings; pray let us gird ourselves with sackcloth and put ropes on our heads and make our way out to the king of Israel; perhaps he will save your life.”</text:span></text:p>
        <text:p text:style-name="P23"><text:span text:style-name="CharStyle10">So with sackcloth on their loins </text:span><text:span text:style-name="CharStyle12">3</text:span><text:span text:style-name="CharStyle10"><text:span text:style-name="T1">2 </text:span></text:span><text:span text:style-name="CharStyle10">and ropes on their heads they went to the king of Israel, say­ing, “Your servant Benhadad prays you for his life.” “Is he still alive?” said Ahab; “he is my brother.” This they took as a </text:span><text:span text:style-name="CharStyle12">33 </text:span><text:span text:style-name="CharStyle10">good omen, catching at the word, and crying, “Yes, your ‘brother’ Benhadad!” “Go and bring him,” said Ahab. When Benhadad came out to him, Ahab made him step into his chariot; Benhadad promised, “I 34 will restore the towns my father took from your father, and I will let you establish trading- quarters in Damascus as my father allowed you in Samaria.” “On these terms,” said Ahab,</text:span></text:p>
        <text:p text:style-name="P46"><text:span text:style-name="CharStyle10">“I will let you off.” So the terms of the compact were made, and he was let off.</text:span></text:p>
        <text:p text:style-name="P34"><text:span text:style-name="CharStyle10">One of the prophets’ guild </text:span><text:span text:style-name="CharStyle12">35 </text:span><text:span text:style-name="CharStyle10">was then inspired by the Eternal to bid a companion strike him. When the other man refused, he retorted, “Since 36 you have disobeyed the order of the Eternal, no sooner shall you leave me than a lion shall kill you.” Well, no sooner had the man left than a lion did catch him and kill him. The 37 prophet then came across another man whom he told to strike him. The man struck him a blow that wounded him; whereupon the prophet went to 38 wait for the king by the road­side, disguising himself with a bandage over his eyes. As the 39 king went past, he shouted to him, “Your servant went into the thick of the fight, and a soldier suddenly turned and</text:span></text:p>
      </text:section>
      <text:section text:style-name="Sect4" text:name="Section17">
        <text:p text:style-name="P216"><draw:frame draw:style-name="fr4" draw:name="40" text:anchor-type="paragraph" svg:x="1.9744in" svg:y="3.0429in" svg:width="0.2665in" svg:height="0.0161in" draw:z-index="7"><draw:image xlink:href="Pictures/10000000000000280000001A74464DC6.jpg" xlink:type="simple" xlink:show="embed" xlink:actuate="onLoad"/><draw:contour-polygon svg:width="0.2665in" svg:height="0.1728in" svg:viewBox="0 0 677 439" draw:points="0,0 677,0 677,439 0,439" draw:recreate-on-edit="true"/></draw:frame><text:span text:style-name="CharStyle10">brought me a prisoner, crying ‘Guard this man; if for any reason he is missing, it shall be your life for his, or else you must pay me four hundred</text:span></text:p>
        <text:list xml:id="list8732136309109271495" text:style-name="L34">
          <text:list-item>
            <text:p text:style-name="P179"><text:span text:style-name="CharStyle10"><text:tab/>pounds in silver.’ Well, your servant was looking about him, when suddenly the man disap­peared!” The king of Israel replied, “You have pronounced your own sentence; so be it!”</text:span></text:p>
          </text:list-item>
          <text:list-item>
            <text:p text:style-name="P179"><text:span text:style-name="CharStyle10"><text:tab/>Hurriedly the man pulled off his bandage. The king of Israel saw that he belonged to the</text:span></text:p>
          </text:list-item>
        </text:list>
        <text:p text:style-name="P33"><text:span text:style-name="CharStyle10">4a prophets. And then the prophet gave him this message from the Eternal: “Since you have let off the man I doomed, it shall be your life for his, your people</text:span></text:p>
        <text:p text:style-name="P33"><text:span text:style-name="CharStyle12">43</text:span><text:span text:style-name="CharStyle10"> for his people!” At this the king of Israel went home chafing and sullen, went home to Sa­maria.</text:span></text:p>
        <text:p text:style-name="P26"><text:span text:style-name="CharStyle10">For three years there was no fighting between Aram</text:span></text:p>
        <text:list xml:id="list4758681628479388075" text:style-name="L35">
          <text:list-item>
            <text:p text:style-name="P167"><text:span text:style-name="CharStyle10"><text:tab/>and Israel. But in the third year</text:span></text:p>
          </text:list-item>
          <text:list-item>
            <text:p text:style-name="P167"><text:span text:style-name="CharStyle10"><text:tab/>the king of Israel said to his officers, “Are you aware that Ramoth-gilead belongs to us? Yet here we sit still, instead of taking it over from the king of</text:span></text:p>
          </text:list-item>
        </text:list>
        <text:p text:style-name="P26"><text:span text:style-name="CharStyle10">2 Aram!” So when Jehoshaphat the king of Judah came down to</text:span></text:p>
        <text:list xml:id="list214023169299491" text:continue-numbering="true" text:style-name="L35">
          <text:list-item>
            <text:p text:style-name="P169"><text:span text:style-name="CharStyle10"><text:tab/>visit the king of Israel, he asked if Jehoshaphat would join him in attacking Ramoth-gilead. Je­hoshaphat said to the king of Israel, “I am one with you, my men are one with your men, my</text:span></text:p>
          </text:list-item>
          <text:list-item>
            <text:p text:style-name="P169"><text:span text:style-name="CharStyle10"><text:tab/>horses with your horses. But first of all,” added Jehoshaphat, “pray find out what the Eternal</text:span></text:p>
          </text:list-item>
          <text:list-item>
            <text:p text:style-name="P169"><text:span text:style-name="CharStyle10"><text:tab/>has to say.” So the king of Israel, gathering the prophets together, about four hundred of them, asked them, “Shall I march to attack Bamoth-gilead, or shall I give it up?” “March,” they answered; “the Eternal will put it into the hands of the</text:span></text:p>
          </text:list-item>
          <text:list-item>
            <text:p text:style-name="P196"><text:span text:style-name="CharStyle10"><text:tab/>king.” Jehoshaphat asked, “Is</text:span></text:p>
          </text:list-item>
        </text:list>
        <text:p text:style-name="P21"><text:span text:style-name="CharStyle10">there not some other prophet of the Eternal, whom we might consult?” The king of Israel 8 said to Jehoshaphat, “There is another man through whom we may consult the Eternal, Mi- caiah the son of Imlah; but 1 hate him, for he never prophe­sies any good for me, but only evil.” “Let<text:tab/>not<text:tab/>the<text:tab/>king<text:tab/>say</text:span></text:p>
        <text:p text:style-name="P25"><text:span text:style-name="CharStyle10">so,” replied<text:tab/>Jehoshaphat.<text:tab/>So 9</text:span></text:p>
        <text:p text:style-name="P46"><text:span text:style-name="CharStyle10">the king called a eunuch and told him to bring Micaiah the son of Imlah quickly.</text:span></text:p>
        <text:p text:style-name="P35"><text:span text:style-name="CharStyle10">Now the king of Israel and io Jehoshaphat the king of Judah were seated, each upon his throne, in full armour, at the entry to the<text:tab/>gate<text:tab/>of<text:tab/>Sa­maria, with<text:tab/>all<text:tab/>the<text:tab/>prophets</text:span></text:p>
        <text:p text:style-name="P19"><text:span text:style-name="CharStyle10">prophesying in front of them. Zedekiah the son of Kenaanah ir had made iron horns and given this message from the Eternal:<text:tab/>“With these you</text:span></text:p>
        <text:p text:style-name="P29"><text:span text:style-name="CharStyle10">shall push the Aramaeans till they perish.” So said all the 12 prophets, shouting, “March to Ramoth-gilead and win, for the Eternal will put it into the hands of the king.” The mes- </text:span><text:span text:style-name="CharStyle17">13 </text:span><text:span text:style-name="CharStyle10">senger who went for Micaiah told him that the prophets with one consent were predicting good for the king; “pray let your message be like any one of theirs; say a good word.” “As 14 the Eternal lives,” said Micaiah, “whatever the Eternal tells me I will say.” When he came to is the king, the king asked him, “Micaiah, shall we march to attack Ramoth-gilead or give it up?” “Oh, march away and win,” said Micaiah, “for the Eternal will put it </text:span><text:span text:style-name="CharStyle34">into </text:span><text:span text:style-name="CharStyle10">the hands of the king!” The king 16 retorted, “How often have I to adjure you to tell me the plain truth as from the Eternal?” “Well,” said Micaiah, “I had a 17</text:span></text:p>
        <text:p text:style-name="P222"><text:span text:style-name="CharStyle10">vision; I saw all Israel scattered over the hills like sheep without a shepherd; and the Eternal said, ‘They have no master; better let each of them go home</text:span></text:p>
        <text:list xml:id="list8637463331185510095" text:style-name="L36">
          <text:list-item>
            <text:p text:style-name="P126"><text:span text:style-name="CharStyle10"><text:tab/>in peace!’ ” So the king of Is­rael said to Jehoshaphat, “Did I not tell you that he would not prophesy any good for me, but</text:span></text:p>
          </text:list-item>
          <text:list-item>
            <text:p text:style-name="P100"><text:span text:style-name="CharStyle10"><text:tab/>only evil?” “No,” cried Mi- eaiah, “listen to this from the Eternal. I had a vision of the Eternal seated on his throne, with all the heavenly host standing by him to right and</text:span></text:p>
          </text:list-item>
          <text:list-item>
            <text:p text:style-name="P112"><text:span text:style-name="CharStyle10"><text:tab/>left. When the Eternal asked, ‘Who will delude Aliab into marching to his death at Ra- moth-gilead?’ one said this,</text:span></text:p>
          </text:list-item>
          <text:list-item>
            <text:p text:style-name="P112"><text:span text:style-name="CharStyle10"><text:tab/>another said that, till one spirit came forward and, standing be­fore the Eternal, offered to de-</text:span></text:p>
          </text:list-item>
          <text:list-item>
            <text:p text:style-name="P112"><text:span text:style-name="CharStyle10"><text:tab/>lude Ahab. ‘How?’ said the Eternal. The spirit answered, ‘Bv passing as a lying spirit into the mouth of all his proph­ets.’ ‘You shall delude him,’ said the Eternal, ‘you shall suc­ceed in that; pass out and do it.’</text:span></text:p>
          </text:list-item>
          <text:list-item>
            <text:p text:style-name="P112"><text:span text:style-name="CharStyle10"><text:tab/>So the Eternal has put a lying spirit into the mouth of all your prophets here; the Eternal has resolved on evil for you.”</text:span></text:p>
          </text:list-item>
          <text:list-item>
            <text:p text:style-name="P93"><text:span text:style-name="CharStyle10"><text:tab/>At this Zedekiah the son of Kenaanah stepped forward and struck Micaiah on the cheek, saying, “Where is the spirit of the Eternal that speaks through</text:span></text:p>
          </text:list-item>
          <text:list-item>
            <text:p text:style-name="P88"><text:span text:style-name="CharStyle10"><text:tab/>you?” “You will find that out,” said Micaiah, “on the day when you have to take refuge in an</text:span></text:p>
          </text:list-item>
          <text:list-item>
            <text:p text:style-name="P112"><text:span text:style-name="CharStyle10"><text:tab/>inner chamber!” Then the king of Israel said, “Take Mi­caiah away back to Amon the governor of the town and to</text:span></text:p>
          </text:list-item>
          <text:list-item>
            <text:p text:style-name="P112"><text:span text:style-name="CharStyle10"><text:tab/>prince Joash, with orders from the king that the fellow is to be clapped into prison and fed on bread and water, to keep him miserable, till I come home vic-</text:span></text:p>
          </text:list-item>
          <text:list-item>
            <text:p text:style-name="P112"><text:span text:style-name="CharStyle10"><text:tab/>torious.” “If ever you come</text:span></text:p>
          </text:list-item>
        </text:list>
        <text:p text:style-name="P56"><text:span text:style-name="CharStyle10">home victorious,” said Micaiah, “then the Eternal has not spoken by me.”</text:span></text:p>
        <text:p text:style-name="P38"><text:span text:style-name="CharStyle10">So the king of Israel and 29 Jehoshaphat the king of Judah marched on Ramoth-gilead.</text:span></text:p>
        <text:p text:style-name="P28"><text:span text:style-name="CharStyle10">“I will go into the fray dis- 30 guised,” said the king of Israel to Jehoshaphat, “but you can put on your robes.” So the king of Israel disguised himself before he entered the fray. Now 31 the king of Aram had ordered the thirty-two captains of his chariots to fight with no one, young or old, except the king of Israel; so, on seeing Jehosh- </text:span><text:span text:style-name="CharStyle12">3</text:span><text:span text:style-name="CharStyle10"><text:span text:style-name="T1">2 </text:span></text:span><text:span text:style-name="CharStyle10">aphat, the chariot-captains thought this must be the king of Israel and they surrounded him. Jehoshaphat gave a shout. Then, seeing that he was not </text:span><text:span text:style-name="CharStyle12">33 </text:span><text:span text:style-name="CharStyle10">the king of Israel, the chariot- captains stopped pursuing him. But a certain archer, drawing </text:span><text:span text:style-name="CharStyle12">34 </text:span><text:span text:style-name="CharStyle10">his bow at a venture, struck the king of Israel between the joints of his armour. “Wheel round,” cried the king to the driver of his chariot, “get me out of the battle, for I am badly wounded.” However, as the fight grew 35 fiercer that day, the king re­mained to face the Aramaeans, propped up in his chariot, till night fell; the blood poured from his wound into the bottom of the chariot, and he died in the evening. At sunset a cry went 36 through the camp, “Back to your towns, back to your country, every man of you, for 37 the king is dead!” So they went to Samaria, and in Samaria they buried the king. They washed 38 the chariot at the pool of Sama­ria, where the harlots bathed, and dogs licked up his blood, as the Eternal had predicted.</text:span></text:p>
        <text:p text:style-name="P38"><text:span text:style-name="CharStyle10">The rest of Ahab’s acts, and of 39</text:span></text:p>
        <text:p text:style-name="P58"><text:span text:style-name="CharStyle10">all that he did, the ivory palace and all the towns that he built, are they not described in the book of the Annals of the Kings</text:span></text:p>
        <text:list xml:id="list4964798009981264915" text:style-name="L37">
          <text:list-item>
            <text:p text:style-name="P147"><text:span text:style-name="CharStyle10"><text:tab/>of Israel? So Ahab slept with his fathers, and Ahaziah his son reigned instead of him.</text:span></text:p>
          </text:list-item>
          <text:list-item>
            <text:p text:style-name="P187"><text:span text:style-name="CharStyle10"><text:tab/>In the fourth year of Ahab king of Israel, Jehoshaphat the son of Asa had begun to reign</text:span></text:p>
          </text:list-item>
          <text:list-item>
            <text:p text:style-name="P136"><text:span text:style-name="CharStyle10"><text:tab/>over Judah. Jehoshaphat was </text:span><text:soft-page-break/><text:span text:style-name="CharStyle10">thirty-five years old when he began to reign, and he reigned in Jerusalem for twenty-five years. His mother’s name was Azubah the daughter of Shilhi.</text:span></text:p>
          </text:list-item>
          <text:list-item>
            <text:p text:style-name="P136"><text:span text:style-name="CharStyle10"><text:tab/>He followed the exact path of his father Asa, never swerving from it; he did what was right in the eyes of the Eternal, though the shrines were not removed—the people still sacri­ficed and burned incense at the</text:span></text:p>
          </text:list-item>
          <text:list-item>
            <text:p text:style-name="P180"><text:span text:style-name="CharStyle10"><text:tab/>shrines. Jehoshaphat also made peace with the king of Israel.</text:span></text:p>
          </text:list-item>
          <text:list-item>
            <text:p text:style-name="P187"><text:span text:style-name="CharStyle10"><text:tab/>The rest of the acts of Je­hoshaphat, with his exploits and expeditions, are they not described in the book of the Annals of the Kings of Judah?</text:span></text:p>
          </text:list-item>
          <text:list-item>
            <text:p text:style-name="P165"><text:span text:style-name="CharStyle10"><text:tab/>[[He expelled from the country the rest of the temple-prosti­</text:span></text:p>
          </text:list-item>
        </text:list>
        <text:p text:style-name="P27"><text:span text:style-name="CharStyle10">tutes who remained during the reign of his father Asa. Also, </text:span><text:span text:style-name="CharStyle17">47 </text:span><text:span text:style-name="CharStyle10">there being no king in Edom, Jehoshaphat’s deputy built a 48 deep-sea vessel to sail for gold to Ophir; but it never sailed, for it was wrecked at Ezion- geber. When Ahaziah the son </text:span><text:span text:style-name="CharStyle17">49 </text:span><text:span text:style-name="CharStyle10">of Ahab proposed to Jehosha­phat, “Let my men sail with your men,” Jehoshaphat re­fused.]] Jehoshaphat slept with 50 his fathers, and was buried with his fathers in David’s burg; Je- horam his son reigned instead of him.</text:span></text:p>
        <text:p text:style-name="P37"><text:span text:style-name="CharStyle10">In the seventeenth year of </text:span><text:span text:style-name="CharStyle17">51 </text:span><text:span text:style-name="CharStyle10">Jehoshaphat king of Judah, Ahaziah the son of Ahab began to reign over Israel in Samaria, and over Israel he reigned for two years. He did what was 52 evil in the sight of the Eternal, taking the line of his father and the line of his mother and the line of Jeroboam the son of Ne- bat, who led Israel into sin; he S3 served Baal and worshipped him, vexing the Eternal the God of Israel, exactly as his father had don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svg:font-family="David"/>
    <style:font-face style:name="Franklin Gothic Medium" svg:font-family="'Franklin Gothic Medium'"/>
    <style:font-face style:name="Georgia" svg:font-family="Georgia"/>
    <style:font-face style:name="Trebuchet MS" svg:font-family="'Trebuchet MS'"/>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10pt"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134in" fo:text-indent="-0.139in" style:auto-text-indent="false" style:page-number="auto" fo:background-color="#ffffff"/>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3_29__20__2b__20_DropCap1" style:display-name="Body text (3) + DropCap1" style:family="paragraph" style:parent-style-name="Body_20_text_20__28_3_29_" style:master-page-name="">
      <style:paragraph-properties fo:margin-left="0in" fo:margin-right="0in" fo:margin-top="0in" fo:margin-bottom="0in" loext:contextual-spacing="false" fo:text-indent="0.1945in" style:auto-text-indent="false" style:page-number="auto">
        <style:drop-cap style:lines="2" style:distance="0.0035in" style:style-name="DropCap2"/>
      </style:paragraph-properties>
    </style:style>
    <style:style style:name="Body_20_text_20__28_3_29__20__2b__20_DropCap2" style:display-name="Body text (3) + DropCap2" style:family="paragraph" style:parent-style-name="Body_20_text_20__28_3_29_" style:master-page-name="">
      <style:paragraph-properties fo:margin-left="0.2083in" fo:margin-right="0in" fo:margin-top="0in" fo:margin-bottom="0in" loext:contextual-spacing="false" fo:text-align="start" style:justify-single-word="false" fo:text-indent="0in" style:auto-text-indent="false" style:page-number="auto">
        <style:drop-cap style:lines="2" style:distance="0.0535in" style:style-name="DropCap10"/>
      </style:paragraph-properties>
    </style:style>
    <style:style style:name="Body_20_text_20__28_2_29__20__2b__20_DropCap3" style:display-name="Body text (2) + DropCap3"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drop-cap style:lines="2" style:distance="0.0035in" style:style-name="DropCap7"/>
      </style:paragraph-properties>
    </style:style>
    <style:style style:name="Body_20_text_20__28_2_29__20__2b__20_DropCap4" style:display-name="Body text (2) + DropCap4" style:family="paragraph" style:parent-style-name="Body_20_text_20__28_2_29_" style:master-page-name="">
      <style:paragraph-properties fo:margin-left="0in" fo:margin-right="0in" fo:margin-top="0in" fo:margin-bottom="0in" loext:contextual-spacing="false" fo:text-align="justify" style:justify-single-word="false" fo:text-indent="0.1807in" style:auto-text-indent="false" style:page-number="auto">
        <style:drop-cap style:lines="2" style:distance="0.0035in" style:style-name="DropCap8"/>
      </style:paragraph-properties>
    </style:style>
    <style:style style:name="Body_20_text_20__28_3_29__20__2b__20_DropCap5" style:display-name="Body text (3) + DropCap5" style:family="paragraph" style:parent-style-name="Body_20_text_20__28_3_29_" style:master-page-name="">
      <style:paragraph-properties fo:margin-left="0in" fo:margin-right="0in" fo:margin-top="0in" fo:margin-bottom="0in" loext:contextual-spacing="false" fo:text-align="start" style:justify-single-word="false" fo:text-indent="0.1945in" style:auto-text-indent="false" style:page-number="auto">
        <style:tab-stops>
          <style:tab-stop style:position="0.3807in"/>
        </style:tab-stops>
        <style:drop-cap style:lines="2" style:distance="0.0035in" style:style-name="DropCap3"/>
      </style:paragraph-properties>
    </style:style>
    <style:style style:name="Body_20_text_20__28_2_29__20__2b__20_DropCap6" style:display-name="Body text (2) + DropCap6" style:family="paragraph" style:parent-style-name="Body_20_text_20__28_2_29_" style:master-page-name="">
      <style:paragraph-properties fo:margin-left="0in" fo:margin-right="0in" fo:margin-top="0in" fo:margin-bottom="0in" loext:contextual-spacing="false" fo:text-align="justify" style:justify-single-word="false" fo:text-indent="0.1945in" style:auto-text-indent="false" style:page-number="auto">
        <style:drop-cap style:lines="2" style:distance="0.0335in" style:style-name="DropCap11"/>
      </style:paragraph-properties>
    </style:style>
    <style:style style:name="Body_20_text_20__28_3_29__20__2b__20_DropCap7" style:display-name="Body text (3) + DropCap7" style:family="paragraph" style:parent-style-name="Body_20_text_20__28_3_29_" style:master-page-name="">
      <style:paragraph-properties fo:margin-left="0in" fo:margin-right="0in" fo:margin-top="0in" fo:margin-bottom="0in" loext:contextual-spacing="false" fo:line-height="0.1228in" fo:text-indent="0.1945in" style:auto-text-indent="false" style:page-number="auto">
        <style:tab-stops>
          <style:tab-stop style:position="0.3402in"/>
        </style:tab-stops>
        <style:drop-cap style:lines="2" style:distance="0.0035in" style:style-name="DropCap6"/>
      </style:paragraph-properties>
    </style:style>
    <style:style style:name="Body_20_text_20__28_3_29__20__2b__20_DropCap8" style:display-name="Body text (3) + DropCap8" style:family="paragraph" style:parent-style-name="Body_20_text_20__28_3_29_" style:master-page-name="">
      <style:paragraph-properties fo:margin-left="0in" fo:margin-right="0in" fo:margin-top="0in" fo:margin-bottom="0in" loext:contextual-spacing="false" fo:text-indent="0.1807in" style:auto-text-indent="false" style:page-number="auto">
        <style:drop-cap style:lines="2" style:distance="0.0535in" style:style-name="DropCap1"/>
      </style:paragraph-properties>
    </style:style>
    <style:style style:name="Body_20_text_20__28_3_29__20__2b__20_DropCap9" style:display-name="Body text (3) + DropCap9" style:family="paragraph" style:parent-style-name="Body_20_text_20__28_3_29_" style:master-page-name="">
      <style:paragraph-properties fo:margin-left="0.1945in" fo:margin-right="0in" fo:margin-top="0in" fo:margin-bottom="0in" loext:contextual-spacing="false" fo:line-height="0.1228in" fo:text-indent="0in" style:auto-text-indent="false" style:page-number="auto">
        <style:drop-cap style:lines="2" style:distance="0.0035in" style:style-name="DropCap4"/>
      </style:paragraph-properties>
    </style:style>
    <style:style style:name="Body_20_text_20__28_3_29__20__2b__20_DropCap10" style:display-name="Body text (3) + DropCap10" style:family="paragraph" style:parent-style-name="Body_20_text_20__28_3_29_" style:master-page-name="">
      <style:paragraph-properties fo:margin-left="0in" fo:margin-right="0in" fo:margin-top="0in" fo:margin-bottom="0in" loext:contextual-spacing="false" fo:line-height="0.1228in" fo:text-indent="0.1945in" style:auto-text-indent="false" style:page-number="auto">
        <style:tab-stops>
          <style:tab-stop style:position="0.3807in"/>
        </style:tab-stops>
        <style:drop-cap style:lines="2" style:distance="0.0035in" style:style-name="DropCap5"/>
      </style:paragraph-properties>
    </style:style>
    <style:style style:name="Body_20_text_20__28_3_29__20__2b__20_DropCap11" style:display-name="Body text (3) + DropCap11" style:family="paragraph" style:parent-style-name="Body_20_text_20__28_3_29_" style:master-page-name="">
      <style:paragraph-properties fo:margin-left="0in" fo:margin-right="0in" fo:margin-top="0in" fo:margin-bottom="0in" loext:contextual-spacing="false" fo:text-align="start" style:justify-single-word="false" fo:text-indent="0.1945in" style:auto-text-indent="false" style:page-number="auto">
        <style:drop-cap style:lines="2" style:distance="0.05in" style:style-name="DropCap9"/>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3%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7" style:family="text" style:parent-style-name="DefaultFontStyle">
      <style:text-properties style:text-line-through-style="none" style:text-line-through-type="none" style:font-name="David" fo:font-family="David" fo:font-size="10pt"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CharStyle8" style:family="text" style:parent-style-name="CharStyle7">
      <style:text-properties fo:color="#000000" style:text-position="0% 100%" fo:font-size="12pt" fo:letter-spacing="normal" fo:language="en" fo:country="US" style:font-size-asian="12pt" style:language-asian="en" style:country-asian="US" style:font-size-complex="12pt" style:language-complex="en" style:country-complex="US" style:text-scale="100%"/>
    </style:style>
    <style:style style:name="CharStyle10"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1" style:family="text" style:parent-style-name="CharStyle10">
      <style:text-properties fo:font-variant="small-caps" fo:color="#000000" style:text-position="0% 100%" fo:letter-spacing="normal" fo:language="en" fo:country="US" style:language-asian="en" style:country-asian="US" style:language-complex="en" style:country-complex="US" style:text-scale="100%"/>
    </style:style>
    <style:style style:name="CharStyle12" style:family="text" style:parent-style-name="CharStyle10">
      <style:text-properties fo:color="#000000" style:text-position="0% 100%" style:font-name="David" fo:font-family="David" fo:font-size="9.5pt" fo:letter-spacing="-0.0071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3" style:family="text" style:parent-style-name="CharStyle7">
      <style:text-properties fo:color="#000000" style:text-position="0% 100%" fo:letter-spacing="normal" fo:language="en" fo:country="US" style:language-asian="en" style:country-asian="US" style:language-complex="en" style:country-complex="US" style:text-scale="100%"/>
    </style:style>
    <style:style style:name="CharStyle14" style:family="text" style:parent-style-name="CharStyle7">
      <style:text-properties fo:color="#000000" style:text-position="0% 100%" style:font-name="Trebuchet MS" fo:font-family="'Trebuchet MS'" fo:font-size="8.5pt" fo:letter-spacing="normal" fo:language="en" fo:country="US" fo:font-style="italic" style:font-name-asian="Trebuchet MS" style:font-family-asian="'Trebuchet MS'" style:font-size-asian="8.5pt" style:language-asian="en" style:country-asian="US" style:font-style-asian="italic" style:font-name-complex="Trebuchet MS" style:font-family-complex="'Trebuchet MS'" style:font-size-complex="8.5pt" style:language-complex="en" style:country-complex="US" style:font-style-complex="italic" style:text-scale="100%"/>
    </style:style>
    <style:style style:name="DropCap2" style:family="text">
      <style:text-properties fo:color="#000000" style:text-line-through-style="none" style:text-line-through-type="none" style:text-position="64% 58%" style:font-name="Verdana" fo:font-family="Verdana" fo:font-size="15pt" fo:letter-spacing="normal" fo:font-style="normal" style:text-underline-style="none" fo:font-weight="normal" style:font-name-asian="Verdana" style:font-family-asian="Verdana" style:font-size-asian="15pt" style:font-style-asian="normal" style:font-weight-asian="normal" style:font-name-complex="Verdana" style:font-family-complex="Verdana" style:font-size-complex="15pt" style:font-style-complex="normal" style:font-weight-complex="normal" style:text-scale="100%"/>
    </style:style>
    <style:style style:name="CharStyle16" style:family="text" style:parent-style-name="CharStyle10">
      <style:text-properties fo:color="#000000" style:text-position="0% 100%" fo:font-size="8.5pt" fo:letter-spacing="-0.0209in"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17" style:family="text" style:parent-style-name="CharStyle10">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DropCap3" style:family="text">
      <style:text-properties fo:color="#000000" style:text-line-through-style="none" style:text-line-through-type="none" style:text-position="53%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DropCap4" style:family="text">
      <style:text-properties fo:color="#000000" style:text-line-through-style="none" style:text-line-through-type="none" style:text-position="18% 58%" style:font-name="David" fo:font-family="David" fo:font-size="20pt" fo:letter-spacing="normal" fo:font-style="normal" style:text-underline-style="none" fo:font-weight="normal" style:font-name-asian="David" style:font-family-asian="David" style:font-size-asian="20pt" style:font-style-asian="normal" style:font-weight-asian="normal" style:font-name-complex="David" style:font-family-complex="David" style:font-size-complex="20pt" style:font-style-complex="normal" style:font-weight-complex="normal" style:text-scale="100%"/>
    </style:style>
    <style:style style:name="DropCap5" style:family="text">
      <style:text-properties fo:color="#000000" style:text-line-through-style="none" style:text-line-through-type="none" style:text-position="15%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DropCap6" style:family="text">
      <style:text-properties fo:color="#000000" style:text-line-through-style="none" style:text-line-through-type="none" style:text-position="30%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CharStyle22" style:family="text" style:parent-style-name="CharStyle10">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DropCap7" style:family="text">
      <style:text-properties fo:color="#000000" style:text-line-through-style="none" style:text-line-through-type="none" style:text-position="28% 58%" style:font-name="Verdana" fo:font-family="Verdana" fo:font-size="17pt" fo:letter-spacing="normal" fo:font-style="normal" style:text-underline-style="none" fo:font-weight="normal" style:font-name-asian="Verdana" style:font-family-asian="Verdana" style:font-size-asian="17pt" style:font-style-asian="normal" style:font-weight-asian="normal" style:font-name-complex="Verdana" style:font-family-complex="Verdana" style:font-size-complex="17pt" style:font-style-complex="normal" style:font-weight-complex="normal" style:text-scale="100%"/>
    </style:style>
    <style:style style:name="DropCap8" style:family="text">
      <style:text-properties fo:color="#000000" style:text-line-through-style="none" style:text-line-through-type="none" style:text-position="35% 58%" style:font-name="Franklin Gothic Medium" fo:font-family="'Franklin Gothic Medium'" fo:font-size="17pt" fo:letter-spacing="normal" fo:font-style="normal" style:text-underline-style="none" fo:font-weight="normal" style:font-name-asian="Franklin Gothic Medium" style:font-family-asian="'Franklin Gothic Medium'" style:font-size-asian="17pt" style:font-style-asian="normal" style:font-weight-asian="normal" style:font-name-complex="Franklin Gothic Medium" style:font-family-complex="'Franklin Gothic Medium'" style:font-size-complex="17pt" style:font-style-complex="normal" style:font-weight-complex="normal" style:text-scale="100%"/>
    </style:style>
    <style:style style:name="CharStyle26" style:family="text" style:parent-style-name="DefaultFontStyle">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CharStyle27" style:family="text" style:parent-style-name="CharStyle10">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28" style:family="text" style:parent-style-name="CharStyle10">
      <style:text-properties fo:color="#000000" style:text-position="0% 100%" style:font-name="David" fo:font-family="David" fo:font-size="10pt" fo:letter-spacing="normal" fo:language="en" fo:country="US" fo:font-weight="normal" style:font-name-asian="David" style:font-family-asian="David" style:font-size-asian="10pt" style:language-asian="en" style:country-asian="US" style:font-weight-asian="normal" style:font-name-complex="David" style:font-family-complex="David" style:font-size-complex="10pt" style:language-complex="en" style:country-complex="US" style:font-weight-complex="normal" style:text-scale="100%"/>
    </style:style>
    <style:style style:name="CharStyle29" style:family="text" style:parent-style-name="CharStyle10">
      <style:text-properties fo:color="#000000" style:text-position="0% 100%" fo:font-size="9pt" fo:letter-spacing="normal" fo:language="en" fo:country="US" style:font-size-asian="9pt" style:language-asian="en" style:country-asian="US" style:font-size-complex="9pt" style:language-complex="en" style:country-complex="US" style:text-scale="100%"/>
    </style:style>
    <style:style style:name="CharStyle30" style:family="text" style:parent-style-name="CharStyle10">
      <style:text-properties fo:color="#000000" style:text-position="0% 100%" fo:font-size="6.5pt" fo:letter-spacing="normal" fo:language="en" fo:country="US" style:font-size-asian="6.5pt" style:language-asian="en" style:country-asian="US" style:font-size-complex="6.5pt" style:language-complex="en" style:country-complex="US" style:text-scale="200%"/>
    </style:style>
    <style:style style:name="DropCap9" style:family="text">
      <style:text-properties fo:color="#000000" style:text-line-through-style="none" style:text-line-through-type="none" style:text-position="33%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32" style:family="text" style:parent-style-name="CharStyle4">
      <style:text-properties fo:color="#000000" style:text-position="0% 100%" style:font-name="David" fo:font-family="David" fo:font-size="9.5pt" fo:letter-spacing="-0.0071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33" style:family="text" style:parent-style-name="CharStyle10">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34" style:family="text" style:parent-style-name="CharStyle10">
      <style:text-properties fo:color="#000000" style:text-position="0% 100%" fo:font-size="7.5pt" fo:letter-spacing="normal" fo:language="en" fo:country="US" fo:font-weight="normal" style:font-size-asian="7.5pt" style:language-asian="en" style:country-asian="US" style:font-weight-asian="normal" style:font-size-complex="7.5pt" style:language-complex="en" style:country-complex="US" style:font-weight-complex="normal" style:text-scale="100%"/>
    </style:style>
    <style:style style:name="DropCap10" style:family="text">
      <style:text-properties fo:color="#000000" style:text-line-through-style="none" style:text-line-through-type="none" style:text-position="24% 58%" style:font-name="Georgia" fo:font-family="Georgia" fo:font-size="25pt" fo:letter-spacing="normal" fo:font-style="normal" style:text-underline-style="none" fo:font-weight="normal" style:font-name-asian="Georgia" style:font-family-asian="Georgia" style:font-size-asian="25pt" style:font-style-asian="normal" style:font-weight-asian="normal" style:font-name-complex="Georgia" style:font-family-complex="Georgia" style:font-size-complex="25pt" style:font-style-complex="normal" style:font-weight-complex="normal" style:text-scale="100%"/>
    </style:style>
    <style:style style:name="CharStyle36" style:family="text" style:parent-style-name="CharStyle10">
      <style:text-properties fo:color="#000000" style:text-position="0% 100%" style:font-name="David" fo:font-family="David" fo:font-size="10.5pt" fo:letter-spacing="normal" fo:language="en" fo:country="US" fo:font-style="italic" style:font-name-asian="David" style:font-family-asian="David" style:font-size-asian="10.5pt" style:language-asian="en" style:country-asian="US" style:font-style-asian="italic" style:font-name-complex="David" style:font-family-complex="David" style:font-size-complex="10.5pt" style:language-complex="en" style:country-complex="US" style:font-style-complex="italic" style:text-scale="100%"/>
    </style:style>
    <style:style style:name="DropCap11" style:family="text">
      <style:text-properties fo:color="#000000" style:text-line-through-style="none" style:text-line-through-type="none" style:text-position="33%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38" style:family="text" style:parent-style-name="CharStyle7">
      <style:text-properties fo:color="#000000" style:text-position="0% 100%" fo:font-size="10pt" fo:letter-spacing="normal" fo:language="en" fo:country="US" fo:font-weight="normal" style:font-size-asian="10pt" style:language-asian="en" style:country-asian="US" style:font-weight-asian="normal" style:font-size-complex="10pt" style:language-complex="en" style:country-complex="US" style:font-weight-complex="normal" style:text-scale="100%"/>
    </style:style>
    <style:style style:name="CharStyle39" style:family="text" style:parent-style-name="CharStyle10">
      <style:text-properties fo:color="#000000" style:text-position="0% 100%" fo:font-size="7pt" fo:letter-spacing="normal" fo:language="en" fo:country="US" fo:font-weight="bold" style:font-size-asian="7pt" style:language-asian="en" style:country-asian="US" style:font-weight-asian="bold" style:font-size-complex="7pt" style:language-complex="en" style:country-complex="US" style:font-weight-complex="bold" style:text-scale="100%"/>
    </style:style>
    <style:style style:name="CharStyle4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42" style:family="text" style:parent-style-name="CharStyle10">
      <style:text-properties fo:color="#000000" style:text-position="0% 100%" fo:font-size="8.5pt" fo:letter-spacing="-0.0071in"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43" style:family="text" style:parent-style-name="CharStyle7">
      <style:text-properties fo:color="#000000" style:text-position="0% 100%" style:font-name="Georgia" fo:font-family="Georgia" fo:font-size="10pt" fo:letter-spacing="normal" fo:language="en" fo:country="US" style:font-name-asian="Georgia" style:font-family-asian="Georgia" style:font-size-asian="10pt" style:language-asian="en" style:country-asian="US" style:font-name-complex="Georgia" style:font-family-complex="Georgia" style:font-size-complex="10pt" style:language-complex="en" style:country-complex="US" style:text-scale="100%"/>
    </style:style>
    <style:style style:name="CharStyle44" style:family="text" style:parent-style-name="CharStyle7">
      <style:text-properties fo:color="#000000" style:text-position="0% 100%" fo:letter-spacing="normal" fo:language="en" fo:country="US" style:language-asian="en" style:country-asian="US" style:language-complex="en" style:country-complex="US" style:text-scale="100%"/>
    </style:style>
    <style:style style:name="CharStyle45" style:family="text" style:parent-style-name="CharStyle10">
      <style:text-properties fo:color="#000000" style:text-position="0% 100%" fo:font-size="8.5pt" fo:letter-spacing="-0.0071in" fo:language="en" fo:country="US" style:font-size-asian="8.5pt" style:language-asian="en" style:country-asian="US" style:font-size-complex="8.5pt" style:language-complex="en" style:country-complex="US" style:text-scale="100%"/>
    </style:style>
    <style:style style:name="CharStyle46" style:family="text" style:parent-style-name="CharStyle7">
      <style:text-properties fo:color="#000000" style:text-position="0% 100%" fo:font-size="10pt" fo:letter-spacing="normal" fo:language="en" fo:country="US" fo:font-weight="normal" style:font-size-asian="10pt" style:language-asian="en" style:country-asian="US" style:font-weight-asian="normal" style:font-size-complex="10pt" style:language-complex="en" style:country-complex="US" style:font-weight-complex="normal"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3" style:family="paragraph" style:parent-style-name="Footer" style:master-page-name="">
      <style:paragraph-properties style:page-number="auto"/>
      <style:text-properties fo:font-size="1pt" style:font-size-asian="1pt" style:font-size-complex="1pt"/>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35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34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99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01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72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66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65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34in" style:type="right"/>
        </style:tab-stops>
      </style:paragraph-properties>
    </style:style>
    <style:style style:name="M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29in" style:type="right"/>
        </style:tab-stops>
      </style:paragraph-properties>
    </style:style>
    <style:style style:name="M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01in" style:type="right"/>
        </style:tab-stops>
      </style:paragraph-properties>
    </style:style>
    <style:style style:name="M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M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1516in" fo:margin-left="0in" fo:margin-right="0in" fo:margin-bottom="0in"/>
      </style:header-style>
      <style:footer-style>
        <style:header-footer-properties fo:min-height="1.1516in" fo:margin-left="0in" fo:margin-right="0in" fo:margin-top="1.1516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429in" fo:margin-left="0in" fo:margin-right="0in" fo:margin-bottom="0in"/>
      </style:header-style>
      <style:footer-style>
        <style:header-footer-properties fo:min-height="3.6228in" fo:margin-left="0in" fo:margin-right="0in" fo:margin-top="3.6228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016in" fo:margin-left="0in" fo:margin-right="0in" fo:margin-bottom="0in"/>
      </style:header-style>
      <style:footer-style>
        <style:header-footer-properties fo:min-height="3.5618in" fo:margin-left="0in" fo:margin-right="0in" fo:margin-top="3.5618in"/>
      </style:footer-style>
    </style:page-layout>
  </office:automatic-styles>
  <office:master-styles>
    <style:master-page style:name="Standard" style:page-layout-name="Mpm1"/>
    <style:master-page style:name="PageStyle0" style:page-layout-name="Mpm2">
      <style:header>
        <text:p text:style-name="MP1"><draw:frame draw:style-name="Mfr1" draw:name="Frame1" text:anchor-type="paragraph" svg:x="2.4252in" svg:y="0.8319in" draw:z-index="0"><draw:text-box fo:min-height="0.1402in" fo:min-width="0.7866in"><text:p text:style-name="MP2"><text:span text:style-name="CharStyle8">1 KINGS</text:span></text:p></draw:text-box></draw:frame></text:p>
      </style:header>
      <style:header-left>
        <text:p text:style-name="MP1"><draw:frame draw:style-name="Mfr1" draw:name="1" text:anchor-type="paragraph" svg:x="2.4252in" svg:y="0.8319in" draw:z-index="0"><draw:text-box fo:min-height="0.1402in" fo:min-width="0.7866in"><text:p text:style-name="MP2"><text:span text:style-name="CharStyle8">1 KINGS</text:span></text:p></draw:text-box></draw:frame></text:p>
      </style:header-left>
      <style:footer>
        <text:p text:style-name="MP3"/>
      </style:footer>
      <style:footer-left>
        <text:p text:style-name="MP3"/>
      </style:footer-left>
    </style:master-page>
    <style:master-page style:name="PageStyle1" style:page-layout-name="Mpm3">
      <style:header>
        <text:p text:style-name="MP1"><draw:frame draw:style-name="Mfr1" draw:name="2" text:anchor-type="paragraph" svg:x="1.5764in" svg:y="0.5165in" draw:z-index="8"><draw:text-box fo:min-height="0.1035in" fo:min-width="2.3835in"><text:p text:style-name="MP4"><text:span text:style-name="CharStyle13">S80<text:tab/>1 KINGS 1</text:span></text:p></draw:text-box></draw:frame></text:p>
      </style:header>
      <style:footer>
        <text:p text:style-name="MP3"/>
      </style:footer>
    </style:master-page>
    <style:master-page style:name="PageStyle2" style:page-layout-name="Mpm3">
      <style:header>
        <text:p text:style-name="MP1"><draw:frame draw:style-name="Mfr1" draw:name="3" text:anchor-type="paragraph" svg:x="3.2571in" svg:y="0.5201in" draw:z-index="9"><draw:text-box fo:min-height="0.1in" fo:min-width="2.3634in"><text:p text:style-name="MP5"><text:span text:style-name="CharStyle13">1 KINGS </text:span><text:span text:style-name="CharStyle14">Z<text:tab/></text:span><text:page-number text:select-page="current">381</text:page-number></text:p></draw:text-box></draw:frame></text:p>
      </style:header>
      <style:header-left>
        <text:p text:style-name="MP1"><draw:frame draw:style-name="Mfr1" draw:name="4" text:anchor-type="paragraph" svg:x="3.2571in" svg:y="0.5201in" draw:z-index="0"><draw:text-box fo:min-height="0.1in" fo:min-width="2.3634in"><text:p text:style-name="MP5"><text:span text:style-name="CharStyle13">1 KINGS </text:span><text:span text:style-name="CharStyle14">Z<text:tab/></text:span><text:page-number text:select-page="current">382</text:page-number></text:p></draw:text-box></draw:frame></text:p>
      </style:header-left>
      <style:footer>
        <text:p text:style-name="MP3"/>
      </style:footer>
      <style:footer-left>
        <text:p text:style-name="MP3"/>
      </style:footer-left>
    </style:master-page>
    <style:master-page style:name="PageStyle3" style:page-layout-name="Mpm3">
      <style:header>
        <text:p text:style-name="MP1"><draw:frame draw:style-name="Mfr1" draw:name="5" text:anchor-type="paragraph" svg:x="3.2465in" svg:y="0.5165in" draw:z-index="1"><draw:text-box fo:min-height="0.1035in" fo:min-width="2.3799in"><text:p text:style-name="MP6"><text:span text:style-name="CharStyle13">1 KINGS 3<text:tab/></text:span><text:page-number text:select-page="current">383</text:page-number></text:p></draw:text-box></draw:frame></text:p>
      </style:header>
      <style:header-left>
        <text:p text:style-name="MP1"><draw:frame draw:style-name="Mfr1" draw:name="6" text:anchor-type="paragraph" svg:x="1.5516in" svg:y="0.5201in" draw:z-index="10"><draw:text-box fo:min-height="0.1in" fo:min-width="2.3835in"><text:p text:style-name="MP4"><text:page-number text:select-page="current">384</text:page-number><text:span text:style-name="CharStyle13"><text:tab/>1 KINGS </text:span><text:span text:style-name="CharStyle14">2</text:span></text:p></draw:text-box></draw:frame></text:p>
      </style:header-left>
      <style:footer>
        <text:p text:style-name="MP3"/>
      </style:footer>
      <style:footer-left>
        <text:p text:style-name="MP3"/>
      </style:footer-left>
    </style:master-page>
    <style:master-page style:name="PageStyle4" style:page-layout-name="Mpm3">
      <style:header>
        <text:p text:style-name="MP1"><draw:frame draw:style-name="Mfr1" draw:name="7" text:anchor-type="paragraph" svg:x="3.2547in" svg:y="0.5098in" draw:z-index="2"><draw:text-box fo:min-height="0.1035in" fo:min-width="2.3701in"><text:p text:style-name="MP7"><text:span text:style-name="CharStyle13">1 KINGS 6<text:tab/></text:span><text:page-number text:select-page="current">387</text:page-number></text:p></draw:text-box></draw:frame></text:p>
      </style:header>
      <style:header-left>
        <text:p text:style-name="MP1"><draw:frame draw:style-name="Mfr1" draw:name="8" text:anchor-type="paragraph" svg:x="1.5402in" svg:y="0.4799in" draw:z-index="12"><draw:text-box fo:min-height="0.1402in" fo:min-width="2.3736in"><text:p text:style-name="MP8"><text:page-number text:select-page="current">386</text:page-number><text:span text:style-name="CharStyle13"><text:tab/>1 KINGS 7</text:span></text:p></draw:text-box></draw:frame></text:p>
      </style:header-left>
      <style:footer>
        <text:p text:style-name="MP3"/>
      </style:footer>
      <style:footer-left>
        <text:p text:style-name="MP3"/>
      </style:footer-left>
    </style:master-page>
    <style:master-page style:name="PageStyle5" style:page-layout-name="Mpm3">
      <style:header>
        <text:p text:style-name="MP1"><draw:frame draw:style-name="Mfr1" draw:name="9" text:anchor-type="paragraph" svg:x="3.2547in" svg:y="0.5098in" draw:z-index="14"><draw:text-box fo:min-height="0.1035in" fo:min-width="2.3701in"><text:p text:style-name="MP7"><text:span text:style-name="CharStyle13">1 KINGS 6<text:tab/></text:span><text:page-number text:select-page="current">387</text:page-number></text:p></draw:text-box></draw:frame></text:p>
      </style:header>
      <style:header-left>
        <text:p text:style-name="MP1"><draw:frame draw:style-name="Mfr1" draw:name="10" text:anchor-type="paragraph" svg:x="3.2547in" svg:y="0.5098in" draw:z-index="0"><draw:text-box fo:min-height="0.1035in" fo:min-width="2.3701in"><text:p text:style-name="MP7"><text:span text:style-name="CharStyle13">1 KINGS 6<text:tab/></text:span><text:page-number text:select-page="current">388</text:page-number></text:p></draw:text-box></draw:frame></text:p>
      </style:header-left>
      <style:footer>
        <text:p text:style-name="MP3"/>
      </style:footer>
      <style:footer-left>
        <text:p text:style-name="MP3"/>
      </style:footer-left>
    </style:master-page>
    <style:master-page style:name="PageStyle6" style:page-layout-name="Mpm3">
      <style:header>
        <text:p text:style-name="MP1"><draw:frame draw:style-name="Mfr1" draw:name="11" text:anchor-type="paragraph" svg:x="3.2465in" svg:y="0.5236in" draw:z-index="3"><draw:text-box fo:min-height="0.1035in" fo:min-width="2.3764in"><text:p text:style-name="MP9"><text:span text:style-name="CharStyle13">1 KINGS 7<text:tab/></text:span><text:page-number text:select-page="current">389</text:page-number></text:p></draw:text-box></draw:frame></text:p>
      </style:header>
      <style:header-left>
        <text:p text:style-name="MP1"><draw:frame draw:style-name="Mfr1" draw:name="12" text:anchor-type="paragraph" svg:x="1.5402in" svg:y="0.4799in" draw:z-index="16"><draw:text-box fo:min-height="0.1402in" fo:min-width="2.3736in"><text:p text:style-name="MP8"><text:page-number text:select-page="current">390</text:page-number><text:span text:style-name="CharStyle13"><text:tab/>1 KINGS 7</text:span></text:p></draw:text-box></draw:frame></text:p>
      </style:header-left>
      <style:footer>
        <text:p text:style-name="MP3"/>
      </style:footer>
      <style:footer-left>
        <text:p text:style-name="MP3"/>
      </style:footer-left>
    </style:master-page>
    <style:master-page style:name="PageStyle7" style:page-layout-name="Mpm3">
      <style:header>
        <text:p text:style-name="MP1"><draw:frame draw:style-name="Mfr1" draw:name="13" text:anchor-type="paragraph" svg:x="1.5335in" svg:y="0.5264in" draw:z-index="0"><draw:text-box fo:min-height="0.1134in" fo:min-width="2.3866in"><text:p text:style-name="MP10"><text:page-number text:select-page="current">391</text:page-number><text:span text:style-name="CharStyle13"><text:tab/>i KINGS 8</text:span></text:p></draw:text-box></draw:frame></text:p>
      </style:header>
      <style:header-left>
        <text:p text:style-name="MP1"><draw:frame draw:style-name="Mfr1" draw:name="14" text:anchor-type="paragraph" svg:x="1.5335in" svg:y="0.5264in" draw:z-index="17"><draw:text-box fo:min-height="0.1134in" fo:min-width="2.3866in"><text:p text:style-name="MP10"><text:page-number text:select-page="current">390</text:page-number><text:span text:style-name="CharStyle13"><text:tab/>i KINGS 8</text:span></text:p></draw:text-box></draw:frame></text:p>
      </style:header-left>
      <style:footer>
        <text:p text:style-name="MP3"/>
      </style:footer>
      <style:footer-left>
        <text:p text:style-name="MP3"/>
      </style:footer-left>
    </style:master-page>
    <style:master-page style:name="PageStyle8" style:page-layout-name="Mpm3">
      <style:header>
        <text:p text:style-name="MP1"><draw:frame draw:style-name="Mfr1" draw:name="15" text:anchor-type="paragraph" svg:x="3.2516in" svg:y="0.5165in" draw:z-index="18"><draw:text-box fo:min-height="0.1035in" fo:min-width="2.3701in"><text:p text:style-name="MP7"><text:span text:style-name="CharStyle13">1 KINGS 8<text:tab/></text:span><text:page-number text:select-page="current">393</text:page-number></text:p></draw:text-box></draw:frame></text:p>
      </style:header>
      <style:header-left>
        <text:p text:style-name="MP1"><draw:frame draw:style-name="Mfr1" draw:name="16" text:anchor-type="paragraph" svg:x="1.5402in" svg:y="0.4929in" draw:z-index="4"><draw:text-box fo:min-height="0.1264in" fo:min-width="2.4098in"><text:p text:style-name="MP11"><text:page-number text:select-page="current">392</text:page-number><text:span text:style-name="CharStyle13"><text:tab/>1 KINGS 10</text:span></text:p></draw:text-box></draw:frame></text:p>
      </style:header-left>
      <style:footer>
        <text:p text:style-name="MP3"/>
      </style:footer>
      <style:footer-left>
        <text:p text:style-name="MP3"/>
      </style:footer-left>
    </style:master-page>
    <style:master-page style:name="PageStyle9" style:page-layout-name="Mpm3">
      <style:header>
        <text:p text:style-name="MP1"><draw:frame draw:style-name="Mfr1" draw:name="17" text:anchor-type="paragraph" svg:x="3.2665in" svg:y="0.5134in" draw:z-index="19"><draw:text-box fo:min-height="0.1071in" fo:min-width="2.3764in"><text:p text:style-name="MP9"><text:span text:style-name="CharStyle13">1 KINGS 9<text:tab/>39S</text:span></text:p></draw:text-box></draw:frame></text:p>
      </style:header>
      <style:footer>
        <text:p text:style-name="MP3"/>
      </style:footer>
    </style:master-page>
    <style:master-page style:name="PageStyle10" style:page-layout-name="Mpm3">
      <style:header>
        <text:p text:style-name="MP1"><draw:frame draw:style-name="Mfr1" draw:name="18" text:anchor-type="paragraph" svg:x="1.5402in" svg:y="0.4929in" draw:z-index="20"><draw:text-box fo:min-height="0.1264in" fo:min-width="2.4098in"><text:p text:style-name="MP11"><text:page-number text:select-page="current">394</text:page-number><text:span text:style-name="CharStyle13"><text:tab/>1 KINGS 10</text:span></text:p></draw:text-box></draw:frame></text:p>
      </style:header>
      <style:footer>
        <text:p text:style-name="MP3"/>
      </style:footer>
    </style:master-page>
    <style:master-page style:name="PageStyle11" style:page-layout-name="Mpm3">
      <style:header>
        <text:p text:style-name="MP1"><draw:frame draw:style-name="Mfr1" draw:name="19" text:anchor-type="paragraph" svg:x="3.2083in" svg:y="0.55in" draw:z-index="21"><draw:text-box fo:min-height="0.1035in" fo:min-width="2.3965in"><text:p text:style-name="MP12"><text:span text:style-name="CharStyle13">1 KINGS 10<text:tab/>895</text:span></text:p></draw:text-box></draw:frame></text:p>
      </style:header>
      <style:footer>
        <text:p text:style-name="MP3"/>
      </style:footer>
    </style:master-page>
    <style:master-page style:name="PageStyle12" style:page-layout-name="Mpm3">
      <style:header>
        <text:p text:style-name="MP1"><draw:frame draw:style-name="Mfr1" draw:name="20" text:anchor-type="paragraph" svg:x="1.5417in" svg:y="0.5in" draw:z-index="0"><draw:text-box fo:min-height="0.1201in" fo:min-width="2.4134in"><text:p text:style-name="MP13"><text:page-number text:select-page="current">397</text:page-number><text:span text:style-name="CharStyle13"><text:tab/>1 KINGS 11</text:span></text:p></draw:text-box></draw:frame></text:p>
      </style:header>
      <style:header-left>
        <text:p text:style-name="MP1"><draw:frame draw:style-name="Mfr1" draw:name="21" text:anchor-type="paragraph" svg:x="1.5417in" svg:y="0.5in" draw:z-index="22"><draw:text-box fo:min-height="0.1201in" fo:min-width="2.4134in"><text:p text:style-name="MP13"><text:page-number text:select-page="current">396</text:page-number><text:span text:style-name="CharStyle13"><text:tab/>1 KINGS 11</text:span></text:p></draw:text-box></draw:frame></text:p>
      </style:header-left>
      <style:footer>
        <text:p text:style-name="MP3"/>
      </style:footer>
      <style:footer-left>
        <text:p text:style-name="MP3"/>
      </style:footer-left>
    </style:master-page>
    <style:master-page style:name="PageStyle13" style:page-layout-name="Mpm3">
      <style:header>
        <text:p text:style-name="MP1"><draw:frame draw:style-name="Mfr1" draw:name="22" text:anchor-type="paragraph" svg:x="3.5126in" svg:y="0.5665in" draw:z-index="24"><draw:text-box fo:min-height="0.1035in" fo:min-width="2.3929in"><text:p text:style-name="MP14"><text:span text:style-name="CharStyle13">1 KINGS 13<text:tab/></text:span><text:page-number text:select-page="current">399</text:page-number></text:p></draw:text-box></draw:frame></text:p>
      </style:header>
      <style:header-left>
        <text:p text:style-name="MP1"><draw:frame draw:style-name="Mfr1" draw:name="23" text:anchor-type="paragraph" svg:x="1.5717in" svg:y="0.5598in" draw:z-index="13"><draw:text-box fo:min-height="0.1134in" fo:min-width="2.4201in"><text:p text:style-name="MP15"><text:page-number text:select-page="current">400</text:page-number><text:span text:style-name="CharStyle13"><text:tab/>1 KINGS 12</text:span></text:p></draw:text-box></draw:frame></text:p>
      </style:header-left>
      <style:footer>
        <text:p text:style-name="MP3"/>
      </style:footer>
      <style:footer-left>
        <text:p text:style-name="MP3"/>
      </style:footer-left>
    </style:master-page>
    <style:master-page style:name="PageStyle14" style:page-layout-name="Mpm4">
      <style:header>
        <text:p text:style-name="MP1"><draw:frame draw:style-name="Mfr1" draw:name="24" text:anchor-type="paragraph" svg:x="3.4673in" svg:y="0.611in" draw:z-index="15"><draw:text-box fo:min-height="0.1098in" fo:min-width="2.4in"><text:p text:style-name="MP16"><text:span text:style-name="CharStyle13">1 KINGS 14<text:tab/></text:span><text:page-number text:select-page="current">403</text:page-number></text:p></draw:text-box></draw:frame></text:p>
      </style:header>
      <style:header-left>
        <text:p text:style-name="MP1"><draw:frame draw:style-name="Mfr1" draw:name="25" text:anchor-type="paragraph" svg:x="1.8173in" svg:y="0.5681in" draw:z-index="27"><draw:text-box fo:min-height="0.1098in" fo:min-width="2.4098in"><text:p text:style-name="MP11"><text:page-number text:select-page="current">402</text:page-number><text:span text:style-name="CharStyle13"><text:tab/>1 KINGS 15</text:span></text:p></draw:text-box></draw:frame></text:p>
      </style:header-left>
      <style:footer>
        <text:p text:style-name="MP3"/>
      </style:footer>
      <style:footer-left>
        <text:p text:style-name="MP3"/>
      </style:footer-left>
    </style:master-page>
    <style:master-page style:name="PageStyle15" style:page-layout-name="Mpm4">
      <style:header>
        <text:p text:style-name="MP1"><draw:frame draw:style-name="Mfr1" draw:name="26" text:anchor-type="paragraph" svg:x="3.4839in" svg:y="0.5846in" draw:z-index="29"><draw:text-box fo:min-height="0.1035in" fo:min-width="2.3929in"><text:p text:style-name="MP14"><text:span text:style-name="CharStyle13">1 KINGS 21<text:tab/></text:span><text:page-number text:select-page="current">407</text:page-number></text:p></draw:text-box></draw:frame></text:p>
      </style:header>
      <style:header-left>
        <text:p text:style-name="MP1"><draw:frame draw:style-name="Mfr1" draw:name="27" text:anchor-type="paragraph" svg:x="1.8327in" svg:y="0.5681in" draw:z-index="31"><draw:text-box fo:min-height="0.1134in" fo:min-width="2.4071in"><text:p text:style-name="MP17"><text:page-number text:select-page="current">406</text:page-number><text:span text:style-name="CharStyle13"><text:tab/>1 KINGS 18</text:span></text:p></draw:text-box></draw:frame></text:p>
      </style:header-left>
      <style:footer>
        <text:p text:style-name="MP3"/>
      </style:footer>
      <style:footer-left>
        <text:p text:style-name="MP3"/>
      </style:footer-left>
    </style:master-page>
    <style:master-page style:name="PageStyle16" style:page-layout-name="Mpm4">
      <style:header>
        <text:p text:style-name="MP1"><draw:frame draw:style-name="Mfr1" draw:name="28" text:anchor-type="paragraph" svg:x="3.4874in" svg:y="0.5882in" draw:z-index="32"><draw:text-box fo:min-height="0.1035in" fo:min-width="2.4in"><text:p text:style-name="MP16"><text:span text:style-name="CharStyle13">1 KINGS 18<text:tab/>•107</text:span></text:p></draw:text-box></draw:frame></text:p>
      </style:header>
      <style:footer>
        <text:p text:style-name="MP3"/>
      </style:footer>
    </style:master-page>
    <style:master-page style:name="PageStyle17" style:page-layout-name="Mpm4">
      <style:header>
        <text:p text:style-name="MP1"><draw:frame draw:style-name="Mfr1" draw:name="29" text:anchor-type="paragraph" svg:x="3.4839in" svg:y="0.5846in" draw:z-index="26"><draw:text-box fo:min-height="0.1035in" fo:min-width="2.3929in"><text:p text:style-name="MP14"><text:span text:style-name="CharStyle13">1 KINGS 21<text:tab/></text:span><text:page-number text:select-page="current">411</text:page-number></text:p></draw:text-box></draw:frame></text:p>
      </style:header>
      <style:header-left>
        <text:p text:style-name="MP1"><draw:frame draw:style-name="Mfr1" draw:name="30" text:anchor-type="paragraph" svg:x="1.8291in" svg:y="0.5752in" draw:z-index="34"><draw:text-box fo:min-height="0.1in" fo:min-width="2.3965in"><text:p text:style-name="MP12"><text:page-number text:select-page="current">410</text:page-number><text:span text:style-name="CharStyle38"><text:tab/></text:span><text:span text:style-name="CharStyle13">1 KINGS 21</text:span></text:p></draw:text-box></draw:frame></text:p>
      </style:header-left>
      <style:footer>
        <text:p text:style-name="MP3"/>
      </style:footer>
      <style:footer-left>
        <text:p text:style-name="MP3"/>
      </style:footer-left>
    </style:master-page>
    <style:master-page style:name="PageStyle18" style:page-layout-name="Mpm4">
      <style:header>
        <text:p text:style-name="MP1"><draw:frame draw:style-name="Mfr1" draw:name="31" text:anchor-type="paragraph" svg:x="3.4602in" svg:y="0.5846in" draw:z-index="35"><draw:text-box fo:min-height="0.1035in" fo:min-width="2.3835in"><text:p text:style-name="MP4"><text:span text:style-name="CharStyle43">1 KINGS 20<text:tab/></text:span><text:page-number text:select-page="current">411</text:page-number></text:p></draw:text-box></draw:frame></text:p>
      </style:header>
      <style:header-left>
        <text:p text:style-name="MP1"><draw:frame draw:style-name="Mfr1" draw:name="32" text:anchor-type="paragraph" svg:x="3.4602in" svg:y="0.5846in" draw:z-index="0"><draw:text-box fo:min-height="0.1035in" fo:min-width="2.3835in"><text:p text:style-name="MP4"><text:span text:style-name="CharStyle43">1 KINGS 20<text:tab/></text:span><text:page-number text:select-page="current">412</text:page-number></text:p></draw:text-box></draw:frame></text:p>
      </style:header-left>
      <style:footer>
        <text:p text:style-name="MP3"/>
      </style:footer>
      <style:footer-left>
        <text:p text:style-name="MP3"/>
      </style:footer-left>
    </style:master-page>
    <style:master-page style:name="PageStyle19" style:page-layout-name="Mpm4">
      <style:header>
        <text:p text:style-name="MP1"><draw:frame draw:style-name="Mfr1" draw:name="33" text:anchor-type="paragraph" svg:x="1.8189in" svg:y="0.5646in" draw:z-index="36"><draw:text-box fo:min-height="0.1264in" fo:min-width="2.4098in"><text:p text:style-name="MP11"><text:page-number text:select-page="current">412</text:page-number><text:span text:style-name="CharStyle44"><text:tab/></text:span><text:span text:style-name="CharStyle43">1 KINGS 20</text:span></text:p></draw:text-box></draw:frame></text:p>
      </style:header>
      <style:footer>
        <text:p text:style-name="MP3"/>
      </style:footer>
    </style:master-page>
    <style:master-page style:name="PageStyle20" style:page-layout-name="Mpm4">
      <style:header>
        <text:p text:style-name="MP1"><draw:frame draw:style-name="Mfr1" draw:name="34" text:anchor-type="paragraph" svg:x="3.4602in" svg:y="0.5846in" draw:z-index="38"><draw:text-box fo:min-height="0.1035in" fo:min-width="2.3835in"><text:p text:style-name="MP4"><text:span text:style-name="CharStyle43">1 KINGS 20<text:tab/></text:span><text:page-number text:select-page="current">413</text:page-number></text:p></draw:text-box></draw:frame></text:p>
      </style:header>
      <style:header-left>
        <text:p text:style-name="MP1"><draw:frame draw:style-name="Mfr1" draw:name="35" text:anchor-type="paragraph" svg:x="3.4602in" svg:y="0.5846in" draw:z-index="0"><draw:text-box fo:min-height="0.1035in" fo:min-width="2.3835in"><text:p text:style-name="MP4"><text:span text:style-name="CharStyle43">1 KINGS 20<text:tab/></text:span><text:page-number text:select-page="current">414</text:page-number></text:p></draw:text-box></draw:frame></text:p>
      </style:header-left>
      <style:footer>
        <text:p text:style-name="MP3"/>
      </style:footer>
      <style:footer-left>
        <text:p text:style-name="MP3"/>
      </style:footer-left>
    </style:master-page>
    <style:master-page style:name="PageStyle21" style:page-layout-name="Mpm4">
      <style:header>
        <text:p text:style-name="MP1"><draw:frame draw:style-name="Mfr1" draw:name="36" text:anchor-type="paragraph" svg:x="3.4925in" svg:y="0.5811in" draw:z-index="37"><draw:text-box fo:min-height="0.1098in" fo:min-width="2.3929in"><text:p text:style-name="MP14"><text:span text:style-name="CharStyle43">1 KINGS 22<text:tab/></text:span><text:page-number text:select-page="current">415</text:page-number></text:p></draw:text-box></draw:frame></text:p>
      </style:header>
      <style:header-left>
        <text:p text:style-name="MP1"><draw:frame draw:style-name="Mfr1" draw:name="37" text:anchor-type="paragraph" svg:x="1.8189in" svg:y="0.5646in" draw:z-index="39"><draw:text-box fo:min-height="0.1264in" fo:min-width="2.4098in"><text:p text:style-name="MP11"><text:page-number text:select-page="current">416</text:page-number><text:span text:style-name="CharStyle44"><text:tab/></text:span><text:span text:style-name="CharStyle43">1 KINGS 20</text:span></text:p></draw:text-box></draw:frame></text:p>
      </style:header-left>
      <style:footer>
        <text:p text:style-name="MP3"/>
      </style:footer>
      <style:footer-left>
        <text:p text:style-name="M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3" meta:object-count="0" meta:page-count="37" meta:paragraph-count="513" meta:word-count="21828" meta:character-count="113526" meta:non-whitespace-character-count="92235"/>
    <meta:generator>LibreOffice/4.4.5.2$Windows_x86 LibreOffice_project/a22f674fd25a3b6f45bdebf25400ed2adff0ff99</meta:generator>
  </office:meta>
</office:document-meta>
</file>